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Ubuntu Mono" svg:font-family="'Ubuntu Mono'" style:font-family-generic="roman"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1.5in"/>
    </style:style>
    <style:style style:name="Table3.C" style:family="table-column">
      <style:table-column-properties style:column-width="4.4271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0.3125in"/>
    </style:style>
    <style:style style:name="Table1.C" style:family="table-column">
      <style:table-column-properties style:column-width="1.125in"/>
    </style:style>
    <style:style style:name="Table1.D" style:family="table-column">
      <style:table-column-properties style:column-width="0.8479in"/>
    </style:style>
    <style:style style:name="Table1.E" style:family="table-column">
      <style:table-column-properties style:column-width="0.0271in"/>
    </style:style>
    <style:style style:name="Table1.F" style:family="table-column">
      <style:table-column-properties style:column-width="2.9271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F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Table6" style:family="table">
      <style:table-properties style:width="6.9271in" fo:margin-left="0in" table:align="left"/>
    </style:style>
    <style:style style:name="Table6.A" style:family="table-column">
      <style:table-column-properties style:column-width="1.5625in"/>
    </style:style>
    <style:style style:name="Table6.B" style:family="table-column">
      <style:table-column-properties style:column-width="1.5in"/>
    </style:style>
    <style:style style:name="Table6.C" style:family="table-column">
      <style:table-column-properties style:column-width="3.8646in"/>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5625in"/>
    </style:style>
    <style:style style:name="Table4.B" style:family="table-column">
      <style:table-column-properties style:column-width="1.5in"/>
    </style:style>
    <style:style style:name="Table4.C" style:family="table-column">
      <style:table-column-properties style:column-width="3.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71in" fo:margin-left="0in" table:align="left"/>
    </style:style>
    <style:style style:name="Table5.A" style:family="table-column">
      <style:table-column-properties style:column-width="1.5625in"/>
    </style:style>
    <style:style style:name="Table5.B" style:family="table-column">
      <style:table-column-properties style:column-width="1.4375in"/>
    </style:style>
    <style:style style:name="Table5.C" style:family="table-column">
      <style:table-column-properties style:column-width="3.9271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text-properties officeooo:rsid="000a9844" officeooo:paragraph-rsid="000a9844"/>
    </style:style>
    <style:style style:name="P2" style:family="paragraph" style:parent-style-name="Preformatted_20_Text">
      <style:text-properties officeooo:rsid="000a9844" officeooo:paragraph-rsid="000a9844"/>
    </style:style>
    <style:style style:name="P3" style:family="paragraph" style:parent-style-name="Preformatted_20_Text">
      <style:text-properties officeooo:rsid="000a9844"/>
    </style:style>
    <style:style style:name="P4" style:family="paragraph" style:parent-style-name="Preformatted_20_Text">
      <style:text-properties officeooo:rsid="000a9844" officeooo:paragraph-rsid="03f2f658"/>
    </style:style>
    <style:style style:name="P5" style:family="paragraph" style:parent-style-name="Text_20_body">
      <style:text-properties officeooo:rsid="0010efac" officeooo:paragraph-rsid="0010efac"/>
    </style:style>
    <style:style style:name="P6" style:family="paragraph" style:parent-style-name="Preformatted_20_Text">
      <style:text-properties officeooo:rsid="0010efac" officeooo:paragraph-rsid="0010efac"/>
    </style:style>
    <style:style style:name="P7" style:family="paragraph" style:parent-style-name="Text_20_body">
      <style:text-properties officeooo:paragraph-rsid="002c9d15"/>
    </style:style>
    <style:style style:name="P8" style:family="paragraph" style:parent-style-name="Table_20_Contents">
      <style:text-properties officeooo:paragraph-rsid="002c9d15"/>
    </style:style>
    <style:style style:name="P9" style:family="paragraph" style:parent-style-name="Text_20_body">
      <style:text-properties officeooo:rsid="002c9d15" officeooo:paragraph-rsid="002c9d15"/>
    </style:style>
    <style:style style:name="P10" style:family="paragraph" style:parent-style-name="Table_20_Contents">
      <style:text-properties officeooo:rsid="002c9d15" officeooo:paragraph-rsid="002c9d15"/>
    </style:style>
    <style:style style:name="P11" style:family="paragraph" style:parent-style-name="Table_20_Contents">
      <style:paragraph-properties fo:text-align="center" style:justify-single-word="false"/>
      <style:text-properties officeooo:rsid="002c9d15" officeooo:paragraph-rsid="002c9d15"/>
    </style:style>
    <style:style style:name="P12" style:family="paragraph" style:parent-style-name="Text_20_body">
      <style:text-properties officeooo:rsid="004e15df" officeooo:paragraph-rsid="004e15df"/>
    </style:style>
    <style:style style:name="P13" style:family="paragraph" style:parent-style-name="Text_20_body">
      <style:text-properties officeooo:paragraph-rsid="008e74c7"/>
    </style:style>
    <style:style style:name="P14" style:family="paragraph" style:parent-style-name="Text_20_body">
      <style:text-properties fo:font-style="normal" officeooo:rsid="008e74c7" officeooo:paragraph-rsid="008e74c7" style:font-style-asian="normal" style:font-style-complex="normal"/>
    </style:style>
    <style:style style:name="P15" style:family="paragraph" style:parent-style-name="Text_20_body">
      <style:text-properties fo:font-style="normal" officeooo:rsid="01da88cf" style:font-style-asian="normal" style:font-style-complex="normal"/>
    </style:style>
    <style:style style:name="P16" style:family="paragraph" style:parent-style-name="Text_20_body">
      <style:text-properties fo:font-style="normal" officeooo:rsid="01da88cf" officeooo:paragraph-rsid="01f7411c" style:font-style-asian="normal" style:font-style-complex="normal"/>
    </style:style>
    <style:style style:name="P17" style:family="paragraph" style:parent-style-name="Standard">
      <style:text-properties fo:font-style="normal" officeooo:rsid="01da88cf" officeooo:paragraph-rsid="01e094fd" style:font-style-asian="normal" style:font-style-complex="normal"/>
    </style:style>
    <style:style style:name="P18" style:family="paragraph" style:parent-style-name="Text_20_body">
      <style:text-properties fo:font-style="normal" officeooo:rsid="01ed6282" officeooo:paragraph-rsid="01ed6282" style:font-style-asian="normal" style:font-style-complex="normal"/>
    </style:style>
    <style:style style:name="P19" style:family="paragraph" style:parent-style-name="Text_20_body">
      <style:text-properties fo:font-style="normal" officeooo:rsid="01ed6282" officeooo:paragraph-rsid="03e03873" style:font-style-asian="normal" style:font-style-complex="normal"/>
    </style:style>
    <style:style style:name="P20" style:family="paragraph" style:parent-style-name="Text_20_body">
      <style:text-properties fo:font-style="normal" fo:font-weight="normal" officeooo:rsid="008e74c7" officeooo:paragraph-rsid="03df0df0" style:font-style-asian="normal" style:font-weight-asian="normal" style:font-style-complex="normal" style:font-weight-complex="normal"/>
    </style:style>
    <style:style style:name="P21" style:family="paragraph" style:parent-style-name="Text_20_body">
      <style:text-properties fo:font-style="normal" fo:font-weight="normal" officeooo:rsid="00901836" officeooo:paragraph-rsid="008e74c7" style:font-style-asian="normal" style:font-weight-asian="normal" style:font-style-complex="normal" style:font-weight-complex="normal"/>
    </style:style>
    <style:style style:name="P22" style:family="paragraph" style:parent-style-name="Text_20_body">
      <style:text-properties officeooo:rsid="002f13bc" officeooo:paragraph-rsid="002c9d15"/>
    </style:style>
    <style:style style:name="P23" style:family="paragraph" style:parent-style-name="Text_20_body">
      <style:text-properties officeooo:rsid="002f13bc" officeooo:paragraph-rsid="03fa302c"/>
    </style:style>
    <style:style style:name="P24" style:family="paragraph" style:parent-style-name="Preformatted_20_Text">
      <style:paragraph-properties fo:text-align="center" style:justify-single-word="false"/>
      <style:text-properties officeooo:rsid="002f13bc" officeooo:paragraph-rsid="002f13bc"/>
    </style:style>
    <style:style style:name="P25" style:family="paragraph" style:parent-style-name="Table_20_Contents">
      <style:text-properties officeooo:rsid="002f13bc" officeooo:paragraph-rsid="002f13bc"/>
    </style:style>
    <style:style style:name="P26" style:family="paragraph" style:parent-style-name="Text_20_body">
      <style:text-properties officeooo:paragraph-rsid="01909af7"/>
    </style:style>
    <style:style style:name="P27" style:family="paragraph" style:parent-style-name="Text_20_body">
      <style:text-properties officeooo:rsid="019a3381" officeooo:paragraph-rsid="019ae89a"/>
    </style:style>
    <style:style style:name="P28" style:family="paragraph" style:parent-style-name="Text_20_body">
      <style:text-properties officeooo:rsid="019ca913" officeooo:paragraph-rsid="019ca913"/>
    </style:style>
    <style:style style:name="P29" style:family="paragraph" style:parent-style-name="Text_20_body">
      <style:text-properties style:font-name="Liberation Mono" fo:font-size="10pt" fo:font-weight="bold" officeooo:rsid="01b2ac26" officeooo:paragraph-rsid="01b2ac26" style:font-weight-asian="bold" style:font-weight-complex="bold"/>
    </style:style>
    <style:style style:name="P30" style:family="paragraph" style:parent-style-name="Text_20_body">
      <style:paragraph-properties fo:text-align="center" style:justify-single-word="false"/>
      <style:text-properties style:font-name="Liberation Mono" fo:font-size="10pt" fo:font-weight="bold" officeooo:rsid="004d4d99" officeooo:paragraph-rsid="01d5e607" style:font-weight-asian="bold" style:font-weight-complex="bold"/>
    </style:style>
    <style:style style:name="P31" style:family="paragraph" style:parent-style-name="Text_20_body">
      <style:paragraph-properties fo:text-align="center" style:justify-single-word="false"/>
      <style:text-properties style:font-name="Liberation Mono" fo:font-size="10pt" fo:font-weight="bold" officeooo:rsid="01b2585d" officeooo:paragraph-rsid="01d5e607" style:font-weight-asian="bold" style:font-weight-complex="bold"/>
    </style:style>
    <style:style style:name="P32" style:family="paragraph" style:parent-style-name="Text_20_body">
      <style:paragraph-properties fo:text-align="center" style:justify-single-word="false"/>
      <style:text-properties style:font-name="Liberation Mono" fo:font-size="10pt" fo:font-weight="bold" officeooo:rsid="01b2585d" officeooo:paragraph-rsid="01f3f3d4" style:font-weight-asian="bold" style:font-weight-complex="bold"/>
    </style:style>
    <style:style style:name="P33" style:family="paragraph" style:parent-style-name="Text_20_body">
      <style:paragraph-properties fo:text-align="center" style:justify-single-word="false"/>
      <style:text-properties style:font-name="Liberation Mono" fo:font-size="10pt" fo:font-weight="bold" officeooo:rsid="01d4de53" officeooo:paragraph-rsid="01d5e607" style:font-weight-asian="bold" style:font-weight-complex="bold"/>
    </style:style>
    <style:style style:name="P34" style:family="paragraph" style:parent-style-name="Text_20_body">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36" style:family="paragraph" style:parent-style-name="Text_20_body">
      <style:paragraph-properties fo:text-align="center" style:justify-single-word="false"/>
      <style:text-properties style:font-name="Liberation Mono" fo:font-size="10pt" fo:font-weight="bold" officeooo:paragraph-rsid="01f3f3d4"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style:font-name="Liberation Mono" fo:font-size="10pt" fo:font-weight="bold" officeooo:paragraph-rsid="01f3f3d4"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style:font-name="Liberation Mono" fo:font-size="10pt" fo:font-weight="bold"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style:font-name="Liberation Mono" fo:font-size="10pt" fo:font-weight="bold" officeooo:rsid="01d5e607" officeooo:paragraph-rsid="01d5e607"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style:font-name="Liberation Mono" fo:font-size="10pt" fo:font-weight="bold" officeooo:rsid="01d5e607" officeooo:paragraph-rsid="01f3f3d4" style:font-size-asian="10pt" style:font-weight-asian="bold" style:font-size-complex="10pt" style:font-weight-complex="bold"/>
    </style:style>
    <style:style style:name="P41" style:family="paragraph" style:parent-style-name="Text_20_body">
      <style:text-properties officeooo:paragraph-rsid="01b57dfe"/>
    </style:style>
    <style:style style:name="P42" style:family="paragraph" style:parent-style-name="Preformatted_20_Text">
      <style:text-properties officeooo:paragraph-rsid="01b57dfe"/>
    </style:style>
    <style:style style:name="P43" style:family="paragraph" style:parent-style-name="Text_20_body">
      <style:text-properties officeooo:rsid="01b90a3d" officeooo:paragraph-rsid="01b90a3d"/>
    </style:style>
    <style:style style:name="P44" style:family="paragraph" style:parent-style-name="Text_20_body">
      <style:text-properties officeooo:rsid="01bc6bf3" officeooo:paragraph-rsid="01bc6bf3"/>
    </style:style>
    <style:style style:name="P45" style:family="paragraph" style:parent-style-name="Text_20_body">
      <style:text-properties officeooo:rsid="01bc6bf3" officeooo:paragraph-rsid="03f79863"/>
    </style:style>
    <style:style style:name="P46" style:family="paragraph" style:parent-style-name="Text_20_body">
      <style:text-properties officeooo:rsid="0026df3b" officeooo:paragraph-rsid="01bc6bf3"/>
    </style:style>
    <style:style style:name="P47" style:family="paragraph" style:parent-style-name="Text_20_body">
      <style:text-properties officeooo:paragraph-rsid="01bc6bf3"/>
    </style:style>
    <style:style style:name="P48" style:family="paragraph" style:parent-style-name="Text_20_body">
      <style:text-properties officeooo:rsid="01c0ba9b" officeooo:paragraph-rsid="01c0ba9b"/>
    </style:style>
    <style:style style:name="P49" style:family="paragraph" style:parent-style-name="Text_20_body">
      <style:text-properties officeooo:rsid="01c6a25c" officeooo:paragraph-rsid="01c6a25c"/>
    </style:style>
    <style:style style:name="P50" style:family="paragraph" style:parent-style-name="Text_20_body">
      <style:text-properties officeooo:rsid="01c701f0" officeooo:paragraph-rsid="01c701f0"/>
    </style:style>
    <style:style style:name="P51" style:family="paragraph" style:parent-style-name="Preformatted_20_Text">
      <style:text-properties officeooo:rsid="01c701f0" officeooo:paragraph-rsid="01c701f0"/>
    </style:style>
    <style:style style:name="P52" style:family="paragraph" style:parent-style-name="Preformatted_20_Text">
      <style:text-properties officeooo:rsid="01c701f0" officeooo:paragraph-rsid="01c7191d"/>
    </style:style>
    <style:style style:name="P53" style:family="paragraph" style:parent-style-name="Text_20_body">
      <style:text-properties officeooo:rsid="01cc7002" officeooo:paragraph-rsid="01cc7002"/>
    </style:style>
    <style:style style:name="P54" style:family="paragraph" style:parent-style-name="Text_20_body">
      <style:text-properties officeooo:rsid="01d0b685" officeooo:paragraph-rsid="01d0b685"/>
    </style:style>
    <style:style style:name="P55" style:family="paragraph" style:parent-style-name="Preformatted_20_Text">
      <style:text-properties officeooo:rsid="01d0b685" officeooo:paragraph-rsid="01d0b685"/>
    </style:style>
    <style:style style:name="P56" style:family="paragraph" style:parent-style-name="Standard">
      <style:text-properties officeooo:rsid="01d0b685" officeooo:paragraph-rsid="01d0b685"/>
    </style:style>
    <style:style style:name="P57" style:family="paragraph" style:parent-style-name="Text_20_body">
      <style:text-properties officeooo:rsid="01d3be1e" officeooo:paragraph-rsid="01d3be1e"/>
    </style:style>
    <style:style style:name="P58" style:family="paragraph" style:parent-style-name="Text_20_body">
      <style:text-properties officeooo:rsid="01d47d80"/>
    </style:style>
    <style:style style:name="P59" style:family="paragraph" style:parent-style-name="Text_20_body">
      <style:text-properties officeooo:paragraph-rsid="004d4d99"/>
    </style:style>
    <style:style style:name="P60" style:family="paragraph" style:parent-style-name="Text_20_body">
      <style:text-properties officeooo:rsid="01d5e607" officeooo:paragraph-rsid="01d5e607"/>
    </style:style>
    <style:style style:name="P61" style:family="paragraph" style:parent-style-name="Preformatted_20_Text">
      <style:text-properties officeooo:rsid="01d5e607" officeooo:paragraph-rsid="01d5e607"/>
    </style:style>
    <style:style style:name="P62" style:family="paragraph" style:parent-style-name="Table_20_Contents">
      <style:text-properties officeooo:rsid="01d5e607" officeooo:paragraph-rsid="01d5e607"/>
    </style:style>
    <style:style style:name="P63" style:family="paragraph" style:parent-style-name="Text_20_body">
      <style:paragraph-properties fo:text-align="center" style:justify-single-word="false"/>
      <style:text-properties officeooo:rsid="01d5e607" officeooo:paragraph-rsid="01d5e607"/>
    </style:style>
    <style:style style:name="P64" style:family="paragraph" style:parent-style-name="Table_20_Contents">
      <style:paragraph-properties fo:text-align="center" style:justify-single-word="false"/>
      <style:text-properties officeooo:rsid="01d5e607" officeooo:paragraph-rsid="01d5e607"/>
    </style:style>
    <style:style style:name="P65" style:family="paragraph" style:parent-style-name="Table_20_Contents">
      <style:paragraph-properties fo:text-align="center" style:justify-single-word="false"/>
      <style:text-properties officeooo:rsid="01d5e607" officeooo:paragraph-rsid="01f3f3d4"/>
    </style:style>
    <style:style style:name="P66" style:family="paragraph" style:parent-style-name="Table_20_Contents">
      <style:text-properties officeooo:rsid="01d5e607" officeooo:paragraph-rsid="01d936e0"/>
    </style:style>
    <style:style style:name="P67" style:family="paragraph" style:parent-style-name="Table_20_Contents">
      <style:text-properties officeooo:rsid="01d5e607" officeooo:paragraph-rsid="01f3f3d4"/>
    </style:style>
    <style:style style:name="P68" style:family="paragraph" style:parent-style-name="Text_20_body">
      <style:paragraph-properties fo:text-align="center" style:justify-single-word="false"/>
      <style:text-properties officeooo:paragraph-rsid="01d5e607"/>
    </style:style>
    <style:style style:name="P69" style:family="paragraph" style:parent-style-name="Text_20_body">
      <style:paragraph-properties fo:text-align="center" style:justify-single-word="false"/>
      <style:text-properties officeooo:paragraph-rsid="01f3f3d4"/>
    </style:style>
    <style:style style:name="P70" style:family="paragraph" style:parent-style-name="Text_20_body">
      <style:paragraph-properties fo:text-align="center" style:justify-single-word="false"/>
      <style:text-properties officeooo:paragraph-rsid="03fbfcc0"/>
    </style:style>
    <style:style style:name="P71" style:family="paragraph" style:parent-style-name="Preformatted_20_Text">
      <style:paragraph-properties fo:text-align="center" style:justify-single-word="false"/>
    </style:style>
    <style:style style:name="P72" style:family="paragraph" style:parent-style-name="Text_20_body">
      <style:text-properties officeooo:rsid="01da88cf" officeooo:paragraph-rsid="01da88cf"/>
    </style:style>
    <style:style style:name="P73" style:family="paragraph" style:parent-style-name="Text_20_body">
      <style:text-properties officeooo:rsid="01da88cf" officeooo:paragraph-rsid="01f7411c"/>
    </style:style>
    <style:style style:name="P74" style:family="paragraph" style:parent-style-name="Text_20_body">
      <style:text-properties officeooo:rsid="01e6f59a" officeooo:paragraph-rsid="01e6f59a"/>
    </style:style>
    <style:style style:name="P75" style:family="paragraph" style:parent-style-name="Text_20_body">
      <style:text-properties officeooo:rsid="01ba5533" officeooo:paragraph-rsid="01ba5533"/>
    </style:style>
    <style:style style:name="P76" style:family="paragraph" style:parent-style-name="Text_20_body">
      <style:text-properties officeooo:rsid="01ed6282" officeooo:paragraph-rsid="01ed6282"/>
    </style:style>
    <style:style style:name="P77" style:family="paragraph" style:parent-style-name="Text_20_body">
      <style:paragraph-properties>
        <style:tab-stops>
          <style:tab-stop style:position="0.8752in"/>
        </style:tab-stops>
      </style:paragraph-properties>
      <style:text-properties officeooo:rsid="01ed6282" officeooo:paragraph-rsid="01ed6282"/>
    </style:style>
    <style:style style:name="P78" style:family="paragraph" style:parent-style-name="Text_20_body">
      <style:text-properties fo:font-style="italic" fo:font-weight="bold" officeooo:rsid="01ef4314" officeooo:paragraph-rsid="01f3f3d4" style:font-style-asian="italic" style:font-weight-asian="bold" style:font-style-complex="italic" style:font-weight-complex="bold"/>
    </style:style>
    <style:style style:name="P79" style:family="paragraph" style:parent-style-name="Text_20_body">
      <style:text-properties fo:font-style="italic" fo:font-weight="bold" officeooo:rsid="01f3f3d4" officeooo:paragraph-rsid="01f3f3d4" style:font-style-asian="italic" style:font-weight-asian="bold" style:font-style-complex="italic" style:font-weight-complex="bold"/>
    </style:style>
    <style:style style:name="P80" style:family="paragraph" style:parent-style-name="Text_20_body">
      <style:text-properties fo:font-style="italic" officeooo:rsid="03f79863" officeooo:paragraph-rsid="03f79863" style:font-style-asian="italic" style:font-style-complex="italic"/>
    </style:style>
    <style:style style:name="P81" style:family="paragraph" style:parent-style-name="Text_20_body">
      <style:text-properties officeooo:paragraph-rsid="01f3aa26"/>
    </style:style>
    <style:style style:name="P82" style:family="paragraph" style:parent-style-name="Text_20_body">
      <style:text-properties officeooo:paragraph-rsid="01f3f3d4"/>
    </style:style>
    <style:style style:name="P83" style:family="paragraph" style:parent-style-name="Preformatted_20_Text">
      <style:text-properties officeooo:paragraph-rsid="01f3f3d4"/>
    </style:style>
    <style:style style:name="P84" style:family="paragraph" style:parent-style-name="Standard">
      <style:text-properties officeooo:paragraph-rsid="01f3f3d4"/>
    </style:style>
    <style:style style:name="P85" style:family="paragraph" style:parent-style-name="Text_20_body">
      <style:text-properties officeooo:rsid="01d7f056" officeooo:paragraph-rsid="01f9d074"/>
    </style:style>
    <style:style style:name="P86" style:family="paragraph" style:parent-style-name="Preformatted_20_Text">
      <style:text-properties officeooo:rsid="01d7f056" officeooo:paragraph-rsid="01d7f056"/>
    </style:style>
    <style:style style:name="P87" style:family="paragraph" style:parent-style-name="Standard">
      <style:text-properties officeooo:rsid="01d7f056" officeooo:paragraph-rsid="01d7f056"/>
    </style:style>
    <style:style style:name="P88" style:family="paragraph" style:parent-style-name="Text_20_body">
      <style:text-properties officeooo:rsid="01f9d074" officeooo:paragraph-rsid="01f9d074"/>
    </style:style>
    <style:style style:name="P89" style:family="paragraph" style:parent-style-name="Preformatted_20_Text">
      <style:text-properties officeooo:rsid="01f9d074" officeooo:paragraph-rsid="01f9d074"/>
    </style:style>
    <style:style style:name="P90" style:family="paragraph" style:parent-style-name="Standard">
      <style:text-properties officeooo:rsid="01f9d074" officeooo:paragraph-rsid="01f9d074"/>
    </style:style>
    <style:style style:name="P91" style:family="paragraph" style:parent-style-name="Text_20_body">
      <style:text-properties officeooo:rsid="0208e6a0" officeooo:paragraph-rsid="020bfb4a"/>
    </style:style>
    <style:style style:name="P92" style:family="paragraph" style:parent-style-name="Text_20_body">
      <style:text-properties officeooo:rsid="020bfb4a" officeooo:paragraph-rsid="020bfb4a"/>
    </style:style>
    <style:style style:name="P93" style:family="paragraph" style:parent-style-name="Preformatted_20_Text">
      <style:text-properties officeooo:rsid="020bfb4a" officeooo:paragraph-rsid="020bfb4a"/>
    </style:style>
    <style:style style:name="P94" style:family="paragraph" style:parent-style-name="Text_20_body">
      <style:text-properties officeooo:paragraph-rsid="020bfb4a"/>
    </style:style>
    <style:style style:name="P95" style:family="paragraph" style:parent-style-name="Preformatted_20_Text">
      <style:text-properties officeooo:paragraph-rsid="020bfb4a"/>
    </style:style>
    <style:style style:name="P96" style:family="paragraph" style:parent-style-name="Text_20_body">
      <style:text-properties officeooo:paragraph-rsid="03da7194"/>
    </style:style>
    <style:style style:name="P97" style:family="paragraph" style:parent-style-name="Text_20_body">
      <style:text-properties officeooo:rsid="03dbb0f1" officeooo:paragraph-rsid="03dbb0f1"/>
    </style:style>
    <style:style style:name="P98" style:family="paragraph" style:parent-style-name="Text_20_body">
      <style:text-properties officeooo:paragraph-rsid="03dc8400"/>
    </style:style>
    <style:style style:name="P99" style:family="paragraph" style:parent-style-name="Preformatted_20_Text">
      <style:text-properties officeooo:paragraph-rsid="03dc8400"/>
    </style:style>
    <style:style style:name="P100" style:family="paragraph" style:parent-style-name="Standard">
      <style:text-properties officeooo:paragraph-rsid="03dc8400"/>
    </style:style>
    <style:style style:name="P101" style:family="paragraph" style:parent-style-name="Text_20_body">
      <style:text-properties officeooo:rsid="018842ec" officeooo:paragraph-rsid="03dc8400"/>
    </style:style>
    <style:style style:name="P102" style:family="paragraph" style:parent-style-name="Text_20_body">
      <style:text-properties officeooo:rsid="01899d93" officeooo:paragraph-rsid="03dc8400"/>
    </style:style>
    <style:style style:name="P103" style:family="paragraph" style:parent-style-name="Standard">
      <style:text-properties officeooo:rsid="01899d93" officeooo:paragraph-rsid="03dc8400"/>
    </style:style>
    <style:style style:name="P104" style:family="paragraph" style:parent-style-name="Text_20_body">
      <style:text-properties officeooo:rsid="03d30758" officeooo:paragraph-rsid="03dc8400"/>
    </style:style>
    <style:style style:name="P105" style:family="paragraph" style:parent-style-name="Standard">
      <style:text-properties officeooo:rsid="03d30758" officeooo:paragraph-rsid="03dc8400"/>
    </style:style>
    <style:style style:name="P106" style:family="paragraph" style:parent-style-name="Table_20_Contents">
      <style:paragraph-properties fo:text-align="center" style:justify-single-word="false"/>
      <style:text-properties officeooo:rsid="03d30758" officeooo:paragraph-rsid="03d30758"/>
    </style:style>
    <style:style style:name="P107" style:family="paragraph" style:parent-style-name="Table_20_Contents">
      <style:text-properties officeooo:rsid="03d30758" officeooo:paragraph-rsid="03d30758"/>
    </style:style>
    <style:style style:name="P108" style:family="paragraph" style:parent-style-name="Text_20_body">
      <style:text-properties officeooo:rsid="008e74c7" officeooo:paragraph-rsid="03df0df0"/>
    </style:style>
    <style:style style:name="P109" style:family="paragraph" style:parent-style-name="Text_20_body">
      <style:text-properties officeooo:rsid="020daa03" officeooo:paragraph-rsid="020daa03"/>
    </style:style>
    <style:style style:name="P110" style:family="paragraph" style:parent-style-name="Text_20_body">
      <style:text-properties officeooo:paragraph-rsid="03e85d50"/>
    </style:style>
    <style:style style:name="P111" style:family="paragraph" style:parent-style-name="Text_20_body">
      <style:text-properties officeooo:paragraph-rsid="03e8633c"/>
    </style:style>
    <style:style style:name="P112" style:family="paragraph" style:parent-style-name="Text_20_body">
      <style:text-properties officeooo:rsid="03e9279c" officeooo:paragraph-rsid="03e9279c"/>
    </style:style>
    <style:style style:name="P113" style:family="paragraph" style:parent-style-name="Text_20_body">
      <style:text-properties officeooo:rsid="03f2f658" officeooo:paragraph-rsid="03f2f658"/>
    </style:style>
    <style:style style:name="P114" style:family="paragraph" style:parent-style-name="Text_20_body">
      <style:text-properties officeooo:paragraph-rsid="03f2f658"/>
    </style:style>
    <style:style style:name="P115" style:family="paragraph" style:parent-style-name="Text_20_body">
      <style:text-properties officeooo:paragraph-rsid="03f73fad"/>
    </style:style>
    <style:style style:name="P116" style:family="paragraph" style:parent-style-name="Text_20_body">
      <style:text-properties officeooo:paragraph-rsid="03f79863"/>
    </style:style>
    <style:style style:name="P117" style:family="paragraph" style:parent-style-name="Text_20_body">
      <style:text-properties officeooo:rsid="03f93b3d" officeooo:paragraph-rsid="03f93b3d"/>
    </style:style>
    <style:style style:name="P118" style:family="paragraph" style:parent-style-name="Text_20_body">
      <style:text-properties officeooo:rsid="03fbfcc0" officeooo:paragraph-rsid="03fbfcc0"/>
    </style:style>
    <style:style style:name="P119" style:family="paragraph" style:parent-style-name="Table_20_Contents">
      <style:text-properties officeooo:rsid="03fbfcc0" officeooo:paragraph-rsid="03fbfcc0"/>
    </style:style>
    <style:style style:name="P120" style:family="paragraph" style:parent-style-name="Table_20_Contents">
      <style:paragraph-properties fo:text-align="center" style:justify-single-word="false"/>
      <style:text-properties officeooo:rsid="03fbfcc0" officeooo:paragraph-rsid="03fbfcc0"/>
    </style:style>
    <style:style style:name="P121" style:family="paragraph" style:parent-style-name="Text_20_body">
      <style:text-properties officeooo:paragraph-rsid="03fbfcc0"/>
    </style:style>
    <style:style style:name="P122" style:family="paragraph" style:parent-style-name="Preformatted_20_Text">
      <style:text-properties officeooo:rsid="000c18cd" officeooo:paragraph-rsid="000c18cd"/>
    </style:style>
    <style:style style:name="P123" style:family="paragraph" style:parent-style-name="Preformatted_20_Text">
      <style:text-properties officeooo:paragraph-rsid="0020b6e9"/>
    </style:style>
    <style:style style:name="P124" style:family="paragraph" style:parent-style-name="Preformatted_20_Text">
      <style:text-properties officeooo:paragraph-rsid="0021c7e8"/>
    </style:style>
    <style:style style:name="P125" style:family="paragraph" style:parent-style-name="Preformatted_20_Text">
      <style:text-properties officeooo:rsid="0030ec83" officeooo:paragraph-rsid="0030ec83"/>
    </style:style>
    <style:style style:name="P126" style:family="paragraph" style:parent-style-name="Preformatted_20_Text">
      <style:text-properties officeooo:rsid="004d4d99" officeooo:paragraph-rsid="01c2d6d7"/>
    </style:style>
    <style:style style:name="P127" style:family="paragraph" style:parent-style-name="Preformatted_20_Text">
      <style:text-properties officeooo:rsid="004d4d99" officeooo:paragraph-rsid="01f9d074"/>
    </style:style>
    <style:style style:name="P128" style:family="paragraph" style:parent-style-name="Preformatted_20_Text">
      <style:paragraph-properties fo:text-align="center" style:justify-single-word="false"/>
      <style:text-properties officeooo:rsid="004d4d99" officeooo:paragraph-rsid="004d4d99"/>
    </style:style>
    <style:style style:name="P129" style:family="paragraph" style:parent-style-name="Table_20_Contents">
      <style:paragraph-properties fo:text-align="center" style:justify-single-word="false"/>
      <style:text-properties officeooo:rsid="004d4d99" officeooo:paragraph-rsid="004d4d99"/>
    </style:style>
    <style:style style:name="P130" style:family="paragraph" style:parent-style-name="Table_20_Contents">
      <style:text-properties officeooo:rsid="004d4d99" officeooo:paragraph-rsid="004d4d99"/>
    </style:style>
    <style:style style:name="P131" style:family="paragraph" style:parent-style-name="Preformatted_20_Text">
      <style:paragraph-properties fo:text-align="center" style:justify-single-word="false"/>
      <style:text-properties officeooo:rsid="01909af7" officeooo:paragraph-rsid="01909af7"/>
    </style:style>
    <style:style style:name="P132" style:family="paragraph" style:parent-style-name="Table_20_Contents">
      <style:paragraph-properties fo:text-align="center" style:justify-single-word="false"/>
      <style:text-properties officeooo:rsid="01909af7" officeooo:paragraph-rsid="01909af7"/>
    </style:style>
    <style:style style:name="P133" style:family="paragraph" style:parent-style-name="Table_20_Contents">
      <style:text-properties officeooo:rsid="01909af7" officeooo:paragraph-rsid="01909af7"/>
    </style:style>
    <style:style style:name="P134" style:family="paragraph" style:parent-style-name="Preformatted_20_Text">
      <style:text-properties officeooo:paragraph-rsid="019a3381"/>
    </style:style>
    <style:style style:name="P135" style:family="paragraph" style:parent-style-name="Heading">
      <style:text-properties officeooo:paragraph-rsid="019a3381"/>
    </style:style>
    <style:style style:name="P136" style:family="paragraph" style:parent-style-name="Preformatted_20_Text">
      <style:text-properties officeooo:paragraph-rsid="01c0ba9b"/>
    </style:style>
    <style:style style:name="P137" style:family="paragraph" style:parent-style-name="Preformatted_20_Text">
      <style:text-properties officeooo:paragraph-rsid="01c2d6d7"/>
    </style:style>
    <style:style style:name="P138" style:family="paragraph" style:parent-style-name="Preformatted_20_Text">
      <style:text-properties officeooo:rsid="01c7191d" officeooo:paragraph-rsid="01c7191d"/>
    </style:style>
    <style:style style:name="P139" style:family="paragraph" style:parent-style-name="Standard">
      <style:text-properties officeooo:rsid="01c7191d" officeooo:paragraph-rsid="01c7191d"/>
    </style:style>
    <style:style style:name="P140" style:family="paragraph" style:parent-style-name="Preformatted_20_Text">
      <style:text-properties officeooo:rsid="01c7191d" officeooo:paragraph-rsid="03dea1b7"/>
    </style:style>
    <style:style style:name="P141" style:family="paragraph" style:parent-style-name="Preformatted_20_Text">
      <style:text-properties officeooo:paragraph-rsid="01c7191d"/>
    </style:style>
    <style:style style:name="P142" style:family="paragraph" style:parent-style-name="Standard">
      <style:text-properties officeooo:paragraph-rsid="01c7191d"/>
    </style:style>
    <style:style style:name="P143" style:family="paragraph" style:parent-style-name="Preformatted_20_Text">
      <style:text-properties officeooo:paragraph-rsid="01d79c49"/>
    </style:style>
    <style:style style:name="P144" style:family="paragraph" style:parent-style-name="Preformatted_20_Text">
      <style:text-properties officeooo:rsid="01d79c49" officeooo:paragraph-rsid="01d79c49"/>
    </style:style>
    <style:style style:name="P145" style:family="paragraph" style:parent-style-name="Standard">
      <style:text-properties officeooo:rsid="01d79c49" officeooo:paragraph-rsid="01d79c49"/>
    </style:style>
    <style:style style:name="P146" style:family="paragraph" style:parent-style-name="Standard">
      <style:text-properties officeooo:rsid="01d79c49" officeooo:paragraph-rsid="01f3f3d4"/>
    </style:style>
    <style:style style:name="P147" style:family="paragraph" style:parent-style-name="Preformatted_20_Text">
      <style:text-properties officeooo:paragraph-rsid="01d7f056"/>
    </style:style>
    <style:style style:name="P148" style:family="paragraph" style:parent-style-name="Standard">
      <style:text-properties officeooo:paragraph-rsid="01d7f056"/>
    </style:style>
    <style:style style:name="P149" style:family="paragraph" style:parent-style-name="Preformatted_20_Text">
      <style:text-properties officeooo:paragraph-rsid="01d5e607"/>
    </style:style>
    <style:style style:name="P150" style:family="paragraph" style:parent-style-name="Preformatted_20_Text">
      <style:text-properties officeooo:rsid="01dc093a" officeooo:paragraph-rsid="01dc093a"/>
    </style:style>
    <style:style style:name="P151" style:family="paragraph" style:parent-style-name="Preformatted_20_Text">
      <style:text-properties officeooo:rsid="01dc093a" officeooo:paragraph-rsid="01f575e7"/>
    </style:style>
    <style:style style:name="P152" style:family="paragraph" style:parent-style-name="Preformatted_20_Text">
      <style:text-properties officeooo:paragraph-rsid="01e094fd"/>
    </style:style>
    <style:style style:name="P153" style:family="paragraph" style:parent-style-name="Preformatted_20_Text">
      <style:text-properties officeooo:rsid="01f00981" officeooo:paragraph-rsid="01f00981"/>
    </style:style>
    <style:style style:name="P154" style:family="paragraph" style:parent-style-name="Preformatted_20_Text">
      <style:text-properties officeooo:paragraph-rsid="01f7411c"/>
    </style:style>
    <style:style style:name="P155" style:family="paragraph" style:parent-style-name="Preformatted_20_Text">
      <style:text-properties officeooo:paragraph-rsid="01f9d074"/>
    </style:style>
    <style:style style:name="P156" style:family="paragraph" style:parent-style-name="Standard">
      <style:text-properties officeooo:paragraph-rsid="01f9d074"/>
    </style:style>
    <style:style style:name="P157" style:family="paragraph" style:parent-style-name="Preformatted_20_Text">
      <style:text-properties officeooo:rsid="01c2d6d7" officeooo:paragraph-rsid="01fae48a"/>
    </style:style>
    <style:style style:name="P158" style:family="paragraph" style:parent-style-name="Preformatted_20_Text">
      <style:text-properties officeooo:paragraph-rsid="01fae48a"/>
    </style:style>
    <style:style style:name="P159" style:family="paragraph" style:parent-style-name="Heading">
      <style:text-properties officeooo:paragraph-rsid="01fae48a"/>
    </style:style>
    <style:style style:name="P160" style:family="paragraph" style:parent-style-name="Preformatted_20_Text">
      <style:paragraph-properties fo:text-align="start" style:justify-single-word="false"/>
      <style:text-properties officeooo:paragraph-rsid="01f9d074"/>
    </style:style>
    <style:style style:name="P161" style:family="paragraph" style:parent-style-name="Preformatted_20_Text">
      <style:paragraph-properties fo:text-align="start" style:justify-single-word="false"/>
      <style:text-properties officeooo:paragraph-rsid="03dc8400"/>
    </style:style>
    <style:style style:name="P162" style:family="paragraph" style:parent-style-name="Preformatted_20_Text">
      <style:text-properties officeooo:rsid="020394d0" officeooo:paragraph-rsid="020394d0"/>
    </style:style>
    <style:style style:name="P163" style:family="paragraph" style:parent-style-name="Preformatted_20_Text">
      <style:text-properties officeooo:rsid="03d3aab7" officeooo:paragraph-rsid="03dc8400"/>
    </style:style>
    <style:style style:name="P164" style:family="paragraph" style:parent-style-name="Preformatted_20_Text">
      <style:text-properties fo:color="#ffff00" loext:opacity="100%" style:font-name="Liberation Mono" fo:font-size="10pt" fo:font-weight="bold" officeooo:rsid="03d3aab7" officeooo:paragraph-rsid="03dc8400" style:font-name-asian="DejaVu Sans Mono" style:font-size-asian="10pt" style:font-name-complex="Liberation Mono" style:font-size-complex="10pt"/>
    </style:style>
    <style:style style:name="P165" style:family="paragraph" style:parent-style-name="Preformatted_20_Text">
      <style:paragraph-properties fo:text-align="center" style:justify-single-word="false"/>
      <style:text-properties fo:font-size="10pt" officeooo:rsid="01ffa88b" officeooo:paragraph-rsid="01ffa88b" style:font-size-asian="10pt" style:font-size-complex="10pt"/>
    </style:style>
    <style:style style:name="P166" style:family="paragraph" style:parent-style-name="Preformatted_20_Text">
      <style:paragraph-properties fo:text-align="center" style:justify-single-word="false"/>
      <style:text-properties fo:font-size="10pt" style:font-size-asian="10pt" style:font-size-complex="10pt"/>
    </style:style>
    <style:style style:name="P167" style:family="paragraph" style:parent-style-name="Preformatted_20_Text">
      <style:paragraph-properties fo:text-align="center" style:justify-single-word="false"/>
      <style:text-properties fo:font-size="10pt" officeooo:rsid="004d206f" officeooo:paragraph-rsid="004d206f" style:font-size-asian="10pt" style:font-size-complex="10pt"/>
    </style:style>
    <style:style style:name="P168" style:family="paragraph" style:parent-style-name="Preformatted_20_Text">
      <style:paragraph-properties fo:text-align="center" style:justify-single-word="false"/>
      <style:text-properties fo:font-size="10pt" officeooo:rsid="03d30758" officeooo:paragraph-rsid="03d30758" style:font-size-asian="10pt" style:font-size-complex="10pt"/>
    </style:style>
    <style:style style:name="P169" style:family="paragraph" style:parent-style-name="Preformatted_20_Text">
      <style:paragraph-properties fo:text-align="center" style:justify-single-word="false"/>
      <style:text-properties fo:font-size="10pt" officeooo:rsid="03d6e909" officeooo:paragraph-rsid="03d6e909" style:font-size-asian="10pt" style:font-size-complex="10pt"/>
    </style:style>
    <style:style style:name="P170" style:family="paragraph" style:parent-style-name="Preformatted_20_Text">
      <style:paragraph-properties fo:text-align="center" style:justify-single-word="false"/>
      <style:text-properties fo:font-size="10pt" officeooo:rsid="004d4d99" officeooo:paragraph-rsid="004d4d99" style:font-size-asian="10pt" style:font-size-complex="10pt"/>
    </style:style>
    <style:style style:name="P171" style:family="paragraph" style:parent-style-name="Preformatted_20_Text">
      <style:paragraph-properties fo:text-align="center" style:justify-single-word="false"/>
      <style:text-properties fo:font-size="10pt" officeooo:rsid="01909af7" officeooo:paragraph-rsid="01909af7" style:font-size-asian="10pt" style:font-size-complex="10pt"/>
    </style:style>
    <style:style style:name="P172" style:family="paragraph" style:parent-style-name="Preformatted_20_Text">
      <style:paragraph-properties fo:text-align="center" style:justify-single-word="false"/>
      <style:text-properties fo:font-size="10pt" officeooo:rsid="03ddde02" officeooo:paragraph-rsid="03ddde02" style:font-size-asian="10pt" style:font-size-complex="10pt"/>
    </style:style>
    <style:style style:name="P173" style:family="paragraph" style:parent-style-name="Preformatted_20_Text">
      <style:paragraph-properties fo:text-align="center" style:justify-single-word="false"/>
      <style:text-properties fo:font-size="10pt" officeooo:rsid="03e74eab" officeooo:paragraph-rsid="03e74eab" style:font-size-asian="10pt" style:font-size-complex="10pt"/>
    </style:style>
    <style:style style:name="P174" style:family="paragraph" style:parent-style-name="Preformatted_20_Text">
      <style:text-properties officeooo:paragraph-rsid="03dea1b7"/>
    </style:style>
    <style:style style:name="P175" style:family="paragraph" style:parent-style-name="Preformatted_20_Text">
      <style:text-properties officeooo:paragraph-rsid="03df0df0"/>
    </style:style>
    <style:style style:name="P176" style:family="paragraph" style:parent-style-name="Standard">
      <style:text-properties officeooo:rsid="0020b6e9" officeooo:paragraph-rsid="0020b6e9"/>
    </style:style>
    <style:style style:name="P177" style:family="paragraph" style:parent-style-name="Standard">
      <style:text-properties officeooo:rsid="01b57dfe" officeooo:paragraph-rsid="01b57dfe"/>
    </style:style>
    <style:style style:name="P178" style:family="paragraph" style:parent-style-name="Standard">
      <style:text-properties officeooo:paragraph-rsid="01b697b7"/>
    </style:style>
    <style:style style:name="P179" style:family="paragraph" style:parent-style-name="Standard">
      <style:paragraph-properties fo:text-align="start" style:justify-single-word="false"/>
      <style:text-properties fo:color="#1c1c1c" loext:opacity="100%" style:text-outline="false" style:text-line-through-style="none" style:text-line-through-type="none" style:font-name="Liberation Mono1" fo:font-size="9pt" fo:font-style="normal" fo:text-shadow="none" style:text-underline-style="none" fo:font-weight="bold" officeooo:rsid="018842ec" officeooo:paragraph-rsid="03dc8400" style:font-size-asian="9pt" style:font-style-asian="normal" style:font-weight-asian="bold" style:font-size-complex="12pt" style:font-style-complex="normal" style:font-weight-complex="normal" style:text-overline-style="none" style:text-overline-color="font-color"/>
    </style:style>
    <style:style style:name="P180" style:family="paragraph" style:parent-style-name="Standard">
      <style:text-properties fo:color="#000000" loext:opacity="100%" style:font-name="Liberation Mono1" fo:font-size="9pt" fo:font-style="normal" fo:font-weight="normal" officeooo:rsid="01899d93" officeooo:paragraph-rsid="03dc8400" style:font-size-asian="9pt" style:font-style-asian="normal" style:font-weight-asian="normal"/>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42ec" officeooo:paragraph-rsid="03dc8400"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Standard">
      <style:text-properties fo:color="#006666" loext:opacity="100%" style:font-name="Ubuntu Mono" fo:font-size="10.5pt" fo:font-style="normal" fo:font-weight="bold" officeooo:paragraph-rsid="03dc8400" style:font-size-asian="10.5pt" style:font-style-asian="normal" style:font-weight-asian="bold"/>
    </style:style>
    <style:style style:name="P183" style:family="paragraph" style:parent-style-name="Standard">
      <style:text-properties officeooo:paragraph-rsid="03f481a9"/>
    </style:style>
    <style:style style:name="P184" style:family="paragraph" style:parent-style-name="Table_20_Contents">
      <style:text-properties officeooo:rsid="01d936e0" officeooo:paragraph-rsid="01d936e0"/>
    </style:style>
    <style:style style:name="P185" style:family="paragraph" style:parent-style-name="Table_20_Contents">
      <style:text-properties officeooo:rsid="01d936e0" officeooo:paragraph-rsid="01f3f3d4"/>
    </style:style>
    <style:style style:name="P186" style:family="paragraph" style:parent-style-name="Table_20_Contents">
      <style:text-properties officeooo:paragraph-rsid="01da88cf"/>
    </style:style>
    <style:style style:name="P187" style:family="paragraph" style:parent-style-name="Table_20_Contents">
      <style:paragraph-properties fo:text-align="center" style:justify-single-word="false"/>
      <style:text-properties officeooo:rsid="01ffdc56" officeooo:paragraph-rsid="01ffdc56"/>
    </style:style>
    <style:style style:name="P188" style:family="paragraph" style:parent-style-name="Table_20_Contents">
      <style:text-properties officeooo:rsid="01f575e7" officeooo:paragraph-rsid="01f575e7"/>
    </style:style>
    <style:style style:name="P189" style:family="paragraph" style:parent-style-name="Table_20_Contents">
      <style:text-properties officeooo:paragraph-rsid="0205469b"/>
    </style:style>
    <style:style style:name="P190" style:family="paragraph" style:parent-style-name="Table_20_Contents">
      <style:text-properties fo:font-weight="normal" officeooo:rsid="0205469b" officeooo:paragraph-rsid="0205469b" style:font-weight-asian="normal" style:font-weight-complex="normal"/>
    </style:style>
    <style:style style:name="P191" style:family="paragraph" style:parent-style-name="Table_20_Contents">
      <style:paragraph-properties fo:text-align="center" style:justify-single-word="false"/>
      <style:text-properties officeooo:rsid="03d6e909" officeooo:paragraph-rsid="03d6e909"/>
    </style:style>
    <style:style style:name="P192" style:family="paragraph" style:parent-style-name="Table_20_Contents">
      <style:text-properties officeooo:rsid="03d6e909" officeooo:paragraph-rsid="03d6e909"/>
    </style:style>
    <style:style style:name="P193" style:family="paragraph" style:parent-style-name="Table_20_Contents">
      <style:text-properties officeooo:rsid="01918bc3" officeooo:paragraph-rsid="01918bc3"/>
    </style:style>
    <style:style style:name="P194" style:family="paragraph" style:parent-style-name="Table_20_Contents">
      <style:paragraph-properties fo:text-align="center" style:justify-single-word="false"/>
      <style:text-properties officeooo:rsid="004d206f" officeooo:paragraph-rsid="004d206f"/>
    </style:style>
    <style:style style:name="P195" style:family="paragraph" style:parent-style-name="Table_20_Contents">
      <style:text-properties officeooo:rsid="004d206f" officeooo:paragraph-rsid="004d206f"/>
    </style:style>
    <style:style style:name="P196" style:family="paragraph" style:parent-style-name="Table_20_Contents">
      <style:text-properties officeooo:rsid="018c5ed4" officeooo:paragraph-rsid="018c5ed4"/>
    </style:style>
    <style:style style:name="P197" style:family="paragraph" style:parent-style-name="Table_20_Contents">
      <style:paragraph-properties fo:text-align="center" style:justify-single-word="false"/>
      <style:text-properties officeooo:rsid="004efbf5" officeooo:paragraph-rsid="002c9d15"/>
    </style:style>
    <style:style style:name="P198" style:family="paragraph" style:parent-style-name="Table_20_Contents">
      <style:text-properties officeooo:rsid="03da7194" officeooo:paragraph-rsid="03da7194"/>
    </style:style>
    <style:style style:name="P199" style:family="paragraph" style:parent-style-name="Table_20_Contents">
      <style:text-properties officeooo:paragraph-rsid="01ffa88b"/>
    </style:style>
    <style:style style:name="P200" style:family="paragraph" style:parent-style-name="Table_20_Contents">
      <style:paragraph-properties fo:text-align="center" style:justify-single-word="false"/>
      <style:text-properties officeooo:rsid="03ddde02" officeooo:paragraph-rsid="03ddde02"/>
    </style:style>
    <style:style style:name="P201" style:family="paragraph" style:parent-style-name="Table_20_Contents">
      <style:text-properties officeooo:rsid="03ddde02" officeooo:paragraph-rsid="03ddde02"/>
    </style:style>
    <style:style style:name="P202" style:family="paragraph" style:parent-style-name="Table_20_Contents">
      <style:paragraph-properties fo:text-align="center" style:justify-single-word="false"/>
      <style:text-properties officeooo:rsid="03e3e154" officeooo:paragraph-rsid="03e3e154"/>
    </style:style>
    <style:style style:name="P203" style:family="paragraph" style:parent-style-name="Table_20_Contents">
      <style:text-properties officeooo:rsid="03e3e154" officeooo:paragraph-rsid="03e3e154"/>
    </style:style>
    <style:style style:name="P204" style:family="paragraph" style:parent-style-name="Table_20_Contents">
      <style:paragraph-properties fo:text-align="center" style:justify-single-word="false"/>
      <style:text-properties officeooo:rsid="03e74eab" officeooo:paragraph-rsid="03e74eab"/>
    </style:style>
    <style:style style:name="P205" style:family="paragraph" style:parent-style-name="Table_20_Contents">
      <style:text-properties officeooo:rsid="03e74eab" officeooo:paragraph-rsid="03e74eab"/>
    </style:style>
    <style:style style:name="P206" style:family="paragraph" style:parent-style-name="Heading">
      <style:text-properties officeooo:rsid="001ef004" officeooo:paragraph-rsid="019a3381"/>
    </style:style>
    <style:style style:name="P207" style:family="paragraph" style:parent-style-name="Heading">
      <style:text-properties officeooo:rsid="03e03873" officeooo:paragraph-rsid="03e03873"/>
    </style:style>
    <style:style style:name="P208" style:family="paragraph" style:parent-style-name="Heading">
      <style:text-properties officeooo:rsid="001eb173" officeooo:paragraph-rsid="001eb173"/>
    </style:style>
    <style:style style:name="P209" style:family="paragraph" style:parent-style-name="Title">
      <style:text-properties officeooo:paragraph-rsid="018c5ed4"/>
    </style:style>
    <style:style style:name="P210" style:family="paragraph" style:parent-style-name="Footnote">
      <style:text-properties officeooo:paragraph-rsid="03f75398"/>
    </style:style>
    <style:style style:name="P211" style:family="paragraph" style:parent-style-name="Heading_20_1">
      <style:text-properties officeooo:rsid="018c5ed4" officeooo:paragraph-rsid="018c5ed4"/>
    </style:style>
    <style:style style:name="P212" style:family="paragraph" style:parent-style-name="Heading_20_1">
      <style:text-properties officeooo:rsid="01bc79ca" officeooo:paragraph-rsid="01bc79ca"/>
    </style:style>
    <style:style style:name="P213" style:family="paragraph" style:parent-style-name="Heading_20_1">
      <style:text-properties style:font-name="Liberation Sans" fo:font-size="18.2000007629395pt" fo:font-weight="bold" officeooo:rsid="03f622a6" officeooo:paragraph-rsid="03f622a6" style:font-name-asian="Noto Sans CJK SC" style:font-size-asian="18.2000007629395pt" style:font-weight-asian="bold" style:font-name-complex="Lohit Devanagari1" style:font-size-complex="18.2000007629395pt" style:font-weight-complex="bold"/>
    </style:style>
    <style:style style:name="P214" style:family="paragraph" style:parent-style-name="Heading_20_2">
      <style:text-properties officeooo:rsid="03f93b3d" officeooo:paragraph-rsid="03f93b3d"/>
    </style:style>
    <style:style style:name="P215" style:family="paragraph" style:parent-style-name="Heading_20_2">
      <style:text-properties officeooo:rsid="01b57dfe" officeooo:paragraph-rsid="01b57dfe"/>
    </style:style>
    <style:style style:name="P216" style:family="paragraph" style:parent-style-name="Heading_20_2">
      <style:text-properties officeooo:rsid="03dbb0f1" officeooo:paragraph-rsid="03dbb0f1"/>
    </style:style>
    <style:style style:name="P217" style:family="paragraph" style:parent-style-name="Heading_20_2">
      <style:text-properties officeooo:rsid="0208e6a0" officeooo:paragraph-rsid="0208e6a0"/>
    </style:style>
    <style:style style:name="P218" style:family="paragraph" style:parent-style-name="Heading_20_2">
      <style:text-properties officeooo:paragraph-rsid="0208e6a0"/>
    </style:style>
    <style:style style:name="P219" style:family="paragraph" style:parent-style-name="Heading_20_3">
      <style:text-properties officeooo:rsid="03da7194" officeooo:paragraph-rsid="03da7194"/>
    </style:style>
    <style:style style:name="P220" style:family="paragraph" style:parent-style-name="Heading_20_3">
      <style:text-properties officeooo:rsid="03e85d50" officeooo:paragraph-rsid="03e85d50"/>
    </style:style>
    <style:style style:name="P221" style:family="paragraph" style:parent-style-name="Heading_20_3">
      <style:text-properties officeooo:paragraph-rsid="03da7194"/>
    </style:style>
    <style:style style:name="P222" style:family="paragraph" style:parent-style-name="Heading_20_3">
      <style:text-properties officeooo:rsid="03dc8400" officeooo:paragraph-rsid="03dc8400"/>
    </style:style>
    <style:style style:name="P223" style:family="paragraph" style:parent-style-name="Heading_20_3">
      <style:text-properties officeooo:paragraph-rsid="03dbb0f1"/>
    </style:style>
    <style:style style:name="P224" style:family="paragraph" style:parent-style-name="Heading_20_3">
      <style:text-properties officeooo:rsid="03dbb0f1" officeooo:paragraph-rsid="03dbb0f1"/>
    </style:style>
    <style:style style:name="P225" style:family="paragraph" style:parent-style-name="Text_20_body" style:list-style-name="L1">
      <style:text-properties officeooo:paragraph-rsid="01cc7002"/>
    </style:style>
    <style:style style:name="P226" style:family="paragraph" style:parent-style-name="Text_20_body" style:list-style-name="L1">
      <style:text-properties officeooo:rsid="01cc7002" officeooo:paragraph-rsid="01cc7002"/>
    </style:style>
    <style:style style:name="T1" style:family="text">
      <style:text-properties officeooo:rsid="000a9844"/>
    </style:style>
    <style:style style:name="T2" style:family="text">
      <style:text-properties officeooo:rsid="000c18cd"/>
    </style:style>
    <style:style style:name="T3" style:family="text">
      <style:text-properties fo:font-weight="bold" style:font-weight-asian="bold" style:font-weight-complex="bold"/>
    </style:style>
    <style:style style:name="T4" style:family="text">
      <style:text-properties fo:font-weight="bold" officeooo:rsid="01d2ae72" style:font-weight-asian="bold" style:font-weight-complex="bold"/>
    </style:style>
    <style:style style:name="T5" style:family="text">
      <style:text-properties fo:font-weight="bold" officeooo:rsid="01fae48a" style:font-weight-asian="bold" style:font-weight-complex="bold"/>
    </style:style>
    <style:style style:name="T6" style:family="text">
      <style:text-properties fo:font-weight="bold" officeooo:rsid="0205469b" style:font-weight-asian="bold" style:font-weight-complex="bold"/>
    </style:style>
    <style:style style:name="T7" style:family="text">
      <style:text-properties fo:font-weight="bold" officeooo:rsid="03e85d50"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1d2ae72" style:font-weight-asian="normal" style:font-weight-complex="normal"/>
    </style:style>
    <style:style style:name="T10" style:family="text">
      <style:text-properties fo:font-weight="normal" officeooo:rsid="0205469b" style:font-weight-asian="normal" style:font-weight-complex="normal"/>
    </style:style>
    <style:style style:name="T11" style:family="text">
      <style:text-properties fo:font-weight="normal" officeooo:rsid="00901836" style:font-weight-asian="normal" style:font-weight-complex="normal"/>
    </style:style>
    <style:style style:name="T12" style:family="text">
      <style:text-properties fo:font-weight="normal" officeooo:rsid="03df0df0" style:font-weight-asian="normal" style:font-weight-complex="normal"/>
    </style:style>
    <style:style style:name="T13" style:family="text">
      <style:text-properties officeooo:rsid="001cd300"/>
    </style:style>
    <style:style style:name="T14" style:family="text">
      <style:text-properties officeooo:rsid="001eb173"/>
    </style:style>
    <style:style style:name="T15" style:family="text">
      <style:text-properties officeooo:rsid="0020b6e9"/>
    </style:style>
    <style:style style:name="T16" style:family="text">
      <style:text-properties officeooo:rsid="0021c7e8"/>
    </style:style>
    <style:style style:name="T17" style:family="text">
      <style:text-properties style:font-name="Liberation Mono" fo:font-size="10pt" style:font-name-asian="DejaVu Sans Mono" style:font-size-asian="10pt" style:font-name-complex="Liberation Mono" style:font-size-complex="10pt"/>
    </style:style>
    <style:style style:name="T18" style:family="text">
      <style:text-properties style:font-name="Liberation Mono" fo:font-size="10pt" officeooo:rsid="00260e73" style:font-name-asian="DejaVu Sans Mono" style:font-size-asian="10pt" style:font-name-complex="Liberation Mono" style:font-size-complex="10pt"/>
    </style:style>
    <style:style style:name="T19" style:family="text">
      <style:text-properties style:font-name="Liberation Mono" fo:font-size="10pt" officeooo:rsid="01993dd3" style:font-name-asian="DejaVu Sans Mono" style:font-size-asian="10pt" style:font-name-complex="Liberation Mono" style:font-size-complex="10pt"/>
    </style:style>
    <style:style style:name="T20" style:family="text">
      <style:text-properties style:font-name="Liberation Mono" fo:font-size="10pt" officeooo:rsid="019a3381" style:font-name-asian="DejaVu Sans Mono" style:font-size-asian="10pt" style:font-name-complex="Liberation Mono" style:font-size-complex="10pt"/>
    </style:style>
    <style:style style:name="T21" style:family="text">
      <style:text-properties style:font-name="Liberation Mono" fo:font-size="10pt" officeooo:rsid="01c2d6d7" style:font-name-asian="DejaVu Sans Mono" style:font-size-asian="10pt" style:font-name-complex="Liberation Mono" style:font-size-complex="10pt"/>
    </style:style>
    <style:style style:name="T22" style:family="text">
      <style:text-properties style:font-name="Liberation Mono" fo:font-size="10pt" officeooo:rsid="01d0b685" style:font-name-asian="DejaVu Sans Mono" style:font-size-asian="10pt" style:font-name-complex="Liberation Mono" style:font-size-complex="10pt"/>
    </style:style>
    <style:style style:name="T23" style:family="text">
      <style:text-properties style:font-name="Liberation Mono" fo:font-size="10pt" officeooo:rsid="01d7f056" style:font-name-asian="DejaVu Sans Mono" style:font-size-asian="10pt" style:font-name-complex="Liberation Mono" style:font-size-complex="10pt"/>
    </style:style>
    <style:style style:name="T24" style:family="text">
      <style:text-properties style:font-name="Liberation Mono" fo:font-size="10pt" officeooo:rsid="01da88cf" style:font-name-asian="DejaVu Sans Mono" style:font-size-asian="10pt" style:font-name-complex="Liberation Mono" style:font-size-complex="10pt"/>
    </style:style>
    <style:style style:name="T25" style:family="text">
      <style:text-properties style:font-name="Liberation Mono" fo:font-size="10pt" officeooo:rsid="01f00981" style:font-name-asian="DejaVu Sans Mono" style:font-size-asian="10pt" style:font-name-complex="Liberation Mono" style:font-size-complex="10pt"/>
    </style:style>
    <style:style style:name="T26" style:family="text">
      <style:text-properties style:font-name="Liberation Mono" fo:font-size="10pt" officeooo:rsid="01f3aa26" style:font-name-asian="DejaVu Sans Mono" style:font-size-asian="10pt" style:font-name-complex="Liberation Mono" style:font-size-complex="10pt"/>
    </style:style>
    <style:style style:name="T27" style:family="text">
      <style:text-properties style:font-name="Liberation Mono" fo:font-size="10pt" officeooo:rsid="01d79c49" style:font-name-asian="DejaVu Sans Mono" style:font-size-asian="10pt" style:font-name-complex="Liberation Mono" style:font-size-complex="10pt"/>
    </style:style>
    <style:style style:name="T28"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29" style:family="text">
      <style:text-properties style:font-name="Liberation Mono" fo:font-size="10pt" fo:font-style="normal" fo:font-weight="bold" officeooo:rsid="01cfbe3e" style:font-size-asian="10pt" style:font-style-asian="normal" style:font-weight-asian="bold" style:font-size-complex="10pt" style:font-style-complex="normal" style:font-weight-complex="bold"/>
    </style:style>
    <style:style style:name="T30" style:family="text">
      <style:text-properties style:font-name="Liberation Mono" fo:font-size="10pt" fo:font-style="normal" fo:font-weight="bold" officeooo:rsid="01d4678b" style:font-size-asian="10pt" style:font-style-asian="normal" style:font-weight-asian="bold" style:font-size-complex="10pt" style:font-style-complex="normal" style:font-weight-complex="bold"/>
    </style:style>
    <style:style style:name="T31" style:family="text">
      <style:text-properties style:font-name="Liberation Mono" fo:font-size="10pt" fo:font-style="normal" fo:font-weight="bold" officeooo:rsid="03f0113c" style:font-size-asian="10pt" style:font-style-asian="normal" style:font-weight-asian="bold" style:font-size-complex="10pt" style:font-style-complex="normal" style:font-weight-complex="bold"/>
    </style:style>
    <style:style style:name="T32" style:family="text">
      <style:text-properties style:font-name="Liberation Mono" fo:font-size="10pt" fo:font-style="italic" fo:font-weight="bold" officeooo:rsid="01909af7" style:font-size-asian="10pt" style:font-style-asian="italic" style:font-weight-asian="bold" style:font-size-complex="10pt" style:font-style-complex="italic" style:font-weight-complex="bold"/>
    </style:style>
    <style:style style:name="T33" style:family="text">
      <style:text-properties style:font-name="Liberation Mono" fo:font-size="10pt" fo:font-style="italic" fo:font-weight="bold" officeooo:rsid="00901836" style:font-size-asian="10pt" style:font-style-asian="italic" style:font-weight-asian="bold" style:font-size-complex="10pt" style:font-style-complex="italic" style:font-weight-complex="bold"/>
    </style:style>
    <style:style style:name="T34" style:family="text">
      <style:text-properties style:font-name="Liberation Mono" fo:font-size="10pt" fo:font-style="italic" fo:font-weight="bold" officeooo:rsid="03f79863" style:font-size-asian="10pt" style:font-style-asian="italic" style:font-weight-asian="bold" style:font-size-complex="10pt" style:font-style-complex="italic" style:font-weight-complex="bold"/>
    </style:style>
    <style:style style:name="T35" style:family="text">
      <style:text-properties style:font-name="Liberation Mono" fo:font-size="10pt" fo:font-weight="bold" style:font-size-asian="10pt" style:font-weight-asian="bold" style:font-size-complex="10pt" style:font-weight-complex="bold"/>
    </style:style>
    <style:style style:name="T36" style:family="text">
      <style:text-properties style:font-name="Liberation Mono" fo:font-size="10pt" fo:font-weight="bold" officeooo:rsid="01909af7" style:font-size-asian="10pt" style:font-weight-asian="bold" style:font-size-complex="10pt" style:font-weight-complex="bold"/>
    </style:style>
    <style:style style:name="T37" style:family="text">
      <style:text-properties style:font-name="Liberation Mono" fo:font-size="10pt" fo:font-weight="bold" officeooo:rsid="0193e111" style:font-size-asian="10pt" style:font-weight-asian="bold" style:font-size-complex="10pt" style:font-weight-complex="bold"/>
    </style:style>
    <style:style style:name="T38" style:family="text">
      <style:text-properties style:font-name="Liberation Mono" fo:font-size="10pt" fo:font-weight="bold" officeooo:rsid="01970372" style:font-size-asian="10pt" style:font-weight-asian="bold" style:font-size-complex="10pt" style:font-weight-complex="bold"/>
    </style:style>
    <style:style style:name="T39" style:family="text">
      <style:text-properties style:font-name="Liberation Mono" fo:font-size="10pt" fo:font-weight="bold" officeooo:rsid="01b697b7" style:font-size-asian="10pt" style:font-weight-asian="bold" style:font-size-complex="10pt" style:font-weight-complex="bold"/>
    </style:style>
    <style:style style:name="T40" style:family="text">
      <style:text-properties style:font-name="Liberation Mono" fo:font-size="10pt" fo:font-weight="bold" officeooo:rsid="01b57dfe" style:font-size-asian="10pt" style:font-weight-asian="bold" style:font-size-complex="10pt" style:font-weight-complex="bold"/>
    </style:style>
    <style:style style:name="T41" style:family="text">
      <style:text-properties style:font-name="Liberation Mono" fo:font-size="10pt" fo:font-weight="bold" officeooo:rsid="01dc093a" style:font-size-asian="10pt" style:font-weight-asian="bold" style:font-size-complex="10pt" style:font-weight-complex="bold"/>
    </style:style>
    <style:style style:name="T42" style:family="text">
      <style:text-properties style:font-name="Liberation Mono" fo:font-size="10pt" fo:font-weight="bold" officeooo:rsid="01da88cf" style:font-size-asian="10pt" style:font-weight-asian="bold" style:font-size-complex="10pt" style:font-weight-complex="bold"/>
    </style:style>
    <style:style style:name="T43" style:family="text">
      <style:text-properties style:font-name="Liberation Mono" fo:font-size="10pt" fo:font-weight="bold" officeooo:rsid="01e5c284" style:font-size-asian="10pt" style:font-weight-asian="bold" style:font-size-complex="10pt" style:font-weight-complex="bold"/>
    </style:style>
    <style:style style:name="T44" style:family="text">
      <style:text-properties style:font-name="Liberation Mono" fo:font-size="10pt" fo:font-weight="bold" officeooo:rsid="01f3aa26" style:font-size-asian="10pt" style:font-weight-asian="bold" style:font-size-complex="10pt" style:font-weight-complex="bold"/>
    </style:style>
    <style:style style:name="T45" style:family="text">
      <style:text-properties style:font-name="Liberation Mono" fo:font-size="10pt" fo:font-weight="bold" officeooo:rsid="01fc9691" style:font-size-asian="10pt" style:font-weight-asian="bold" style:font-size-complex="10pt" style:font-weight-complex="bold"/>
    </style:style>
    <style:style style:name="T46" style:family="text">
      <style:text-properties style:font-name="Liberation Mono" fo:font-size="10pt" fo:font-weight="bold" officeooo:rsid="03d3aab7" style:font-size-asian="10pt" style:font-weight-asian="bold" style:font-size-complex="10pt" style:font-weight-complex="bold"/>
    </style:style>
    <style:style style:name="T47" style:family="text">
      <style:text-properties style:font-name="Liberation Mono" fo:font-size="10pt" fo:font-weight="bold" officeooo:rsid="03d3ab92" style:font-size-asian="10pt" style:font-weight-asian="bold" style:font-size-complex="10pt" style:font-weight-complex="bold"/>
    </style:style>
    <style:style style:name="T48" style:family="text">
      <style:text-properties style:font-name="Liberation Mono" fo:font-size="10pt" fo:font-weight="bold" officeooo:rsid="01c701f0" style:font-size-asian="10pt" style:font-weight-asian="bold" style:font-size-complex="10pt" style:font-weight-complex="bold"/>
    </style:style>
    <style:style style:name="T49" style:family="text">
      <style:text-properties style:font-name="Liberation Mono" fo:font-size="10pt" fo:font-weight="bold" officeooo:rsid="01c7191d" style:font-size-asian="10pt" style:font-weight-asian="bold" style:font-size-complex="10pt" style:font-weight-complex="bold"/>
    </style:style>
    <style:style style:name="T50" style:family="text">
      <style:text-properties style:font-name="Liberation Mono" fo:font-size="10pt" fo:font-weight="bold" officeooo:rsid="00901836" style:font-size-asian="10pt" style:font-weight-asian="bold" style:font-size-complex="10pt" style:font-weight-complex="bold"/>
    </style:style>
    <style:style style:name="T51" style:family="text">
      <style:text-properties style:font-name="Liberation Mono" fo:font-size="10pt" fo:font-weight="bold" officeooo:rsid="01918bc3" style:font-size-asian="10pt" style:font-weight-asian="bold" style:font-size-complex="10pt" style:font-weight-complex="bold"/>
    </style:style>
    <style:style style:name="T52" style:family="text">
      <style:text-properties style:font-name="Liberation Mono" fo:font-size="10pt" fo:font-weight="bold" officeooo:rsid="03da7194" style:font-size-asian="10pt" style:font-weight-asian="bold" style:font-size-complex="10pt" style:font-weight-complex="bold"/>
    </style:style>
    <style:style style:name="T53" style:family="text">
      <style:text-properties style:font-name="Liberation Mono" fo:font-size="10pt" fo:font-weight="bold" officeooo:rsid="01ffa88b" style:font-size-asian="10pt" style:font-weight-asian="bold" style:font-size-complex="10pt" style:font-weight-complex="bold"/>
    </style:style>
    <style:style style:name="T54" style:family="text">
      <style:text-properties style:font-name="Liberation Mono" fo:font-size="10pt" fo:font-weight="bold" officeooo:rsid="03dc8400" style:font-size-asian="10pt" style:font-weight-asian="bold" style:font-size-complex="10pt" style:font-weight-complex="bold"/>
    </style:style>
    <style:style style:name="T55" style:family="text">
      <style:text-properties style:font-name="Liberation Mono" fo:font-size="10pt" fo:font-weight="bold" officeooo:rsid="03e85d50" style:font-size-asian="10pt" style:font-weight-asian="bold" style:font-size-complex="10pt" style:font-weight-complex="bold"/>
    </style:style>
    <style:style style:name="T56" style:family="text">
      <style:text-properties style:font-name="Liberation Mono" fo:font-size="10pt" fo:font-weight="bold" officeooo:rsid="03f93b3d" style:font-size-asian="10pt" style:font-weight-asian="bold" style:font-size-complex="10pt" style:font-weight-complex="bold"/>
    </style:style>
    <style:style style:name="T57" style:family="text">
      <style:text-properties style:font-name="Liberation Mono" fo:font-size="10pt" fo:font-weight="bold" officeooo:rsid="019ae89a" style:font-size-asian="10pt" style:font-weight-asian="bold" style:font-size-complex="10pt" style:font-weight-complex="bold"/>
    </style:style>
    <style:style style:name="T58" style:family="text">
      <style:text-properties style:font-name="Liberation Mono" fo:font-size="10pt" fo:font-weight="bold" officeooo:rsid="03fbfcc0" style:font-size-asian="10pt" style:font-weight-asian="bold" style:font-size-complex="10pt" style:font-weight-complex="bold"/>
    </style:style>
    <style:style style:name="T59" style:family="text">
      <style:text-properties style:font-name="Liberation Mono" fo:font-size="10pt" fo:font-weight="bold" officeooo:rsid="01ae1ebb" style:font-weight-asian="bold" style:font-weight-complex="bold"/>
    </style:style>
    <style:style style:name="T60" style:family="text">
      <style:text-properties style:font-name="Liberation Mono" fo:font-size="10pt" fo:font-weight="bold" officeooo:rsid="01b063ef" style:font-weight-asian="bold" style:font-weight-complex="bold"/>
    </style:style>
    <style:style style:name="T61" style:family="text">
      <style:text-properties style:font-name="Liberation Mono" fo:font-size="10pt" fo:font-weight="bold" officeooo:rsid="004d4d99" style:font-weight-asian="bold" style:font-weight-complex="bold"/>
    </style:style>
    <style:style style:name="T62" style:family="text">
      <style:text-properties style:font-name="Liberation Mono" fo:font-size="10pt" fo:font-weight="bold" officeooo:rsid="01e4a0f9" style:font-weight-asian="bold" style:font-weight-complex="bold"/>
    </style:style>
    <style:style style:name="T63" style:family="text">
      <style:text-properties style:font-name="Liberation Mono" fo:font-size="10pt" fo:font-weight="bold" officeooo:rsid="01b2ac26" style:font-weight-asian="bold" style:font-weight-complex="bold"/>
    </style:style>
    <style:style style:name="T64" style:family="text">
      <style:text-properties style:font-name="Liberation Mono" fo:font-size="10pt" fo:font-weight="bold" officeooo:rsid="01f3f3d4" style:font-weight-asian="bold" style:font-weight-complex="bold"/>
    </style:style>
    <style:style style:name="T65" style:family="text">
      <style:text-properties style:font-name="Liberation Mono" fo:font-size="10pt" style:font-size-asian="10pt" style:font-size-complex="10pt"/>
    </style:style>
    <style:style style:name="T66" style:family="text">
      <style:text-properties style:font-name="Liberation Mono" fo:font-size="10pt" officeooo:rsid="01c701f0" style:font-size-asian="10pt" style:font-size-complex="10pt"/>
    </style:style>
    <style:style style:name="T67" style:family="text">
      <style:text-properties style:font-name="Liberation Mono" fo:font-size="10pt" officeooo:rsid="01c7191d" style:font-size-asian="10pt" style:font-size-complex="10pt"/>
    </style:style>
    <style:style style:name="T68" style:family="text">
      <style:text-properties style:font-name="Liberation Mono" fo:font-size="10pt" officeooo:rsid="01c2d6d7" style:font-size-asian="10pt" style:font-size-complex="10pt"/>
    </style:style>
    <style:style style:name="T69" style:family="text">
      <style:text-properties style:font-name="Liberation Mono" fo:font-size="10pt" officeooo:rsid="01fae48a" style:font-size-asian="10pt" style:font-size-complex="10pt"/>
    </style:style>
    <style:style style:name="T70" style:family="text">
      <style:text-properties style:font-name="Liberation Mono" fo:font-size="10pt" fo:font-weight="normal" officeooo:rsid="01b57dfe" style:font-size-asian="10pt" style:font-weight-asian="normal" style:font-size-complex="10pt" style:font-weight-complex="normal"/>
    </style:style>
    <style:style style:name="T71" style:family="text">
      <style:text-properties officeooo:rsid="002c9d15"/>
    </style:style>
    <style:style style:name="T72" style:family="text">
      <style:text-properties officeooo:rsid="002d3450"/>
    </style:style>
    <style:style style:name="T73" style:family="text">
      <style:text-properties officeooo:rsid="00312206"/>
    </style:style>
    <style:style style:name="T74" style:family="text">
      <style:text-properties officeooo:rsid="008e74c7"/>
    </style:style>
    <style:style style:name="T75" style:family="text">
      <style:text-properties fo:font-style="italic" style:font-style-asian="italic" style:font-style-complex="italic"/>
    </style:style>
    <style:style style:name="T76" style:family="text">
      <style:text-properties fo:font-style="italic" officeooo:rsid="008e74c7" style:font-style-asian="italic" style:font-style-complex="italic"/>
    </style:style>
    <style:style style:name="T77" style:family="text">
      <style:text-properties fo:font-style="italic" officeooo:rsid="00269cd1" style:font-style-asian="italic" style:font-style-complex="italic"/>
    </style:style>
    <style:style style:name="T78" style:family="text">
      <style:text-properties fo:font-style="italic" officeooo:rsid="045d4bcd" style:font-style-asian="italic" style:font-style-complex="italic"/>
    </style:style>
    <style:style style:name="T79" style:family="text">
      <style:text-properties fo:font-style="italic" officeooo:rsid="01f9d074" style:font-style-asian="italic" style:font-style-complex="italic"/>
    </style:style>
    <style:style style:name="T80" style:family="text">
      <style:text-properties fo:font-style="italic" officeooo:rsid="03f79863" style:font-style-asian="italic" style:font-style-complex="italic"/>
    </style:style>
    <style:style style:name="T81" style:family="text">
      <style:text-properties fo:font-style="italic" officeooo:rsid="03f93b3d" style:font-style-asian="italic" style:font-style-complex="italic"/>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fo:font-style="italic" fo:font-weight="bold" officeooo:rsid="01cfbe3e" style:font-style-asian="italic" style:font-weight-asian="bold" style:font-style-complex="italic" style:font-weight-complex="bold"/>
    </style:style>
    <style:style style:name="T84" style:family="text">
      <style:text-properties fo:font-style="italic" fo:font-weight="bold" officeooo:rsid="01f9d074" style:font-style-asian="italic" style:font-weight-asian="bold" style:font-style-complex="italic" style:font-weight-complex="bold"/>
    </style:style>
    <style:style style:name="T85" style:family="text">
      <style:text-properties fo:font-style="italic" fo:font-weight="bold" officeooo:rsid="03f0cb90" style:font-style-asian="italic" style:font-weight-asian="bold" style:font-style-complex="italic" style:font-weight-complex="bold"/>
    </style:style>
    <style:style style:name="T86" style:family="text">
      <style:text-properties fo:font-style="italic" fo:font-weight="bold" officeooo:rsid="03f79863" style:font-style-asian="italic" style:font-weight-asian="bold" style:font-style-complex="italic" style:font-weight-complex="bold"/>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italic" fo:font-weight="normal" officeooo:rsid="03f2f658" style:font-style-asian="italic" style:font-weight-asian="normal" style:font-style-complex="italic" style:font-weight-complex="normal"/>
    </style:style>
    <style:style style:name="T89" style:family="text">
      <style:text-properties fo:font-style="normal" style:font-style-asian="normal" style:font-style-complex="normal"/>
    </style:style>
    <style:style style:name="T90" style:family="text">
      <style:text-properties fo:font-style="normal" officeooo:rsid="008e74c7" style:font-style-asian="normal" style:font-style-complex="normal"/>
    </style:style>
    <style:style style:name="T91" style:family="text">
      <style:text-properties fo:font-style="normal" officeooo:rsid="00269cd1" style:font-style-asian="normal" style:font-style-complex="normal"/>
    </style:style>
    <style:style style:name="T92" style:family="text">
      <style:text-properties fo:font-style="normal" officeooo:rsid="045d4bcd" style:font-style-asian="normal" style:font-style-complex="normal"/>
    </style:style>
    <style:style style:name="T93" style:family="text">
      <style:text-properties fo:font-style="normal" officeooo:rsid="01bc6bf3" style:font-style-asian="normal" style:font-style-complex="normal"/>
    </style:style>
    <style:style style:name="T94" style:family="text">
      <style:text-properties fo:font-style="normal" officeooo:rsid="0208e6a0" style:font-style-asian="normal" style:font-style-complex="normal"/>
    </style:style>
    <style:style style:name="T95" style:family="text">
      <style:text-properties fo:font-style="normal" officeooo:rsid="020bfb4a" style:font-style-asian="normal" style:font-style-complex="normal"/>
    </style:style>
    <style:style style:name="T96" style:family="text">
      <style:text-properties fo:font-style="normal" officeooo:rsid="03f79863" style:font-style-asian="normal" style:font-style-complex="normal"/>
    </style:style>
    <style:style style:name="T97" style:family="text">
      <style:text-properties fo:font-style="normal" officeooo:rsid="03f93b3d" style:font-style-asian="normal" style:font-style-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officeooo:rsid="03df0df0" style:font-style-asian="normal" style:font-weight-asian="normal" style:font-style-complex="normal" style:font-weight-complex="normal"/>
    </style:style>
    <style:style style:name="T100" style:family="text">
      <style:text-properties fo:font-style="normal" fo:font-weight="normal" officeooo:rsid="03f0cb90" style:font-style-asian="normal" style:font-weight-asian="normal" style:font-style-complex="normal" style:font-weight-complex="normal"/>
    </style:style>
    <style:style style:name="T101" style:family="text">
      <style:text-properties fo:font-style="normal" fo:font-weight="normal" officeooo:rsid="03f0113c" style:font-style-asian="normal" style:font-weight-asian="normal" style:font-style-complex="normal" style:font-weight-complex="normal"/>
    </style:style>
    <style:style style:name="T102" style:family="text">
      <style:text-properties fo:font-style="normal" fo:font-weight="normal" officeooo:rsid="03f2f658" style:font-style-asian="normal" style:font-weight-asian="normal" style:font-style-complex="normal" style:font-weight-complex="normal"/>
    </style:style>
    <style:style style:name="T103" style:family="text">
      <style:text-properties fo:font-style="normal" fo:font-weight="normal" officeooo:rsid="03f481a9" style:font-style-asian="normal" style:font-weight-asian="normal" style:font-style-complex="normal" style:font-weight-complex="normal"/>
    </style:style>
    <style:style style:name="T104" style:family="text">
      <style:text-properties fo:font-style="normal" fo:font-weight="normal" officeooo:rsid="001b5767" style:font-style-asian="normal" style:font-weight-asian="normal" style:font-style-complex="normal" style:font-weight-complex="normal"/>
    </style:style>
    <style:style style:name="T105" style:family="text">
      <style:text-properties fo:font-style="normal" fo:font-weight="normal" officeooo:rsid="00169c8a" style:font-style-asian="normal" style:font-weight-asian="normal" style:font-style-complex="normal" style:font-weight-complex="normal"/>
    </style:style>
    <style:style style:name="T106" style:family="text">
      <style:text-properties fo:font-style="normal" fo:font-weight="normal" officeooo:rsid="03f79863" style:font-style-asian="normal" style:font-weight-asian="normal" style:font-style-complex="normal" style:font-weight-complex="normal"/>
    </style:style>
    <style:style style:name="T107" style:family="text">
      <style:text-properties fo:font-style="normal" fo:font-weight="bold" style:font-style-asian="normal" style:font-weight-asian="bold" style:font-style-complex="normal" style:font-weight-complex="bold"/>
    </style:style>
    <style:style style:name="T108" style:family="text">
      <style:text-properties fo:font-style="normal" fo:font-weight="bold" officeooo:rsid="00169c8a" style:font-style-asian="normal" style:font-weight-asian="bold" style:font-style-complex="normal" style:font-weight-complex="bold"/>
    </style:style>
    <style:style style:name="T109" style:family="text">
      <style:text-properties officeooo:rsid="0115cf10"/>
    </style:style>
    <style:style style:name="T110" style:family="text">
      <style:text-properties fo:color="#000000" loext:opacity="100%" style:font-name="Liberation Mono1" fo:font-size="9pt" fo:font-style="normal" fo:font-weight="normal" style:font-size-asian="9pt" style:font-style-asian="normal" style:font-weight-asian="normal"/>
    </style:style>
    <style:style style:name="T111" style:family="text">
      <style:text-properties officeooo:rsid="018c5ed4"/>
    </style:style>
    <style:style style:name="T112" style:family="text">
      <style:text-properties officeooo:rsid="01902b1c"/>
    </style:style>
    <style:style style:name="T113" style:family="text">
      <style:text-properties officeooo:rsid="01909af7"/>
    </style:style>
    <style:style style:name="T114" style:family="text">
      <style:text-properties officeooo:rsid="0193e111"/>
    </style:style>
    <style:style style:name="T115" style:family="text">
      <style:text-properties officeooo:rsid="0195491f"/>
    </style:style>
    <style:style style:name="T116" style:family="text">
      <style:text-properties officeooo:rsid="01970372"/>
    </style:style>
    <style:style style:name="T117" style:family="text">
      <style:text-properties style:font-name="Liberation Sans" fo:font-size="18pt" officeooo:rsid="03f2f658" style:font-name-asian="Noto Sans CJK SC" style:font-size-asian="18pt" style:font-name-complex="Lohit Devanagari1" style:font-size-complex="18pt"/>
    </style:style>
    <style:style style:name="T118" style:family="text">
      <style:text-properties style:font-name="Liberation Sans" fo:font-size="14pt" officeooo:rsid="01c0ba9b" style:font-name-asian="Noto Sans CJK SC" style:font-size-asian="14pt" style:font-name-complex="Lohit Devanagari1" style:font-size-complex="14pt"/>
    </style:style>
    <style:style style:name="T119" style:family="text">
      <style:text-properties style:font-name="Liberation Sans" fo:font-size="14pt" officeooo:rsid="01fae48a" style:font-name-asian="Noto Sans CJK SC" style:font-size-asian="14pt" style:font-name-complex="Lohit Devanagari1" style:font-size-complex="14pt"/>
    </style:style>
    <style:style style:name="T120" style:family="text">
      <style:text-properties style:font-name="Liberation Sans" fo:font-size="14pt" officeooo:rsid="03dea1b7" style:font-name-asian="Noto Sans CJK SC" style:font-size-asian="14pt" style:font-name-complex="Lohit Devanagari1" style:font-size-complex="14pt"/>
    </style:style>
    <style:style style:name="T121" style:family="text">
      <style:text-properties style:font-name="Liberation Sans" fo:font-size="14.1000003814697pt" fo:font-weight="bold" officeooo:rsid="01dc093a" style:font-name-asian="Noto Sans CJK SC" style:font-size-asian="14.1000003814697pt" style:font-weight-asian="bold" style:font-name-complex="Lohit Devanagari1" style:font-size-complex="14.1000003814697pt" style:font-weight-complex="bold"/>
    </style:style>
    <style:style style:name="T122" style:family="text">
      <style:text-properties style:font-name="Liberation Sans" fo:font-size="14.1000003814697pt" fo:font-weight="bold" officeooo:rsid="01f9d074" style:font-name-asian="Noto Sans CJK SC" style:font-size-asian="14.1000003814697pt" style:font-weight-asian="bold" style:font-name-complex="Lohit Devanagari1" style:font-size-complex="14.1000003814697pt" style:font-weight-complex="bold"/>
    </style:style>
    <style:style style:name="T123" style:family="text">
      <style:text-properties style:font-name="Liberation Sans" fo:font-size="14.1000003814697pt" fo:font-weight="bold" officeooo:rsid="03dbb0f1" style:font-name-asian="Noto Sans CJK SC" style:font-size-asian="14.1000003814697pt" style:font-weight-asian="bold" style:font-name-complex="Lohit Devanagari1" style:font-size-complex="14.1000003814697pt" style:font-weight-complex="bold"/>
    </style:style>
    <style:style style:name="T124" style:family="text">
      <style:text-properties style:font-name="Liberation Sans" fo:font-size="28pt" fo:font-weight="bold" officeooo:rsid="03f2f658" style:font-name-asian="Noto Sans CJK SC" style:font-size-asian="28pt" style:font-weight-asian="bold" style:font-name-complex="Lohit Devanagari1" style:font-size-complex="28pt" style:font-weight-complex="bold"/>
    </style:style>
    <style:style style:name="T125" style:family="text">
      <style:text-properties style:font-name="Liberation Sans" fo:font-size="18.2000007629395pt" fo:font-weight="bold" officeooo:rsid="03fa302c" style:font-name-asian="Noto Sans CJK SC" style:font-size-asian="18.2000007629395pt" style:font-weight-asian="bold" style:font-name-complex="Lohit Devanagari1" style:font-size-complex="18.2000007629395pt" style:font-weight-complex="bold"/>
    </style:style>
    <style:style style:name="T126" style:family="text">
      <style:text-properties officeooo:rsid="019a3381"/>
    </style:style>
    <style:style style:name="T127" style:family="text">
      <style:text-properties officeooo:rsid="019ca913"/>
    </style:style>
    <style:style style:name="T128" style:family="text">
      <style:text-properties officeooo:rsid="019ea3b2"/>
    </style:style>
    <style:style style:name="T129" style:family="text">
      <style:text-properties officeooo:rsid="01b1743f"/>
    </style:style>
    <style:style style:name="T130" style:family="text">
      <style:text-properties officeooo:rsid="004d4d99"/>
    </style:style>
    <style:style style:name="T131" style:family="text">
      <style:text-properties officeooo:rsid="01b57dfe"/>
    </style:style>
    <style:style style:name="T132" style:family="text">
      <style:text-properties officeooo:rsid="01ba5533"/>
    </style:style>
    <style:style style:name="T133" style:family="text">
      <style:text-properties officeooo:rsid="016eabe1"/>
    </style:style>
    <style:style style:name="T134" style:family="text">
      <style:text-properties officeooo:rsid="045d4bcd"/>
    </style:style>
    <style:style style:name="T135" style:family="text">
      <style:text-properties officeooo:rsid="00269cd1"/>
    </style:style>
    <style:style style:name="T136" style:family="text">
      <style:text-properties officeooo:rsid="00378393"/>
    </style:style>
    <style:style style:name="T137" style:family="text">
      <style:text-properties officeooo:rsid="016d9064"/>
    </style:style>
    <style:style style:name="T138" style:family="text">
      <style:text-properties officeooo:rsid="01bc79ca"/>
    </style:style>
    <style:style style:name="T139" style:family="text">
      <style:text-properties fo:color="#1c1c1c" loext:opacity="100%" style:text-outline="false" style:text-line-through-style="none" style:text-line-through-type="none" style:font-name="Liberation Mono1" fo:font-size="9pt" fo:font-style="normal" fo:text-shadow="none" style:text-underline-style="none" fo:font-weight="bold" officeooo:rsid="018842ec" style:font-size-asian="9pt" style:font-style-asian="normal" style:font-weight-asian="bold" style:font-size-complex="12pt" style:font-style-complex="normal" style:font-weight-complex="normal" style:text-overline-style="none" style:text-overline-color="font-color"/>
    </style:style>
    <style:style style:name="T140" style:family="text">
      <style:text-properties fo:color="#1c1c1c" loext:opacity="100%" style:text-outline="false" style:text-line-through-style="none" style:text-line-through-type="none" style:font-name="Liberation Mono1" fo:font-size="9pt" fo:font-style="normal" fo:text-shadow="none" style:text-underline-style="none" fo:font-weight="bold" officeooo:rsid="01bc79ca" style:font-size-asian="9pt" style:font-style-asian="normal" style:font-weight-asian="bold" style:font-size-complex="12pt" style:font-style-complex="normal" style:font-weight-complex="normal" style:text-overline-style="none" style:text-overline-color="font-color"/>
    </style:style>
    <style:style style:name="T141" style:family="text">
      <style:text-properties officeooo:rsid="018d38f4"/>
    </style:style>
    <style:style style:name="T142" style:family="text">
      <style:text-properties officeooo:rsid="01c0ba9b"/>
    </style:style>
    <style:style style:name="T143" style:family="text">
      <style:text-properties officeooo:rsid="01c0e0ad"/>
    </style:style>
    <style:style style:name="T144" style:family="text">
      <style:text-properties officeooo:rsid="01c2d6d7"/>
    </style:style>
    <style:style style:name="T145" style:family="text">
      <style:text-properties officeooo:rsid="004e15df"/>
    </style:style>
    <style:style style:name="T146" style:family="text">
      <style:text-properties officeooo:rsid="01c40648"/>
    </style:style>
    <style:style style:name="T147" style:family="text">
      <style:text-properties officeooo:rsid="01c4fac2"/>
    </style:style>
    <style:style style:name="T148" style:family="text">
      <style:text-properties officeooo:rsid="01c6a25c"/>
    </style:style>
    <style:style style:name="T149" style:family="text">
      <style:text-properties officeooo:rsid="01c701f0"/>
    </style:style>
    <style:style style:name="T150" style:family="text">
      <style:text-properties officeooo:rsid="01c7191d"/>
    </style:style>
    <style:style style:name="T151" style:family="text">
      <style:text-properties officeooo:rsid="01cc7002"/>
    </style:style>
    <style:style style:name="T152" style:family="text">
      <style:text-properties officeooo:rsid="01d5e607"/>
    </style:style>
    <style:style style:name="T153" style:family="text">
      <style:text-properties officeooo:rsid="01d79c49"/>
    </style:style>
    <style:style style:name="T154" style:family="text">
      <style:text-properties officeooo:rsid="01d7f056"/>
    </style:style>
    <style:style style:name="T155" style:family="text">
      <style:text-properties officeooo:rsid="01d936e0"/>
    </style:style>
    <style:style style:name="T156" style:family="text">
      <style:text-properties officeooo:rsid="01da88cf"/>
    </style:style>
    <style:style style:name="T157" style:family="text">
      <style:text-properties officeooo:rsid="01dc093a"/>
    </style:style>
    <style:style style:name="T158" style:family="text">
      <style:text-properties officeooo:rsid="01dcf2a4"/>
    </style:style>
    <style:style style:name="T159" style:family="text">
      <style:text-properties officeooo:rsid="01e1c43c"/>
    </style:style>
    <style:style style:name="T160" style:family="text">
      <style:text-properties officeooo:rsid="01e4a0f9"/>
    </style:style>
    <style:style style:name="T161" style:family="text">
      <style:text-properties officeooo:rsid="01e5c284"/>
    </style:style>
    <style:style style:name="T162" style:family="text">
      <style:text-properties officeooo:rsid="01e8b113"/>
    </style:style>
    <style:style style:name="T163" style:family="text">
      <style:text-properties officeooo:rsid="01ebc4e1"/>
    </style:style>
    <style:style style:name="T164" style:family="text">
      <style:text-properties officeooo:rsid="01ef4314"/>
    </style:style>
    <style:style style:name="T165" style:family="text">
      <style:text-properties officeooo:rsid="01f00981"/>
    </style:style>
    <style:style style:name="T166" style:family="text">
      <style:text-properties officeooo:rsid="01f3aa26"/>
    </style:style>
    <style:style style:name="T167" style:family="text">
      <style:text-properties officeooo:rsid="01f3f3d4"/>
    </style:style>
    <style:style style:name="T168" style:family="text">
      <style:text-properties officeooo:rsid="01f4a1c2"/>
    </style:style>
    <style:style style:name="T169" style:family="text">
      <style:text-properties officeooo:rsid="01f575e7"/>
    </style:style>
    <style:style style:name="T170" style:family="text">
      <style:text-properties officeooo:rsid="01f7411c"/>
    </style:style>
    <style:style style:name="T171" style:family="text">
      <style:text-properties officeooo:rsid="01f85a77"/>
    </style:style>
    <style:style style:name="T172" style:family="text">
      <style:text-properties officeooo:rsid="01f9d074"/>
    </style:style>
    <style:style style:name="T173" style:family="text">
      <style:text-properties officeooo:rsid="01fae48a"/>
    </style:style>
    <style:style style:name="T174" style:family="text">
      <style:text-properties officeooo:rsid="01fb6bb2"/>
    </style:style>
    <style:style style:name="T175" style:family="text">
      <style:text-properties officeooo:rsid="01fc9691"/>
    </style:style>
    <style:style style:name="T176" style:family="text">
      <style:text-properties officeooo:rsid="020bfb4a"/>
    </style:style>
    <style:style style:name="T177" style:family="text">
      <style:text-properties fo:color="#ffff00" loext:opacity="100%" style:font-name="Liberation Mono" fo:font-size="10pt" fo:font-weight="bold" officeooo:rsid="020bfb4a" style:font-name-asian="DejaVu Sans Mono" style:font-size-asian="10pt" style:font-name-complex="Liberation Mono" style:font-size-complex="10pt"/>
    </style:style>
    <style:style style:name="T178" style:family="text">
      <style:text-properties fo:color="#ffff00" loext:opacity="100%" style:font-name="Liberation Mono" fo:font-size="10pt" fo:font-weight="bold" officeooo:rsid="03d3aab7" style:font-name-asian="DejaVu Sans Mono" style:font-size-asian="10pt" style:font-name-complex="Liberation Mono" style:font-size-complex="10pt"/>
    </style:style>
    <style:style style:name="T179" style:family="text">
      <style:text-properties fo:color="#ffff00" loext:opacity="100%" style:font-name="Liberation Mono" fo:font-size="10pt" fo:font-weight="bold" officeooo:rsid="03d3ab92" style:font-name-asian="DejaVu Sans Mono" style:font-size-asian="10pt" style:font-name-complex="Liberation Mono" style:font-size-complex="10pt"/>
    </style:style>
    <style:style style:name="T180" style:family="text">
      <style:text-properties fo:color="#ffff00" loext:opacity="100%" style:font-name="Liberation Mono" fo:font-size="10pt" fo:font-weight="bold" officeooo:rsid="03d487cb" style:font-name-asian="DejaVu Sans Mono" style:font-size-asian="10pt" style:font-name-complex="Liberation Mono" style:font-size-complex="10pt"/>
    </style:style>
    <style:style style:name="T181" style:family="text">
      <style:text-properties fo:color="#ffff00" loext:opacity="100%" style:font-name="Liberation Mono" fo:font-size="10pt" fo:font-style="normal" fo:font-weight="bold" officeooo:rsid="020bfb4a" style:font-name-asian="DejaVu Sans Mono" style:font-size-asian="10pt" style:font-style-asian="normal" style:font-name-complex="Liberation Mono" style:font-size-complex="10pt" style:font-style-complex="normal"/>
    </style:style>
    <style:style style:name="T182" style:family="text">
      <style:text-properties officeooo:rsid="020daa03"/>
    </style:style>
    <style:style style:name="T183" style:family="text">
      <style:text-properties officeooo:rsid="03d30758"/>
    </style:style>
    <style:style style:name="T184" style:family="text">
      <style:text-properties officeooo:rsid="03d3aab7"/>
    </style:style>
    <style:style style:name="T185" style:family="text">
      <style:text-properties officeooo:rsid="03d3ab92"/>
    </style:style>
    <style:style style:name="T186" style:family="text">
      <style:text-properties officeooo:rsid="03d45a81"/>
    </style:style>
    <style:style style:name="T187" style:family="text">
      <style:text-properties officeooo:rsid="03da7194"/>
    </style:style>
    <style:style style:name="T188" style:family="text">
      <style:text-properties officeooo:rsid="01ffa88b"/>
    </style:style>
    <style:style style:name="T189" style:family="text">
      <style:text-properties officeooo:rsid="03dbb0f1"/>
    </style:style>
    <style:style style:name="T190" style:family="text">
      <style:text-properties officeooo:rsid="03dc8400"/>
    </style:style>
    <style:style style:name="T191" style:family="text">
      <style:text-properties officeooo:rsid="03ddde02"/>
    </style:style>
    <style:style style:name="T192" style:family="text">
      <style:text-properties officeooo:rsid="03dea1b7"/>
    </style:style>
    <style:style style:name="T193" style:family="text">
      <style:text-properties officeooo:rsid="03df0df0"/>
    </style:style>
    <style:style style:name="T194" style:family="text">
      <style:text-properties officeooo:rsid="03e03873"/>
    </style:style>
    <style:style style:name="T195" style:family="text">
      <style:text-properties officeooo:rsid="03e16a39"/>
    </style:style>
    <style:style style:name="T196" style:family="text">
      <style:text-properties officeooo:rsid="03e85d50"/>
    </style:style>
    <style:style style:name="T197" style:family="text">
      <style:text-properties officeooo:rsid="03e8633c"/>
    </style:style>
    <style:style style:name="T198" style:family="text">
      <style:text-properties officeooo:rsid="03e9279c"/>
    </style:style>
    <style:style style:name="T199" style:family="text">
      <style:text-properties fo:font-size="10pt" officeooo:rsid="03f79863" style:font-size-asian="10pt" style:font-size-complex="10pt"/>
    </style:style>
    <style:style style:name="T200" style:family="text">
      <style:text-properties officeooo:rsid="03f2f658"/>
    </style:style>
    <style:style style:name="T201" style:family="text">
      <style:text-properties officeooo:rsid="03f73fad"/>
    </style:style>
    <style:style style:name="T202" style:family="text">
      <style:text-properties officeooo:rsid="03f75398"/>
    </style:style>
    <style:style style:name="T203" style:family="text">
      <style:text-properties officeooo:rsid="03f79863"/>
    </style:style>
    <style:style style:name="T204" style:family="text">
      <style:text-properties officeooo:rsid="01bc6bf3"/>
    </style:style>
    <style:style style:name="T205" style:family="text">
      <style:text-properties officeooo:rsid="03f93b3d"/>
    </style:style>
    <style:style style:name="T206" style:family="text">
      <style:text-properties officeooo:rsid="03fbfcc0"/>
    </style:style>
    <style:style style:name="T207" style:family="text">
      <style:text-properties officeooo:rsid="03fff98a"/>
    </style:style>
    <style:style style:name="T208" style:family="text">
      <style:text-properties officeooo:rsid="04013bd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9"><text:span text:style-name="T124">QDL </text:span><text:span text:style-name="T111">Scripts </text:span><text:span text:style-name="T200">in OA4MP</text:span></text:p>
      <text:p text:style-name="Subtitle">Version 1.<text:span text:style-name="T117">5</text:span></text:p>
      <text:h text:style-name="P211" text:outline-level="1"><text:bookmark-start text:name="__RefHeading___Toc33062_3045913216"/>Introduction<text:bookmark-end text:name="__RefHeading___Toc33062_3045913216"/></text:h>
      <text:p text:style-name="P114"><text:span text:style-name="T200">This blurb refers to extension to QDL server scripting system that is used on OA4MP. The basic system is described in detail at </text:span><text:a xlink:type="simple" xlink:href="https://qdl-lang.org/pdf/anaphors.pdf" text:style-name="Internet_20_link" text:visited-style-name="Visited_20_Internet_20_Link"><text:span text:style-name="T200">QDL server scripts</text:span></text:a></text:p>
      <text:h text:style-name="Heading_20_1" text:outline-level="1"><text:bookmark-start text:name="__RefHeading___Toc33066_3045913216"/>Configuration <text:span text:style-name="T111">Format</text:span><text:bookmark-end text:name="__RefHeading___Toc33066_3045913216"/></text:h>
      <text:p text:style-name="P113">There is one extension to QDL’s anaphors, to wit, the addition of an <text:span text:style-name="T101"><text:s/></text:span><text:span text:style-name="T31">xmd</text:span><text:span text:style-name="T101"> </text:span><text:span text:style-name="T100">for e</text:span><text:span text:style-name="T85">x</text:span><text:span text:style-name="T100">ecution </text:span><text:span text:style-name="T85">m</text:span><text:span text:style-name="T100">eta</text:span><text:span text:style-name="T85">d</text:span><text:span text:style-name="T100">ata </text:span><text:span text:style-name="T98">block. This contains phase information which tells the server when to execute the script. In this case, the only change to QDL’s basic anaphor is here</text:span></text:p>
      <text:p text:style-name="P1"/>
      <text:p text:style-name="P3"/>
      <text:p text:style-name="Preformatted_20_Text">BLOCK :</text:p>
      <text:p text:style-name="P2">{</text:p>
      <text:p text:style-name="P2"><text:s text:c="2"/>CODE </text:p>
      <text:p text:style-name="P4"><text:s text:c="3"/>, <text:span text:style-name="T200">XMD</text:span></text:p>
      <text:p text:style-name="P4"><text:s text:c="3"/>[, ARGS]</text:p>
      <text:p text:style-name="P6"><text:s text:c="2"/></text:p>
      <text:p text:style-name="P2">}</text:p>
      <text:p text:style-name="P2"/>
      <text:p text:style-name="P2">XMD:</text:p>
      <text:p text:style-name="P2"><text:s text:c="2"/>"xmd":{</text:p>
      <text:p text:style-name="P2"><text:s text:c="4"/>"exec_phase" : PHASES <text:span text:style-name="T202">| PHASES</text:span></text:p>
      <text:p text:style-name="P2"><text:s text:c="2"/><text:span text:style-name="T200">}</text:span></text:p>
      <text:p text:style-name="P125">PHASE:</text:p>
      <text:p text:style-name="P125"><text:s text:c="3"/><text:span text:style-name="T1">("pre" | "post") _ ("auth" | "token" | "refresh" </text:span><text:span text:style-name="T112">| "exchange" </text:span><text:span text:style-name="T132">| "user_info"</text:span><text:span text:style-name="T1">)</text:span></text:p>
      <text:p text:style-name="P125"/>
      <text:p text:style-name="P125">PHASES:</text:p>
      <text:p text:style-name="P125"><text:s text:c="3"/>PHASE | [PHASE+] // single phase or array of them. <text:span text:style-name="T73">Array means execute each.</text:span> <text:s/></text:p>
      <text:p text:style-name="Standard"/>
      <text:p text:style-name="P183"><text:span text:style-name="T102">Note that the XMD </text:span><text:span text:style-name="T103">(</text:span><text:span text:style-name="T104">from </text:span><text:span text:style-name="T105">e</text:span><text:span text:style-name="T108">X</text:span><text:span text:style-name="T105">ecution </text:span><text:span text:style-name="T108">M</text:span><text:span text:style-name="T105">eta</text:span><text:span text:style-name="T108">D</text:span><text:span text:style-name="T105">ata</text:span><text:span text:style-name="T103">) </text:span><text:span text:style-name="T102">is </text:span><text:span text:style-name="T88">required </text:span><text:span text:style-name="T102">for running QDL on a server. QDL anaphors are embedded in handlers. </text:span><text:span text:style-name="T106">OA4MP executes anaphors as needed.</text:span></text:p>
      <text:h text:style-name="P212" text:outline-level="1"><text:bookmark-start text:name="__RefHeading___Toc33068_3045913216"/>Handlers<text:bookmark-end text:name="__RefHeading___Toc33068_3045913216"/></text:h>
      <text:p text:style-name="P115"><text:span text:style-name="T201">You should read on </text:span><text:a xlink:type="simple" xlink:href="https://oa4mp.org/pdf/token_handler_configuration.pdf" text:style-name="Internet_20_link" text:visited-style-name="Visited_20_Internet_20_Link"><text:span text:style-name="T201">configuring handlers</text:span></text:a><text:span text:style-name="T201"> for the specifics of each handler. This article is concerned with the QDL element in that configuration (if present),the QDL code executed by it </text:span><text:span text:style-name="T203">and in particular, the runtime environment for any scripts</text:span><text:span text:style-name="T201">. </text:span></text:p>
      <text:h text:style-name="P213" text:outline-level="1"><text:bookmark-start text:name="__RefHeading___Toc33070_3045913216"/><text:soft-page-break/>The XMD element. <text:span text:style-name="T203">Phases.</text:span><text:bookmark-end text:name="__RefHeading___Toc33070_3045913216"/></text:h>
      <text:p text:style-name="Text_20_body"><text:span text:style-name="T201">The XMD element has the information OA4MP needs to determine when and how QDL should be invoked</text:span><text:span text:style-name="T201"><text:note text:id="ftn1" text:note-class="footnote"><text:note-citation>1</text:note-citation><text:note-body><text:p text:style-name="P210"><text:span text:style-name="T202">The name QDL was chosen for a couple of reasons. One of which is that it is used in aircraft navigation (QDL is one of several so-called Q-codes) <text:s/>when a plane cannot actually see where it is going (flying in dense fog, whiteout conditions, etc). so location, speed and heading are sent at regular intervals and the aircraft uses these in conjunction with its instruments to determine what course corrections it sets. The logo for QDL incidentally has the morse code for Q-D-L. </text:span><text:span text:style-name="T203">Nobody is sure why Q-D-L was chosen for the Q-code, but it probably because the Morse code is easy to key. </text:span><text:span text:style-name="T202">In <text:s/></text:span><text:span text:style-name="T203">any case, </text:span><text:span text:style-name="T199">for </text:span><text:span text:style-name="T202">OA4MP, the analogy is very good, with the server calling QDL which gets the flow back on course.</text:span></text:p></text:note-body></text:note></text:span><text:span text:style-name="T201">. </text:span><text:span text:style-name="T202">At this point it </text:span><text:span text:style-name="T203">contains the </text:span><text:span text:style-name="T80">phases</text:span><text:span text:style-name="T96"> where the anaphor is executed. These are denoted as </text:span><text:span text:style-name="T34">exec_phase</text:span><text:span text:style-name="T86"> </text:span><text:span text:style-name="T203">in the XMD.</text:span></text:p>
      <text:p text:style-name="P47"><text:span text:style-name="T135">Scripts are executed in one of </text:span><text:span text:style-name="T134">10</text:span><text:span text:style-name="T135"> execution phases. There are pre- and post- phases for each of authorization, token, <text:s/>refresh, </text:span><text:span text:style-name="T134">exchange</text:span><text:span text:style-name="T135"> </text:span><text:span text:style-name="T134">and user_info</text:span><text:span text:style-name="T135">. <text:s/>If you specify that the phase is pre_</text:span><text:span text:style-name="T77">X </text:span><text:span text:style-name="T91">then it is run before </text:span><text:span text:style-name="T92">that endpoint is run </text:span><text:span text:style-name="T93">(and before any system-wide claim sources are processed)</text:span><text:span text:style-name="T92">, allowing you to </text:span><text:span text:style-name="T78">e.g. </text:span><text:span text:style-name="T92">do some initialization</text:span><text:span text:style-name="T91">. This is typically where you set a claim source(s) </text:span><text:span text:style-name="T93">or do some type of setup</text:span><text:span text:style-name="T91">. The post_</text:span><text:span text:style-name="T77">X</text:span><text:span text:style-name="T91"> phase allows you to </text:span><text:span text:style-name="T93">do anything you need to right before the results are handed back to the user. </text:span></text:p>
      <text:p text:style-name="Heading"><text:span text:style-name="T93">L</text:span><text:span text:style-name="T89">ist of phases</text:span></text:p>
      <text:list text:style-name="L1">
        <text:list-item>
          <text:p text:style-name="P226">auth - authorization phase</text:p>
        </text:list-item>
        <text:list-item>
          <text:p text:style-name="P226">token - first token exchange, when the grant is presented and an access and refresh token are gotten.</text:p>
        </text:list-item>
        <text:list-item>
          <text:p text:style-name="P225"><text:span text:style-name="T151">refresh - token refresh, i.e., for grant type “</text:span>refresh_token”</text:p>
        </text:list-item>
        <text:list-item>
          <text:p text:style-name="P226">exchange - for exchanges as per RFC 8693</text:p>
        </text:list-item>
        <text:list-item>
          <text:p text:style-name="P226">user_info - for queries to the user info endpoint.</text:p>
        </text:list-item>
        <text:list-item>
          <text:p text:style-name="P226">all - all of the above</text:p>
        </text:list-item>
      </text:list>
      <text:p text:style-name="P53">These are prepended with either <text:span text:style-name="T3">pre_ </text:span><text:span text:style-name="T8">or </text:span><text:span text:style-name="T3">post_ </text:span><text:span text:style-name="T8">(e.g., “pre_auth”, “post_all”) to denote if they are invoked before system processing or after system processing of that phase. </text:span><text:span text:style-name="T9">If you use the unqualified </text:span><text:span text:style-name="T4">all </text:span><text:span text:style-name="T9">phase, then the script will be run every time.</text:span></text:p>
      <text:p text:style-name="P46">Certain claims can only be gotten at certain times. For instance, claims that rely on the http headers from the identi<text:span text:style-name="T136">t</text:span>y provider are only availab<text:span text:style-name="T136">l</text:span>e during the authorization phase<text:span text:style-name="T136">s</text:span>, so these claims are gotten and stored. These can never be re-gotten until the user log<text:span text:style-name="T137">s</text:span> in again. </text:p>
      <text:p text:style-name="P44"><text:span text:style-name="T133">Usually the requirements for the exch</text:span><text:span text:style-name="T134">a</text:span><text:span text:style-name="T133">nge are the same as for the token phases, so the most common use pattern is to just specify exchange, refresh and access phases for a single script. Note that, as always, the current phase is set in the state, so your scripts can check.</text:span></text:p>
      <text:h text:style-name="Heading_20_2" text:outline-level="2"><text:bookmark-start text:name="__RefHeading___Toc33072_3045913216"/>State<text:bookmark-end text:name="__RefHeading___Toc33072_3045913216"/></text:h>
      <text:p text:style-name="P45">When a QDL script is run on the server, its state is stored and then recovered for each subsequent call. </text:p>
      <text:p text:style-name="P80"><text:soft-page-break/>You have a single environment from start to finish for your scripts.</text:p>
      <text:p text:style-name="P116"><text:span text:style-name="T80">E.g., </text:span><text:span text:style-name="T204">If <text:s/>you set something in, say, the pre_auth phase, it will be there in the post_exchange phase . </text:span><text:span text:style-name="T203">S</text:span><text:span text:style-name="T204">ee below for the table of system-managed constants. See “Accessing information in the runtime” below. These are injected into the state every time the system loads allowing you to have current state in sync with the flow. If you need something for later, store it in another variable. </text:span></text:p>
      <text:h text:style-name="Heading_20_2" text:outline-level="2"><text:bookmark-start text:name="__RefHeading___Toc33074_3045913216"/>Where does the QDL script go?<text:bookmark-end text:name="__RefHeading___Toc33074_3045913216"/></text:h>
      <text:p text:style-name="P57">There are two places</text:p>
      <text:p text:style-name="P57">1. Inside a handler. This means that it is only invoked for that handler in the specified phase(s).</text:p>
      <text:p text:style-name="P57">2. At the top-most level <text:span text:style-name="T205">in the </text:span><text:a xlink:type="simple" xlink:href="https://oa4mp.org/server/manuals/scripting-hooks.html" text:style-name="Internet_20_link" text:visited-style-name="Visited_20_Internet_20_Link"><text:span text:style-name="T205">server configuration</text:span></text:a><text:span text:style-name="T205">. This is outside of the current domain of this document and is used for setting up server-wide scripts that </text:span><text:span text:style-name="T81">e.g., </text:span><text:span text:style-name="T97">run for every client.</text:span></text:p>
      <text:h text:style-name="P214" text:outline-level="2">Understanding anaphors</text:h>
      <text:p text:style-name="P117">The main documentation for <text:a xlink:type="simple" xlink:href="https://qdl-lang.org/docs/pdf/anaphors.pdf" text:style-name="Internet_20_link" text:visited-style-name="Visited_20_Internet_20_Link">anaphors</text:a> – the JSON serialization of calls to the QDL runtime engine is intentionally simple and should be read before going any further. </text:p>
      <text:h text:style-name="Heading_20_2" text:outline-level="2"><text:bookmark-start text:name="__RefHeading___Toc33076_3045913216"/>Examples<text:bookmark-end text:name="__RefHeading___Toc33076_3045913216"/></text:h>
      <text:h text:style-name="Heading_20_3" text:outline-level="3"><text:bookmark-start text:name="__RefHeading___Toc33078_3045913216"/>Running code directly<text:bookmark-end text:name="__RefHeading___Toc33078_3045913216"/></text:h>
      <text:p text:style-name="P208">Running a single line of code. </text:p>
      <text:p text:style-name="P117">In this case, a token handler for identity tokens is created and a single line of code is run to assert a claim:</text:p>
      <text:p text:style-name="Preformatted_20_Text"><text:bookmark-start text:name="__DdeLink__1090258_1483999331"/><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bookmark-end text:name="__DdeLink__1090258_1483999331"/></text:p>
      <text:p text:style-name="Text_20_body"/>
      <text:p text:style-name="P28">This will assert a single claim of <text:span text:style-name="T35">foo</text:span> <text:span text:style-name="T205">has the constant value of </text:span><text:span text:style-name="T56">arf</text:span>. <text:span text:style-name="T205">Note this runs exactly once right after the access token is created and that claim will then persists through refreshes, exchanges and such.</text:span></text:p>
      <text:p text:style-name="P135"><text:span text:style-name="T14">Running </text:span><text:span text:style-name="T126">multiple</text:span><text:span text:style-name="T14"> line</text:span><text:span text:style-name="T126">s</text:span><text:span text:style-name="T14"> of code. </text:span></text:p>
      <text:p text:style-name="P117">If you wanted a more complex anaphor with several lines of code, just pass an array of lines. The anaphor in the handler would then be</text:p>
      <text:p text:style-name="P134"><text:bookmark-start text:name="__DdeLink__288_38057158371"/><text:bookmark-start text:name="__DdeLink__16748_2011254424"/><text:span text:style-name="T2">{"qdl":{"code":</text:span><text:span text:style-name="T126">[</text:span></text:p>
      <text:p text:style-name="P134"><text:soft-page-break/><text:span text:style-name="T2"><text:s text:c="11"/>"</text:span><text:span text:style-name="T20">x:=to_uri(claims.uid).path</text:span><text:span text:style-name="T2">;",</text:span></text:p>
      <text:p text:style-name="P134"><text:span text:style-name="T2"><text:s text:c="11"/>"</text:span><text:span text:style-name="T126">claims.my_id:=x-'/server'-'/users/';</text:span><text:span text:style-name="T2">"</text:span></text:p>
      <text:p text:style-name="P134"><text:span text:style-name="T126"><text:s text:c="9"/>]</text:span><text:span text:style-name="T2">,</text:span></text:p>
      <text:p text:style-name="P134"><text:span text:style-name="T2"><text:s text:c="8"/>"xmd":{"</text:span><text:span text:style-name="T127">exec_</text:span><text:span text:style-name="T2">phase":"</text:span><text:span text:style-name="T20">pre</text:span><text:span text:style-name="T2">_</text:span><text:span text:style-name="T19">token</text:span><text:span text:style-name="T2">"}}}</text:span><text:bookmark-end text:name="__DdeLink__288_38057158371"/><text:bookmark-end text:name="__DdeLink__16748_2011254424"/></text:p>
      <text:p text:style-name="Text_20_body"/>
      <text:p text:style-name="P27"><text:span text:style-name="T128">(</text:span><text:span text:style-name="T89">This</text:span> takes a <text:span text:style-name="T35">claims.uid</text:span> (like <text:span text:style-name="T65">'http://cilogon.org/serverA/users/12345'</text:span>) parses it and asserts a new claim, <text:span text:style-name="T205">having the value</text:span> <text:span text:style-name="T35">my_id </text:span><text:span text:style-name="T57">==</text:span><text:span text:style-name="T35"> 'A12345'</text:span>.</text:p>
      <text:h text:style-name="Heading_20_3" text:outline-level="3"><text:bookmark-start text:name="__RefHeading___Toc33080_3045913216"/>Running scripts<text:bookmark-end text:name="__RefHeading___Toc33080_3045913216"/></text:h>
      <text:p text:style-name="P135">Loading <text:span text:style-name="T14">a simple script </text:span><text:span text:style-name="T118">that has</text:span><text:span text:style-name="T14"> no arguments </text:span></text:p>
      <text:p text:style-name="P136"><text:bookmark-start text:name="__DdeLink__286_3805715837"/>{"<text:span text:style-name="T2">qdl":{"load":"x.qdl", "xmd":{"</text:span><text:span text:style-name="T127">exec_</text:span><text:span text:style-name="T2">phase":"</text:span><text:span text:style-name="T20">pre</text:span><text:span text:style-name="T2">_</text:span><text:span text:style-name="T19">token</text:span><text:span text:style-name="T2">"}}}</text:span><text:bookmark-end text:name="__DdeLink__286_3805715837"/></text:p>
      <text:p text:style-name="Standard">Note that if there were arguments, they would be included in the arg_list. <text:span text:style-name="T142">While arguments to the script are optional (at least as far as the handler goes), some execution phase is always required so the handler knows when to run it. If you omit the execution phase, your code will never run.</text:span></text:p>
      <text:p text:style-name="P206">Loading a script and passing it a list of arguments.</text:p>
      <text:p text:style-name="P122"/>
      <text:p text:style-name="P122">{"qdl":</text:p>
      <text:p text:style-name="P122"><text:s text:c="3"/>{</text:p>
      <text:p text:style-name="P122"><text:s text:c="5"/>"load":"y.qdl",</text:p>
      <text:p text:style-name="P122"><text:s text:c="5"/>"xmd":{"exec_phase":"pre_auth","token_type":"access"},</text:p>
      <text:p text:style-name="P122"><text:s text:c="5"/>"args":[4,true,{"server":"localhost","port":443}]</text:p>
      <text:p text:style-name="P122"><text:s text:c="3"/>}</text:p>
      <text:p text:style-name="P122">}<text:bookmark-start text:name="__DdeLink__290_3805715837"/></text:p>
      <text:p text:style-name="P122"><text:bookmark-end text:name="__DdeLink__290_3805715837"/></text:p>
      <text:p text:style-name="P5">This would create a<text:span text:style-name="T15">nd run</text:span> script like <text:span text:style-name="T16">(spaces added)</text:span></text:p>
      <text:p text:style-name="P124">script_load('y.qdl',</text:p>
      <text:p text:style-name="P124"><text:span text:style-name="T13"><text:s text:c="5"/>4,true,from_json('{"server":"localhost","port":443"}'</text:span>)</text:p>
      <text:p text:style-name="P124"><text:span text:style-name="T16"><text:s text:c="3"/>)</text:span>;</text:p>
      <text:p text:style-name="P48"/>
      <text:p text:style-name="P48">Note that the arguments in the configuration file (which is JSON/HOCON) are respectively an integer, a boolean and a JSON object. These are faithfully converted to number, boolean and stem in the arguments the script gets. <text:s/></text:p>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18">access</text:span>"},</text:p>
      <text:p text:style-name="Preformatted_20_Text"><text:s text:c="2"/>"args": {"port": 9443,"verbose": true,"x0": -47.5,"ssl":[3.5,true]},</text:p>
      <text:p text:style-name="P123"><text:s/>}</text:p>
      <text:p text:style-name="P123">}</text:p>
      <text:p text:style-name="Standard"/>
      <text:p text:style-name="P176">In this case, a script is loaded and a single argument is passed. This is converted to </text:p>
      <text:p text:style-name="P176"/>
      <text:p text:style-name="P123">script_load('y.qdl', </text:p>
      <text:p text:style-name="P123"><text:soft-page-break/><text:s text:c="3"/>from_json('{"port":9443,"verbose":true,"x0":-47.5,"ssl":[3.5,true]}'<text:span text:style-name="T16">)</text:span></text:p>
      <text:p text:style-name="P123"><text:s text:c="2"/>); <text:s/></text:p>
      <text:h text:style-name="P215" text:outline-level="2"><text:bookmark-start text:name="__RefHeading___Toc33082_3045913216"/>Loading multiple scripts for a handler<text:bookmark-end text:name="__RefHeading___Toc33082_3045913216"/></text:h>
      <text:p text:style-name="P41"><text:span text:style-name="T131">The handler identifies what sort of state you want exposed to the QDL scripts. </text:span><text:span text:style-name="T143">Again (because it is important)</text:span><text:span text:style-name="T131">,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42">{"tokens":<text:line-break/> {"access": {<text:line-break/> "lifetime": 1200000,<text:line-break/> "type": "scitoken"<text:line-break/> "qdl": <text:s/>[<text:line-break/> {"load": "ga4gh/ga4gh.qdl","xmd": {"exec_phase": ["post_user_info"]}},<text:line-break/> {"load": "ga4gh/at.qdl","xmd": </text:p>
      <text:p text:style-name="P42"><text:s text:c="4"/>{"exec_phase":["post_token","post_refresh","post_exchange"]}}<text:line-break/> ]<text:line-break/>}}}}</text:p>
      <text:p text:style-name="P177"/>
      <text:p text:style-name="P178"><text:span text:style-name="T131">In this case, two scripts are run by the handler. The first is </text:span><text:span text:style-name="T40">at.qdl</text:span><text:span text:style-name="T131"> for setting up access tokens, and the second, </text:span><text:span text:style-name="T39">ga4gh</text:span><text:span text:style-name="T40">.qdl</text:span><text:span text:style-name="T70">,</text:span><text:span text:style-name="T40"> </text:span><text:span text:style-name="T131">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e, but th</text:span><text:span text:style-name="T163">at might mean you should have a driver script that calls them. There is a</text:span><text:span text:style-name="T131"> strong suggestion that the phases be disjoint.</text:span></text:p>
      <text:h text:style-name="Heading_20_1" text:outline-level="1"><text:bookmark-start text:name="__RefHeading___Toc33084_3045913216"/><text:span text:style-name="T125">State in the</text:span> runtime.<text:bookmark-end text:name="__RefHeading___Toc33084_3045913216"/></text:h>
      <text:h text:style-name="Heading_20_2" text:outline-level="2">Loaded modules</text:h>
      <text:p text:style-name="P118">Usually OA4MP loads several modules for your convenience to use. These are available without any specific action on your part.</text:p>
      <table:table table:name="Table3" table:style-name="Table3">
        <table:table-column table:style-name="Table3.A"/>
        <table:table-column table:style-name="Table3.B"/>
        <table:table-column table:style-name="Table3.C"/>
        <table:table-row>
          <table:table-cell table:style-name="Table3.A1" office:value-type="string">
            <text:p text:style-name="P120">Variable</text:p>
          </table:table-cell>
          <table:table-cell table:style-name="Table3.A1" office:value-type="string">
            <text:p text:style-name="P120">Namespace</text:p>
          </table:table-cell>
          <table:table-cell table:style-name="Table3.C1" office:value-type="string">
            <text:p text:style-name="P120">Module Description</text:p>
          </table:table-cell>
        </table:table-row>
        <table:table-row>
          <table:table-cell table:style-name="Table3.A2" office:value-type="string">
            <text:p text:style-name="P120">acl</text:p>
          </table:table-cell>
          <table:table-cell table:style-name="Table3.A2" office:value-type="string">
            <text:p text:style-name="P70">oa2:/qdl/acl</text:p>
          </table:table-cell>
          <table:table-cell table:style-name="Table3.C2" office:value-type="string">
            <text:p text:style-name="P119">Access control</text:p>
          </table:table-cell>
        </table:table-row>
        <table:table-row>
          <table:table-cell table:style-name="Table3.A2" office:value-type="string">
            <text:p text:style-name="P120">claims</text:p>
          </table:table-cell>
          <table:table-cell table:style-name="Table3.A2" office:value-type="string">
            <text:p text:style-name="P70">a2:/qdl/oidc/claims</text:p>
          </table:table-cell>
          <table:table-cell table:style-name="Table3.C2" office:value-type="string">
            <text:p text:style-name="P119">Claim utilities</text:p>
          </table:table-cell>
        </table:table-row>
        <table:table-row>
          <table:table-cell table:style-name="Table3.A2" office:value-type="string">
            <text:p text:style-name="P120">jwt</text:p>
          </table:table-cell>
          <table:table-cell table:style-name="Table3.A2" office:value-type="string">
            <text:p text:style-name="P70">oa2:/qdl/jwt </text:p>
          </table:table-cell>
          <table:table-cell table:style-name="Table3.C2" office:value-type="string">
            <text:p text:style-name="P119">JSON web token utilities</text:p>
          </table:table-cell>
        </table:table-row>
      </table:table>
      <text:p text:style-name="P118"/>
      <text:p text:style-name="P121"/>
      <text:h text:style-name="Heading_20_2" text:outline-level="2">Managed Variables</text:h>
      <text:p text:style-name="P9">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office:value-type="string">
            <text:p text:style-name="P11">Variable</text:p>
          </table:table-cell>
          <table:table-cell table:style-name="Table1.A1" office:value-type="string">
            <text:p text:style-name="P25">U</text:p>
          </table:table-cell>
          <table:table-cell table:style-name="Table1.A1" office:value-type="string">
            <text:p text:style-name="P11">Component</text:p>
          </table:table-cell>
          <table:table-cell table:style-name="Table1.A1" office:value-type="string">
            <text:p text:style-name="P11">Description</text:p>
          </table:table-cell>
          <table:table-cell table:style-name="Table1.E1" table:number-columns-spanned="2" office:value-type="string">
            <text:p text:style-name="P11">Comment</text:p>
          </table:table-cell>
          <table:covered-table-cell/>
        </table:table-row>
        <table:table-row>
          <table:table-cell table:style-name="Table1.A2" office:value-type="string">
            <text:p text:style-name="P165">access_control.</text:p>
          </table:table-cell>
          <table:table-cell table:style-name="Table1.A2" office:value-type="string">
            <text:p text:style-name="P131">-</text:p>
          </table:table-cell>
          <table:table-cell table:style-name="Table1.A2" office:value-type="string">
            <text:p text:style-name="P187">all</text:p>
          </table:table-cell>
          <table:table-cell table:style-name="Table1.A2" table:number-columns-spanned="2" office:value-type="string">
            <text:p text:style-name="P198">ACL info</text:p>
          </table:table-cell>
          <table:covered-table-cell/>
          <table:table-cell table:style-name="Table1.F2" office:value-type="string">
            <text:p text:style-name="P199"><text:span text:style-name="T188">Th</text:span><text:span text:style-name="T187">is stem contains the client id in</text:span><text:span text:style-name="T188"> </text:span><text:span text:style-name="T53">client_id</text:span><text:span text:style-name="T188"> </text:span><text:span text:style-name="T187">and a possibly empty list of </text:span><text:span text:style-name="T52">admins.</text:span><text:span text:style-name="T188"> </text:span><text:span text:style-name="T187">See below.</text:span></text:p>
          </table:table-cell>
        </table:table-row>
        <table:table-row>
          <table:table-cell table:style-name="Table1.A2" office:value-type="string">
            <text:p text:style-name="P166">access_token.</text:p>
          </table:table-cell>
          <table:table-cell table:style-name="Table1.A2" office:value-type="string">
            <text:p text:style-name="P24">+</text:p>
          </table:table-cell>
          <table:table-cell table:style-name="Table1.A2" office:value-type="string">
            <text:p text:style-name="P11">access token</text:p>
          </table:table-cell>
          <table:table-cell table:style-name="Table1.A2" table:number-columns-spanned="2" office:value-type="string">
            <text:p text:style-name="P10">claims</text:p>
          </table:table-cell>
          <table:covered-table-cell/>
          <table:table-cell table:style-name="Table1.F2" office:value-type="string">
            <text:p text:style-name="P196">The current set of claims used to create the access token (if that token requires them).</text:p>
          </table:table-cell>
        </table:table-row>
        <table:table-row>
          <table:table-cell table:style-name="Table1.A2" office:value-type="string">
            <text:p text:style-name="P166">at_original_scopes.</text:p>
          </table:table-cell>
          <table:table-cell table:style-name="Table1.A2" office:value-type="string">
            <text:p text:style-name="P24"/>
          </table:table-cell>
          <table:table-cell table:style-name="Table1.A2" office:value-type="string">
            <text:p text:style-name="P202">access_token, refresh, exchange</text:p>
          </table:table-cell>
          <table:table-cell table:style-name="Table1.A2" table:number-columns-spanned="2" office:value-type="string">
            <text:p text:style-name="P203">original access token scopes</text:p>
          </table:table-cell>
          <table:covered-table-cell/>
          <table:table-cell table:style-name="Table1.F2" office:value-type="string">
            <text:p text:style-name="P203">This is a list of the scopes that were returned in the first token exchange. It cannot be altered. The intent is that you have it for reference in scripting for checking up or down scoping.</text:p>
          </table:table-cell>
        </table:table-row>
        <table:table-row>
          <table:table-cell table:style-name="Table1.A2" office:value-type="string">
            <text:p text:style-name="P166">audience.</text:p>
          </table:table-cell>
          <table:table-cell table:style-name="Table1.A2" office:value-type="string">
            <text:p text:style-name="P71">-</text:p>
          </table:table-cell>
          <table:table-cell table:style-name="Table1.A2" office:value-type="string">
            <text:p text:style-name="P11">id token</text:p>
          </table:table-cell>
          <table:table-cell table:style-name="Table1.A2" table:number-columns-spanned="2" office:value-type="string">
            <text:p text:style-name="P10">requested audience</text:p>
          </table:table-cell>
          <table:covered-table-cell/>
          <table:table-cell table:style-name="Table1.F2" office:value-type="string">
            <text:p text:style-name="P10">Requested audiences in the initial request. This may impact multiple tokens, such as the id token and the access token. Again, the spec. allows this to be overloaded.</text:p>
          </table:table-cell>
        </table:table-row>
        <table:table-row>
          <table:table-cell table:style-name="Table1.A2" office:value-type="string">
            <text:p text:style-name="P173">auth_headers.</text:p>
          </table:table-cell>
          <table:table-cell table:style-name="Table1.A2" office:value-type="string">
            <text:p text:style-name="P24">-</text:p>
          </table:table-cell>
          <table:table-cell table:style-name="Table1.A2" office:value-type="string">
            <text:p text:style-name="P204">all</text:p>
          </table:table-cell>
          <table:table-cell table:style-name="Table1.A2" table:number-columns-spanned="2" office:value-type="string">
            <text:p text:style-name="P205">auth headers</text:p>
          </table:table-cell>
          <table:covered-table-cell/>
          <table:table-cell table:style-name="Table1.F2" office:value-type="string">
            <text:p text:style-name="P205">In the pre and post auth phase, the HTTP headers will be converter to this stem. <text:s/>In all other phases, this exists, but is empty. This allows an IDP to assert user information (e.g. SAML does this) at authorization.</text:p>
          </table:table-cell>
        </table:table-row>
        <table:table-row>
          <table:table-cell table:style-name="Table1.A2" office:value-type="string">
            <text:p text:style-name="P166">claims.</text:p>
          </table:table-cell>
          <table:table-cell table:style-name="Table1.A2" office:value-type="string">
            <text:p text:style-name="P24">+</text:p>
          </table:table-cell>
          <table:table-cell table:style-name="Table1.A2" office:value-type="string">
            <text:p text:style-name="P11">id token</text:p>
          </table:table-cell>
          <table:table-cell table:style-name="Table1.A2" table:number-columns-spanned="2" office:value-type="string">
            <text:p text:style-name="P10">claims</text:p>
          </table:table-cell>
          <table:covered-table-cell/>
          <table:table-cell table:style-name="Table1.F2" office:value-type="string">
            <text:p text:style-name="P196">The current set of user claims that will be used to create the ID token.</text:p>
          </table:table-cell>
        </table:table-row>
        <table:table-row>
          <table:table-cell table:style-name="Table1.A2" office:value-type="string">
            <text:p text:style-name="P166">claims_sources.</text:p>
          </table:table-cell>
          <table:table-cell table:style-name="Table1.A2" office:value-type="string">
            <text:p text:style-name="P24">+</text:p>
          </table:table-cell>
          <table:table-cell table:style-name="Table1.A2" office:value-type="string">
            <text:p text:style-name="P11">id token</text:p>
          </table:table-cell>
          <table:table-cell table:style-name="Table1.A2" table:number-columns-spanned="2" office:value-type="string">
            <text:p text:style-name="P10">list of claim sources for id token</text:p>
          </table:table-cell>
          <table:covered-table-cell/>
          <table:table-cell table:style-name="Table1.F2" office:value-type="string">
            <text:p text:style-name="P10">A list of claim sources that will be processed in order. If you add one, be sure it is in the right place if needed. You may add/remove as needed. <text:span text:style-name="T187"><text:s/></text:span></text:p>
          </table:table-cell>
        </table:table-row>
        <table:table-row>
          <table:table-cell table:style-name="Table1.A2" office:value-type="string">
            <text:p text:style-name="P167">exec_phase</text:p>
          </table:table-cell>
          <table:table-cell table:style-name="Table1.A2" office:value-type="string">
            <text:p text:style-name="P24">-</text:p>
          </table:table-cell>
          <table:table-cell table:style-name="Table1.A2" office:value-type="string">
            <text:p text:style-name="P194">all</text:p>
          </table:table-cell>
          <table:table-cell table:style-name="Table1.A2" table:number-columns-spanned="2" office:value-type="string">
            <text:p text:style-name="P195">current phase</text:p>
          </table:table-cell>
          <table:covered-table-cell/>
          <table:table-cell table:style-name="Table1.F2" office:value-type="string">
            <text:p text:style-name="P195">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table-cell table:style-name="Table1.A2" office:value-type="string">
            <text:p text:style-name="P166">flow_states.</text:p>
          </table:table-cell>
          <table:table-cell table:style-name="Table1.A2" office:value-type="string">
            <text:p text:style-name="P24">+</text:p>
          </table:table-cell>
          <table:table-cell table:style-name="Table1.A2" office:value-type="string">
            <text:p text:style-name="P11">all</text:p>
          </table:table-cell>
          <table:table-cell table:style-name="Table1.A2" table:number-columns-spanned="2" office:value-type="string">
            <text:p text:style-name="P10">Flow states</text:p>
          </table:table-cell>
          <table:covered-table-cell/>
          <table:table-cell table:style-name="Table1.F2" office:value-type="string">
            <text:p text:style-name="P10">The various states that control execution. Generally you only need to use these if you need to change the control flow, typically, there is an access violation and you terminate the request.</text:p>
          </table:table-cell>
        </table:table-row>
        <table:table-row>
          <table:table-cell table:style-name="Table1.A2" office:value-type="string">
            <text:p text:style-name="P168">mail.</text:p>
          </table:table-cell>
          <table:table-cell table:style-name="Table1.A2" office:value-type="string">
            <text:p text:style-name="P131">-</text:p>
          </table:table-cell>
          <table:table-cell table:style-name="Table1.A2" office:value-type="string">
            <text:p text:style-name="P106">all</text:p>
          </table:table-cell>
          <table:table-cell table:style-name="Table1.A2" table:number-columns-spanned="2" office:value-type="string">
            <text:p text:style-name="P107">The mail configuration</text:p>
          </table:table-cell>
          <table:covered-table-cell/>
          <table:table-cell table:style-name="Table1.F2" office:value-type="string">
            <text:p text:style-name="P107">This is the server configuration for email which allows for QDL scripts to send notifications. See the section on email.</text:p>
          </table:table-cell>
        </table:table-row>
        <table:table-row>
          <table:table-cell table:style-name="Table1.A2" office:value-type="string">
            <text:p text:style-name="P169">message</text:p>
          </table:table-cell>
          <table:table-cell table:style-name="Table1.A2" office:value-type="string">
            <text:p text:style-name="P131">-</text:p>
          </table:table-cell>
          <table:table-cell table:style-name="Table1.A2" office:value-type="string">
            <text:p text:style-name="P191">all</text:p>
          </table:table-cell>
          <table:table-cell table:style-name="Table1.A2" table:number-columns-spanned="2" office:value-type="string">
            <text:p text:style-name="P192">The configured message</text:p>
          </table:table-cell>
          <table:covered-table-cell/>
          <table:table-cell table:style-name="Table1.F2" office:value-type="string">
            <text:p text:style-name="P192">Note that this follows QDLMail format, so the first line is the subject and the rest of the stem is the body. </text:p>
          </table:table-cell>
        </table:table-row>
        <table:table-row>
          <table:table-cell table:style-name="Table1.A2" office:value-type="string">
            <text:p text:style-name="P172">oa4mp_er<text:span text:style-name="T195">r</text:span>or</text:p>
          </table:table-cell>
          <table:table-cell table:style-name="Table1.A2" office:value-type="string">
            <text:p text:style-name="P131">-</text:p>
          </table:table-cell>
          <table:table-cell table:style-name="Table1.A2" office:value-type="string">
            <text:p text:style-name="P200">all</text:p>
          </table:table-cell>
          <table:table-cell table:style-name="Table1.A2" table:number-columns-spanned="2" office:value-type="string">
            <text:p text:style-name="P201">1000</text:p>
          </table:table-cell>
          <table:covered-table-cell/>
          <table:table-cell table:style-name="Table1.F2" office:value-type="string">
            <text:p text:style-name="P201">A reserved value for error handling. See below.</text:p>
          </table:table-cell>
        </table:table-row>
        <text:soft-page-break/>
        <table:table-row>
          <table:table-cell table:style-name="Table1.A2" office:value-type="string">
            <text:p text:style-name="P169">proxy_claims.</text:p>
          </table:table-cell>
          <table:table-cell table:style-name="Table1.A2" office:value-type="string">
            <text:p text:style-name="P131">-</text:p>
          </table:table-cell>
          <table:table-cell table:style-name="Table1.A2" office:value-type="string">
            <text:p text:style-name="P191">all</text:p>
          </table:table-cell>
          <table:table-cell table:style-name="Table1.A2" table:number-columns-spanned="2" office:value-type="string">
            <text:p text:style-name="P192">claims from the proxy</text:p>
          </table:table-cell>
          <table:covered-table-cell/>
          <table:table-cell table:style-name="Table1.F2" office:value-type="string">
            <text:p text:style-name="P192">If you have enabled authorization by proxy, the list of claims with their values allowed to the client is put here</text:p>
          </table:table-cell>
        </table:table-row>
        <table:table-row>
          <table:table-cell table:style-name="Table1.A2" office:value-type="string">
            <text:p text:style-name="P166">refresh_token.</text:p>
          </table:table-cell>
          <table:table-cell table:style-name="Table1.A2" office:value-type="string">
            <text:p text:style-name="P24">+</text:p>
          </table:table-cell>
          <table:table-cell table:style-name="Table1.A2" office:value-type="string">
            <text:p text:style-name="P11">refresh token</text:p>
          </table:table-cell>
          <table:table-cell table:style-name="Table1.A2" table:number-columns-spanned="2" office:value-type="string">
            <text:p text:style-name="P10">claims </text:p>
          </table:table-cell>
          <table:covered-table-cell/>
          <table:table-cell table:style-name="Table1.F2" office:value-type="string">
            <text:p text:style-name="P196">Claims used to create the refresh token, if supported.</text:p>
          </table:table-cell>
        </table:table-row>
        <table:table-row>
          <table:table-cell table:style-name="Table1.A2" office:value-type="string">
            <text:p text:style-name="P166">scopes.</text:p>
          </table:table-cell>
          <table:table-cell table:style-name="Table1.A2" office:value-type="string">
            <text:p text:style-name="P71">-</text:p>
          </table:table-cell>
          <table:table-cell table:style-name="Table1.A2" office:value-type="string">
            <text:p text:style-name="P197">all</text:p>
          </table:table-cell>
          <table:table-cell table:style-name="Table1.A2" table:number-columns-spanned="2" office:value-type="string">
            <text:p text:style-name="P10">requested scopes</text:p>
          </table:table-cell>
          <table:covered-table-cell/>
          <table:table-cell table:style-name="Table1.F2" office:value-type="string">
            <text:p text:style-name="P10">The scopes in the initial request. This may include scopes for access tokens too since the spec. allows this to be drastically overloaded. Setting this is ignored – <text:span text:style-name="T111">you cannot change the scopes the user requested (though you sure can ignore them)</text:span>.</text:p>
          </table:table-cell>
        </table:table-row>
        <table:table-row>
          <table:table-cell table:style-name="Table1.A2" office:value-type="string">
            <text:p text:style-name="P170">sys_err.</text:p>
          </table:table-cell>
          <table:table-cell table:style-name="Table1.A2" office:value-type="string">
            <text:p text:style-name="P128">+</text:p>
          </table:table-cell>
          <table:table-cell table:style-name="Table1.A2" office:value-type="string">
            <text:p text:style-name="P129">all</text:p>
          </table:table-cell>
          <table:table-cell table:style-name="Table1.A2" table:number-columns-spanned="2" office:value-type="string">
            <text:p text:style-name="P130">Errors</text:p>
          </table:table-cell>
          <table:covered-table-cell/>
          <table:table-cell table:style-name="Table1.F2" office:value-type="string">
            <text:p text:style-name="P130">This is a stem you set in order to have the runtime engine generate an exception outside QDL. See below, Errors</text:p>
          </table:table-cell>
        </table:table-row>
        <table:table-row>
          <table:table-cell table:style-name="Table1.A2" office:value-type="string">
            <text:p text:style-name="P171">tx_audience.</text:p>
          </table:table-cell>
          <table:table-cell table:style-name="Table1.A2" office:value-type="string">
            <text:p text:style-name="P131">-</text:p>
          </table:table-cell>
          <table:table-cell table:style-name="Table1.A2" office:value-type="string">
            <text:p text:style-name="P129">"</text:p>
          </table:table-cell>
          <table:table-cell table:style-name="Table1.A2" table:number-columns-spanned="2" office:value-type="string">
            <text:p text:style-name="P133">TX audience</text:p>
          </table:table-cell>
          <table:covered-table-cell/>
          <table:table-cell table:style-name="Table1.F2" office:value-type="string">
            <text:p text:style-name="P193">requested audience for TX. These are strings that identify the service using the token.</text:p>
          </table:table-cell>
        </table:table-row>
        <table:table-row>
          <table:table-cell table:style-name="Table1.A2" office:value-type="string">
            <text:p text:style-name="P171">tx_resource.</text:p>
          </table:table-cell>
          <table:table-cell table:style-name="Table1.A2" office:value-type="string">
            <text:p text:style-name="P131">-</text:p>
          </table:table-cell>
          <table:table-cell table:style-name="Table1.A2" office:value-type="string">
            <text:p text:style-name="P129">"</text:p>
          </table:table-cell>
          <table:table-cell table:style-name="Table1.A2" table:number-columns-spanned="2" office:value-type="string">
            <text:p text:style-name="P133">TX resources</text:p>
          </table:table-cell>
          <table:covered-table-cell/>
          <table:table-cell table:style-name="Table1.F2" office:value-type="string">
            <text:p text:style-name="P193">requested resources for TX. Similar to audience but these are URIs.</text:p>
          </table:table-cell>
        </table:table-row>
        <table:table-row>
          <table:table-cell table:style-name="Table1.A2" office:value-type="string">
            <text:p text:style-name="P171">tx_scopes.</text:p>
          </table:table-cell>
          <table:table-cell table:style-name="Table1.A2" office:value-type="string">
            <text:p text:style-name="P131">-</text:p>
          </table:table-cell>
          <table:table-cell table:style-name="Table1.A2" office:value-type="string">
            <text:p text:style-name="P132">refresh, access token</text:p>
          </table:table-cell>
          <table:table-cell table:style-name="Table1.A2" table:number-columns-spanned="2" office:value-type="string">
            <text:p text:style-name="P133">TX scopes</text:p>
          </table:table-cell>
          <table:covered-table-cell/>
          <table:table-cell table:style-name="Table1.F2" office:value-type="string">
            <text:p text:style-name="P193">requested scopes for TX</text:p>
          </table:table-cell>
        </table:table-row>
        <table:table-row>
          <table:table-cell table:style-name="Table1.A2" office:value-type="string">
            <text:p text:style-name="P166">xas.</text:p>
          </table:table-cell>
          <table:table-cell table:style-name="Table1.A2" office:value-type="string">
            <text:p text:style-name="P71">-</text:p>
          </table:table-cell>
          <table:table-cell table:style-name="Table1.A2" office:value-type="string">
            <text:p text:style-name="P11">all</text:p>
          </table:table-cell>
          <table:table-cell table:style-name="Table1.A2" table:number-columns-spanned="2" office:value-type="string">
            <text:p text:style-name="P10">extended attributes</text:p>
          </table:table-cell>
          <table:covered-table-cell/>
          <table:table-cell table:style-name="Table1.F2" office:value-type="string">
            <text:p text:style-name="P8"><text:span text:style-name="T71">Extra attributes (</text:span><text:span text:style-name="T111">namespace</text:span><text:span text:style-name="T71"> qualified) that may be sent by a client. </text:span><text:span text:style-name="T207">Be sure you enable them for the client!!</text:span></text:p>
          </table:table-cell>
        </table:table-row>
      </table:table>
      <text:p text:style-name="P22"/>
      <text:p text:style-name="P23">U = updateable. <text:s/></text:p>
      <text:p text:style-name="P23">+ = y,</text:p>
      <text:p text:style-name="P23">- = no.</text:p>
      <text:p text:style-name="P23">If it is not updateable, then any changes to the values are ignored by the system. <text:span text:style-name="T208">i.e., you can set them but changes are ignored.</text:span></text:p>
      <text:p text:style-name="P26"><text:span text:style-name="T113">TX = Token Exchange (RFC 8693). These are sent in the request. They may or may not be sent and in that case, </text:span><text:span text:style-name="T114">but they always </text:span><text:span text:style-name="T113">exist </text:span><text:span text:style-name="T115">inside QDL </text:span><text:span text:style-name="T116">during the </text:span><text:span text:style-name="T38">pre_exchange</text:span><text:span text:style-name="T116"> and </text:span><text:span text:style-name="T38">post_exchange</text:span><text:span text:style-name="T116"> phases (not at other times, since they come from the request itself)</text:span><text:span text:style-name="T113">. </text:span><text:span text:style-name="T114">You can check with a call to</text:span><text:span text:style-name="T36"> </text:span><text:span text:style-name="T37">size</text:span><text:span text:style-name="T36">(</text:span><text:span text:style-name="T32">var</text:span><text:span text:style-name="T36">)</text:span><text:span text:style-name="T113"> </text:span><text:span text:style-name="T114">and if it is zero, nothing was requested</text:span><text:span text:style-name="T113">.</text:span></text:p>
      <text:p text:style-name="P7"><text:span text:style-name="T111">C</text:span><text:span text:style-name="T71">laims objects are </text:span><text:span text:style-name="T111">always </text:span><text:span text:style-name="T71">directly serialized into the token for the JWT. </text:span><text:span text:style-name="T72">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71"><text:line-break/></text:span></text:p>
      <text:p text:style-name="P75"><text:soft-page-break/>Also, the current set of signing keys are injected into the JWT utilities and available there, <text:s/>so issuing a <text:span text:style-name="T35">create_jwt(arg.)</text:span> will just create a correctly signed JWT. </text:p>
      <text:h text:style-name="P216" text:outline-level="2"><text:bookmark-start text:name="__RefHeading___Toc33086_3045913216"/>Detailed notes<text:bookmark-end text:name="__RefHeading___Toc33086_3045913216"/></text:h>
      <text:h text:style-name="P219" text:outline-level="3"><text:bookmark-start text:name="__RefHeading___Toc33088_3045913216"/>Access Control (access_control.)<text:bookmark-end text:name="__RefHeading___Toc33088_3045913216"/></text:h>
      <text:p text:style-name="P96"><text:span text:style-name="T187">The variable </text:span><text:span text:style-name="T52">access_control.</text:span><text:span text:style-name="T187"> </text:span><text:span text:style-name="T189">is from QDL's ACL system and </text:span><text:span text:style-name="T187">contains the current client identifier in the </text:span><text:span text:style-name="T52">client_id</text:span><text:span text:style-name="T187"> entry and a list of admin ids (if there are any) in the </text:span><text:span text:style-name="T52">admins.</text:span><text:span text:style-name="T187"> entry. </text:span><text:span text:style-name="T189">Generally the admin list will have at most one entry, which is the one that allowed this flow in the first place. </text:span><text:span text:style-name="T187">This is not alterable. </text:span></text:p>
      <text:h text:style-name="P220" text:outline-level="3"><text:bookmark-start text:name="__RefHeading___Toc653203_2272229002"/>Authorization headers (auth_headers.)<text:bookmark-end text:name="__RefHeading___Toc653203_2272229002"/></text:h>
      <text:p text:style-name="P111"><text:span text:style-name="T196">Many identity providers (IDPs) send information about the user in the header when the user authenticates. Some fo these, such as the acr claim are standard, but many times they are not. A common construct is to prefix claims intended for OIDC or OAuth with a string, such as </text:span><text:span text:style-name="T7">OIDC_CLAIM_</text:span>. <text:span text:style-name="T196">In the QDL runtime environment almost all the claims are put into a stem called </text:span><text:span text:style-name="T55">auth_headers.</text:span><text:span text:style-name="T196"> </text:span><text:span text:style-name="T7"><text:s/></text:span><text:span text:style-name="T196"><text:s/>A few claims, such as authorization, which may contain the client password, are not returned, but otherwise the claims are normalized so the name is lower case (as per RFC 7230 § </text:span><text:span text:style-name="T197">3.2 they are case insensitive) and the values are asserted as either strings or as a list of strings. A typical example of </text:span><text:span text:style-name="T55">auth_headers.</text:span><text:span text:style-name="T197"> is (</text:span><text:span text:style-name="T198">formatted, </text:span><text:span text:style-name="T197">line breaks added for readability</text:span><text:span text:style-name="T198">)</text:span><text:span text:style-name="T197">:</text:span></text:p>
      <text:p text:style-name="P110"/>
      <text:p text:style-name="Preformatted_20_Text"><text:s text:c="22"/>accept : text/html,application/xhtml+xml,<text:span text:style-name="T197">\<text:line-break/></text:span> <text:s text:c="30"/>application/xml;q=0.9,image/avif,<text:span text:style-name="T197">\<text:line-break/></text:span> <text:s text:c="30"/>image/webp,*/*;q=0.8</text:p>
      <text:p text:style-name="Preformatted_20_Text"><text:s text:c="13"/>accept-encoding : gzip, deflate, br</text:p>
      <text:p text:style-name="Preformatted_20_Text"><text:s text:c="13"/>accept-language : en-US,en;q=0.5</text:p>
      <text:p text:style-name="Preformatted_20_Text"><text:s text:c="18"/>connection : keep-alive</text:p>
      <text:p text:style-name="Preformatted_20_Text"><text:s text:c="12"/>oidc_claim_email : bob@physics.bgsu.edu</text:p>
      <text:p text:style-name="Preformatted_20_Text"><text:s text:c="7"/>oidc_claim_first_name : Robert</text:p>
      <text:p text:style-name="Preformatted_20_Text"><text:s text:c="11"/>oidc_claim_groups : [bgsu-all, bgsu_physics, high-energy] </text:p>
      <text:p text:style-name="Preformatted_20_Text"><text:s text:c="8"/>oidc-claim_last_name : Smith</text:p>
      <text:p text:style-name="Preformatted_20_Text"><text:s text:c="14"/>sec-fetch-dest : document</text:p>
      <text:p text:style-name="Preformatted_20_Text"><text:s text:c="14"/>sec-fetch-mode : navigate</text:p>
      <text:p text:style-name="Preformatted_20_Text"><text:s text:c="14"/>sec-fetch-site : none</text:p>
      <text:p text:style-name="Preformatted_20_Text"><text:s text:c="14"/>sec-fetch-user : ?1</text:p>
      <text:p text:style-name="Preformatted_20_Text"><text:s text:c="3"/>upgrade-insecure-requests : 1</text:p>
      <text:p text:style-name="Preformatted_20_Text"><text:s text:c="18"/>user-agent : Mozilla/5.0 (X11; Ubuntu; Linux x86_64; rv:125.0)<text:span text:style-name="T197">\<text:line-break/></text:span> <text:s text:c="30"/>Gecko/20100101 Firefox/125.0</text:p>
      <text:p text:style-name="P112"><text:line-break/>You may either process these directly as any other stem or use the <text:a xlink:type="simple" xlink:href="https://oa4mp.org/pdf/creating_claim_sources2.pdf" text:style-name="Internet_20_link" text:visited-style-name="Visited_20_Internet_20_Link">http header filter claim source</text:a> . If that seem to be a lot of unnecessary extra information, remember that QDL is leaving making sense of it to you, since there is no standard on what a server can pass back. As much as possible is returned. except if there is a bona fide security issue (such as cookies, passwords, &amp;c).</text:p>
      <text:p text:style-name="P112"><text:soft-page-break/>A final note is that this is available only in the <text:span text:style-name="T35">pre_</text:span> or <text:span text:style-name="T35">post_auth</text:span> phase. The variable is defined in other phases, but is empty. If you want/need to save some values, stash them in another variable that is not controlled by the system.</text:p>
      <text:h text:style-name="P219" text:outline-level="3"><text:bookmark-start text:name="__RefHeading___Toc33090_3045913216"/>Claim sources (claim_sources.)<text:bookmark-end text:name="__RefHeading___Toc33090_3045913216"/></text:h>
      <text:p text:style-name="P96"><text:span text:style-name="T187">OA4MP is able to use a list of claim sources (a stem of stems) to automatically get user meta data claims. This was the original system in OA4MP before QDL and is still used by a some clients. </text:span><text:span text:style-name="T189">Proper usage is to set these in sequence in some init script and then OA4MP manages them after that (including getting data for the user info endpoint). </text:span><text:span text:style-name="T187">The use of this is discouraged, however, since control passes outside of QDL, hence there is only very clumsy access to the sources once set. </text:span><text:span text:style-name="T189">The far better way is to just get the information you want directly in a QDL script.</text:span></text:p>
      <text:h text:style-name="P221" text:outline-level="3"><text:bookmark-start text:name="__RefHeading___Toc33092_3045913216"/>Extended Attributes (xsa.)<text:bookmark-end text:name="__RefHeading___Toc33092_3045913216"/></text:h>
      <text:p text:style-name="P76">These are sent by the client to the service in the initial request and are of the form:</text:p>
      <text:p text:style-name="P76">NS:<text:span text:style-name="T75">path </text:span><text:span text:style-name="T89">= v0,v1,v2,…</text:span></text:p>
      <text:p text:style-name="P76"><text:span text:style-name="T89">Where NS is the namespace </text:span><text:span text:style-name="T107">oa4mp</text:span><text:span text:style-name="T89"> or </text:span><text:span text:style-name="T107">cilogon </text:span><text:span text:style-name="T98">and </text:span><text:span text:style-name="T87">path </text:span><text:span text:style-name="T98"><text:s/>is just a standard path. </text:span></text:p>
      <text:p text:style-name="P18">E.g. If a client sent this as part of its set of parameters</text:p>
      <text:p text:style-name="Preformatted_20_Text">oa4mp:/tokens/access/lifetime=3600000&amp;oa4mp:/roles=admin,users</text:p>
      <text:p text:style-name="P18"/>
      <text:p text:style-name="P77"><text:span text:style-name="T89">Then in the environment, there would be a stem </text:span><text:span text:style-name="T28">xas.</text:span><text:span text:style-name="T89"> with the value</text:span></text:p>
      <text:p text:style-name="Preformatted_20_Text">{oa4mp:{/tokens/access/lifetime:3600000,/roles:[admin,users]}}</text:p>
      <text:p text:style-name="P18"/>
      <text:p text:style-name="P18">Note that OA4MP does nothing with these except pass them along to the scripting environment. They are also read only. One potential use is that the client can send custom information about group roles for a given user directly.</text:p>
      <text:p text:style-name="P19"><text:span text:style-name="T11">A final note is that there is no canonical way for OA4MP or QDL to determine what the types of variables are, </text:span><text:span text:style-name="T12">since the request jumps through so many hoops, </text:span><text:span text:style-name="T11">so the</text:span><text:span text:style-name="T12">y</text:span><text:span text:style-name="T11"> are all string-valued. In the case of the /</text:span><text:span text:style-name="T50">refresh</text:span><text:span text:style-name="T33">/</text:span><text:span text:style-name="T50">lifetime</text:span><text:span text:style-name="T11">. this means it needs to have </text:span><text:span text:style-name="T50">to_number</text:span><text:span text:style-name="T51">()</text:span><text:span text:style-name="T11"> invoked as needed, etc.</text:span></text:p>
      <text:p text:style-name="P207">Example. Configuring the OA4MP client to send XAs</text:p>
      <text:p text:style-name="P108"><text:span text:style-name="T89">Now, the client </text:span><text:span text:style-name="T82">must </text:span><text:span text:style-name="T98"><text:s/>send the parameters as uris that start with either </text:span><text:span text:style-name="T28">oa4mp:</text:span><text:span text:style-name="T98"> or </text:span><text:span text:style-name="T28">cilogon:</text:span><text:span text:style-name="T98"> and these may be many valued. A typical use is in the webapp client configuration (which allows for static attributes and is useful for testing), so in the </text:span><text:span text:style-name="T99">OA4MP client configuration </text:span><text:span text:style-name="T98">you might have and entry like</text:span></text:p>
      <text:p text:style-name="P175">&lt;client name="myclient"&gt;</text:p>
      <text:p text:style-name="P175"><text:s text:c="8"/>&lt;parameters&gt;</text:p>
      <text:p text:style-name="P175"><text:s text:c="10"/>&lt;parameter key="oa4mp:role"&gt;researcher&lt;/parameter&gt;</text:p>
      <text:p text:style-name="P175"><text:s text:c="10"/>&lt;parameter key="oa4mp:role"&gt;admin&lt;/parameter&gt;</text:p>
      <text:p text:style-name="P175"><text:s text:c="10"/>&lt;parameter key="oa4mp:/refresh/lifetime"&gt;1000000&lt;/parameter&gt;</text:p>
      <text:p text:style-name="P175"><text:s text:c="8"/>&lt;/parameters&gt;</text:p>
      <text:p text:style-name="P175">&lt;!-- bunch of other stuff - - &gt;</text:p>
      <text:p text:style-name="P175"><text:soft-page-break/>&lt;/client&gt;</text:p>
      <text:p text:style-name="P20"/>
      <text:p text:style-name="P20">If all goes well, then in the runtime environment you would get <text:span text:style-name="T35">xas.</text:span> as <text:span text:style-name="T194">the</text:span> stem : </text:p>
      <text:p text:style-name="P175">{</text:p>
      <text:p text:style-name="P175"><text:s text:c="2"/>oa4mp : <text:s/>{</text:p>
      <text:p text:style-name="P175"><text:s text:c="4"/>/refresh/lifetime :<text:span text:style-name="T109">[1000000]</text:span>,</text:p>
      <text:p text:style-name="P175"><text:s text:c="4"/>role : <text:span text:style-name="T109">[</text:span>researcher,admin<text:span text:style-name="T109">]</text:span></text:p>
      <text:p text:style-name="P175"><text:s text:c="4"/>}</text:p>
      <text:p text:style-name="P175"><text:s text:c="2"/>}</text:p>
      <text:p text:style-name="P175">} </text:p>
      <text:h text:style-name="P222" text:outline-level="3"><text:bookmark-start text:name="__RefHeading___Toc33094_3045913216"/>Flow State (flow_states.)<text:bookmark-end text:name="__RefHeading___Toc33094_3045913216"/></text:h>
      <text:p text:style-name="P101">These are the states that the flow may be in. They are boolean values and setting them has an immediate impact on how processing is done.</text:p>
      <table:table table:name="Table2" table:style-name="Table2">
        <table:table-column table:style-name="Table2.A"/>
        <table:table-column table:style-name="Table2.B"/>
        <table:table-row>
          <table:table-cell table:style-name="Table2.A1" office:value-type="string">
            <text:p text:style-name="P181">Name</text:p>
          </table:table-cell>
          <table:table-cell table:style-name="Table2.B1" office:value-type="string">
            <text:p text:style-name="P181">Description</text:p>
          </table:table-cell>
        </table:table-row>
        <table:table-row>
          <table:table-cell table:style-name="Table2.A2" office:value-type="string">
            <text:p text:style-name="P179">access_token</text:p>
          </table:table-cell>
          <table:table-cell table:style-name="Table2.B2" office:value-type="string">
            <text:p text:style-name="P181">Allow creating an access token</text:p>
          </table:table-cell>
        </table:table-row>
        <table:table-row>
          <table:table-cell table:style-name="Table2.A2" office:value-type="string">
            <text:p text:style-name="P179">id_token</text:p>
          </table:table-cell>
          <table:table-cell table:style-name="Table2.B2" office:value-type="string">
            <text:p text:style-name="P181">Allow creating the ID token</text:p>
          </table:table-cell>
        </table:table-row>
        <table:table-row>
          <table:table-cell table:style-name="Table2.A2" office:value-type="string">
            <text:p text:style-name="P179">refresh_token</text:p>
          </table:table-cell>
          <table:table-cell table:style-name="Table2.B2" office:value-type="string">
            <text:p text:style-name="P181">Allow creating refresh tokens</text:p>
          </table:table-cell>
        </table:table-row>
        <table:table-row>
          <table:table-cell table:style-name="Table2.A2" office:value-type="string">
            <text:p text:style-name="P179">user_info</text:p>
          </table:table-cell>
          <table:table-cell table:style-name="Table2.B2" office:value-type="string">
            <text:p text:style-name="P181">Allow creating user info</text:p>
          </table:table-cell>
        </table:table-row>
        <table:table-row>
          <table:table-cell table:style-name="Table2.A2" office:value-type="string">
            <text:p text:style-name="P179">get_cert</text:p>
          </table:table-cell>
          <table:table-cell table:style-name="Table2.B2" office:value-type="string">
            <text:p text:style-name="P181">Allow user to get a cert</text:p>
          </table:table-cell>
        </table:table-row>
        <table:table-row table:style-name="Table2.7">
          <table:table-cell table:style-name="Table2.A2" office:value-type="string">
            <text:p text:style-name="P179">get_claims</text:p>
          </table:table-cell>
          <table:table-cell table:style-name="Table2.B2" office:value-type="string">
            <text:p text:style-name="P181">Allow the user to get claims</text:p>
          </table:table-cell>
        </table:table-row>
        <table:table-row table:style-name="Table2.7">
          <table:table-cell table:style-name="Table2.A2" office:value-type="string">
            <text:p text:style-name="P179">accept_requests</text:p>
          </table:table-cell>
          <table:table-cell table:style-name="Table2.B2" office:value-type="string">
            <text:p text:style-name="P181"><text:span text:style-name="T147">D</text:span>eny <text:span text:style-name="T75">all</text:span> requests <text:span text:style-name="T147">if false. </text:span><text:span text:style-name="T148">This is the nuclear option to shutdown access.</text:span></text:p>
          </table:table-cell>
        </table:table-row>
        <table:table-row>
          <table:table-cell table:style-name="Table2.A2" office:value-type="string">
            <text:p text:style-name="P179">at_do_templates</text:p>
          </table:table-cell>
          <table:table-cell table:style-name="Table2.B2" office:value-type="string">
            <text:p text:style-name="P181">Allow execution of templates for access tokens.</text:p>
          </table:table-cell>
        </table:table-row>
      </table:table>
      <text:p text:style-name="P101"/>
      <text:p text:style-name="P102">A typical use might be the following. In the post_auth phase (so after the system has gotten claims) check membership and deny all access if not in a group:</text:p>
      <text:p text:style-name="P180"><text:bookmark text:name="__DdeLink__10503_3899966010"/>if[</text:p>
      <text:p text:style-name="P180"><text:s text:c="2"/>exec_phase == 'post_auth'</text:p>
      <text:p text:style-name="P180"><text:s/>][</text:p>
      <text:p text:style-name="P180"><text:s text:c="2"/><text:bookmark-start text:name="__DdeLink__16386_4001340964"/>flow_states.accept_requests :=<text:bookmark-end text:name="__DdeLink__16386_4001340964"/> has_value('prj_sprout', claims.isMemberOf.);</text:p>
      <text:p text:style-name="P103"><text:span text:style-name="T110"><text:s/>]; <text:s text:c="3"/></text:span><text:line-break/></text:p>
      <text:p text:style-name="P100"><text:span text:style-name="T141">The effect is that if the isMemberOf claim (these are the groups that a user is in) does not include 'prj_sprout' then all access to the system is refused after that point. </text:span><text:span text:style-name="T138">Note that system policies do have the right of way, so if the system would not normally let a user get a certificate, <text:s/>setting </text:span><text:span text:style-name="T139">get_cert </text:span><text:span text:style-name="T138">to </text:span><text:span text:style-name="T140">true </text:span><text:s/><text:span text:style-name="T138">would be ignored. </text:span></text:p>
      <text:h text:style-name="Heading_20_3" text:outline-level="3"><text:bookmark-start text:name="__RefHeading___Toc33231_3045913216"/>Email <text:span text:style-name="T187">(mail., message.)</text:span><text:bookmark-end text:name="__RefHeading___Toc33231_3045913216"/></text:h>
      <text:p text:style-name="P104">As of OA4MP 5.4, QDL scripts now have access to QDL Mail,, a facility for sending email messages. <text:span text:style-name="T184">If the server has email configured already, then the workspace inherits the configuration and the message (remember that the first line of the message is they subject.) These are in the stem variable </text:span><text:span text:style-name="T46">mail.</text:span></text:p>
      <text:p text:style-name="P161"><text:s text:c="3"/><text:span text:style-name="T183">jload('mail'); // </text:span><text:span text:style-name="T184">load the module if you are going to use it.</text:span></text:p>
      <text:p text:style-name="P99"><text:soft-page-break/><text:s text:c="3"/><text:span text:style-name="T183">mail#cfg(mail.'cfg'); <text:s/>// set the inherited server configuration</text:span></text:p>
      <text:p text:style-name="P99"><text:s text:c="3"/><text:span text:style-name="T183">mail#send(mail.'message'); // send the inherited message</text:span></text:p>
      <text:p text:style-name="P100"/>
      <text:p text:style-name="P105">You could also replace templated values with, e.g., the user metadata claims:</text:p>
      <text:p text:style-name="P99"><text:s text:c="3"/><text:span text:style-name="T183">mail#send(mail.'message', claims.);</text:span></text:p>
      <text:p text:style-name="P100"/>
      <text:p text:style-name="P100">You <text:span text:style-name="T183">do not need to use the inherited configuration or messages and can send whatever you like. <text:s/>See the QDL Mail documentation for more information.</text:span></text:p>
      <text:p text:style-name="P100"/>
      <text:p text:style-name="P105">(Note: The documentation for QDL Mail talks about getting the correct mail jar. This is done already in OA4MP as part of a standard deployment, so you don't have to worry about it all. If OA4MP is working right, you should just be able to use email.)</text:p>
      <text:p text:style-name="P105"/>
      <text:p text:style-name="P163">user. := null;</text:p>
      <text:p text:style-name="P99"><text:s text:c="3"/><text:span text:style-name="T184">try[user. := script_run('utils/get_user', id);] </text:span></text:p>
      <text:p text:style-name="P163"><text:s/>catch[</text:p>
      <text:p text:style-name="P99"><text:s text:c="8"/><text:span text:style-name="T184">jload('mail')</text:span></text:p>
      <text:p text:style-name="P99"><text:s text:c="8"/><text:span text:style-name="T184">mail#</text:span><text:span text:style-name="T178">cfg</text:span><text:span text:style-name="T184">(mail.'cfg'</text:span><text:span text:style-name="T178">); // use the server default mail</text:span></text:p>
      <text:p text:style-name="P99"><text:span text:style-name="T178"><text:s text:c="8"/>mail#send(['Error getting user', // </text:span><text:span text:style-name="T179">first line is the subject</text:span></text:p>
      <text:p text:style-name="P164"><text:s text:c="19"/>'The user with id ' + id + 'was not found',</text:p>
      <text:p text:style-name="P99"><text:span text:style-name="T178"><text:s text:c="19"/>'</text:span><text:span text:style-name="T180">message reads:' + error_message</text:span><text:span text:style-name="T178">]);</text:span></text:p>
      <text:p text:style-name="P99"><text:span text:style-name="T184"><text:s text:c="8"/>// </text:span><text:span text:style-name="T178">Now, in this case, </text:span><text:span text:style-name="T184">raise an error and exit</text:span></text:p>
      <text:p text:style-name="P99"><text:s text:c="8"/><text:span text:style-name="T184">raise_error('could not get user info for ' + id); </text:span></text:p>
      <text:p text:style-name="P164"><text:s text:c="6"/>];// end catch</text:p>
      <text:p text:style-name="P99"/>
      <text:p text:style-name="P105"/>
      <text:p text:style-name="P100"><text:span text:style-name="T184">You could get more information from the </text:span><text:span text:style-name="T46">error_message</text:span>,<text:span text:style-name="T46"> </text:span><text:span text:style-name="T47">error_code </text:span>and <text:span text:style-name="T47">error_state. </text:span><text:span text:style-name="T184"><text:s/>variable</text:span><text:span text:style-name="T185">s</text:span><text:span text:style-name="T184"> inside the catch block, so this is really just to show how it works. </text:span><text:span text:style-name="T186">If you did not raise an error, processing would fall through to the next line of code after the catch block (which is another option, depending on what you need to do).</text:span></text:p>
      <text:h text:style-name="Heading_20_3" text:outline-level="3"><text:bookmark-start text:name="__RefHeading___Toc33096_3045913216"/><text:span text:style-name="T189">Returned </text:span>Tokens <text:span text:style-name="T189">(access_token., refresh_token., claims.)</text:span><text:bookmark-end text:name="__RefHeading___Toc33096_3045913216"/></text:h>
      <text:p text:style-name="P97">These variables are the actual content (payload of a JWT) returned by OA4MP. The <text:span text:style-name="T35">claims.</text:span> are turned into the id token. Changes to these are done by setting the value. You set the values to what you want, so e.g. <text:span text:style-name="T35">access_token.scope</text:span> should be set to a blank delimited string of scopes.</text:p>
      <text:h text:style-name="P223" text:outline-level="3"><text:bookmark-start text:name="__RefHeading___Toc33098_3045913216"/><text:span text:style-name="T123">Initial </text:span>Scope requests <text:span text:style-name="T189">(audience., scopes.)</text:span><text:bookmark-end text:name="__RefHeading___Toc33098_3045913216"/></text:h>
      <text:p text:style-name="P97">These are the audience and scopes in the <text:span text:style-name="T3">original </text:span><text:span text:style-name="T8">request at the time the flow is started. Note that “original” means the first place in the flow where they may be specified. They may not be altered and are lists.</text:span></text:p>
      <text:h text:style-name="P224" text:outline-level="3"><text:bookmark-start text:name="__RefHeading___Toc33100_3045913216"/>Refresh/Exchange scope requests (tx_audience., tx_resource., tx_scopes.)<text:bookmark-end text:name="__RefHeading___Toc33100_3045913216"/></text:h>
      <text:p text:style-name="P98"><text:span text:style-name="T189">In either the refresh or exchange endpoint OA4MP allows for scope, audience and resource parameters as part of the request. These are processed into lists and supplied in their current state. This means that they are what is in the that request. A useful idiom to get the current set of </text:span><text:span text:style-name="T190">these is something like</text:span></text:p>
      <text:p text:style-name="Preformatted_20_Text">requested_audience. := (size(tx_audience.) == 0)?audience.:tx_audience.;</text:p>
      <text:p text:style-name="Preformatted_20_Text">requested_scopes. := (0 &lt; size(tx_scopes.))?tx_scopes.:scopes.;</text:p>
      <text:p text:style-name="P182"><text:soft-page-break/></text:p>
      <text:p text:style-name="P100">which <text:span text:style-name="T190">sets the </text:span><text:span text:style-name="T54">requested_audience.</text:span><text:span text:style-name="T190"> and </text:span><text:span text:style-name="T54">requested_scopes.</text:span><text:span text:style-name="T189"> </text:span><text:span text:style-name="T190">to whatever is available in the workspace. </text:span></text:p>
      <text:h text:style-name="P217" text:outline-level="2"><text:bookmark-start text:name="__RefHeading___Toc33102_3045913216"/><text:span text:style-name="T176">A </text:span>Note on <text:span text:style-name="T176">variable </text:span>visibility<text:bookmark-end text:name="__RefHeading___Toc33102_3045913216"/></text:h>
      <text:p text:style-name="P92">A common construct is to have a driver script like this:</text:p>
      <text:p text:style-name="P93"><text:s text:c="2"/>if[exec_phase=='post_auth']</text:p>
      <text:p text:style-name="P93">then[script_load('my/access.qdl');];</text:p>
      <text:p text:style-name="P95"><text:span text:style-name="T176"><text:s text:c="2"/>if[exec_phase=='post_</text:span><text:span text:style-name="T177">token</text:span><text:span text:style-name="T176">']</text:span></text:p>
      <text:p text:style-name="P95"><text:span text:style-name="T176">then[script_load('my/</text:span><text:span text:style-name="T177">token</text:span><text:span text:style-name="T176">.qdl');];</text:span></text:p>
      <text:p text:style-name="P93">// .. may be others</text:p>
      <text:p text:style-name="P91"/>
      <text:p text:style-name="P94"><text:span text:style-name="T206">Remember that in QDL, </text:span><text:span text:style-name="T58">[. . .]</text:span><text:span text:style-name="T206"> (square brackets) tell QDL to create a specific scope for what is inside. </text:span><text:span text:style-name="T176">The net effect is that ever</text:span><text:span text:style-name="T182">y</text:span><text:span text:style-name="T176"> variable defined in the script resides in the then block and won't be saved as part of the state. How to get variables to persists between script invocations? Set the variable </text:span><text:span text:style-name="T182">in the driver script </text:span><text:span text:style-name="T176">but make sure not to overwrite a previous value:</text:span></text:p>
      <text:p text:style-name="P93">my_var := (∃my_var)?my_var:null; // initialize to null, unless already set</text:p>
      <text:p text:style-name="P93"><text:s text:c="2"/>if[exec_phase=='post_auth']</text:p>
      <text:p text:style-name="P93">then[script_load('my/access.qdl');];</text:p>
      <text:p text:style-name="P93"/>
      <text:p text:style-name="P95"><text:span text:style-name="T176"><text:s text:c="2"/>if[exec_phase=='post_</text:span><text:span text:style-name="T177">token</text:span><text:span text:style-name="T176">']</text:span></text:p>
      <text:p text:style-name="P95"><text:span text:style-name="T176">then[script_load('my/</text:span><text:span text:style-name="T177">token</text:span><text:span text:style-name="T176">.qdl');];</text:span></text:p>
      <text:p text:style-name="P93">// .. may be others</text:p>
      <text:p text:style-name="P91"/>
      <text:p text:style-name="P92">So now you can simply set the value of my_var any place in your scripts and have it available. </text:p>
      <text:p text:style-name="P92">Alternate approach would be to simply set an extrinsic (<text:span text:style-name="T75">i.e. </text:span><text:span text:style-name="T89">global) variable any place you want it by prefixing it with $$:</text:span></text:p>
      <text:p text:style-name="P95"><text:span text:style-name="T95"><text:s text:c="3"/></text:span><text:span text:style-name="T94">$$</text:span><text:span text:style-name="T181">my_var</text:span><text:span text:style-name="T94"> := 'bar'; // persists through all phases.</text:span></text:p>
      <text:p text:style-name="P94"/>
      <text:p text:style-name="P109">This requires no special handling but some people do not like global variables. </text:p>
      <text:h text:style-name="P218" text:outline-level="2"><text:bookmark-start text:name="__RefHeading___Toc33106_3045913216"/>Error <text:span text:style-name="T191">Handling</text:span><text:bookmark-end text:name="__RefHeading___Toc33106_3045913216"/></text:h>
      <text:p text:style-name="P81"><text:span text:style-name="T168">Errors in OA4MP scripts have to be handled as per the </text:span><text:a xlink:type="simple" xlink:href="https://www.rfc-editor.org/rfc/rfc6749#section-4.1.2.1" office:name="OAuth 2 spec error handling" text:style-name="Internet_20_link" text:visited-style-name="Visited_20_Internet_20_Link"><text:span text:style-name="T168">OAuth 2 spec.</text:span></text:a><text:span text:style-name="T168"> </text:span><text:span text:style-name="T130">If there is an error inside a script, how can this get propagated to the runtime engine </text:span><text:span text:style-name="T160">so that it may be handled by another component</text:span><text:span text:style-name="T130">? </text:span><text:span text:style-name="T160">For instance, if running a QDL script inside an OAuth 2 server, OAuth 2 has its own error handling specification that needs to be followed. What follows is how to configure error handling for use outside of QDL. <text:s/></text:span><text:span text:style-name="T166">There are two ways. The old way was used before QDL had its current error handling. The new way raises an error with a specific code. Both work. </text:span><text:span text:style-name="T192">The newer way is much more flexible and hands off – errors just propagate. The old way required checking an error code after each script invocation and manually propagating the errors. </text:span></text:p>
      <text:h text:style-name="Heading_20_3" text:outline-level="3"><text:bookmark-start text:name="__RefHeading___Toc33108_3045913216"/><text:soft-page-break/>New Way – using raise_error()<text:bookmark-end text:name="__RefHeading___Toc33108_3045913216"/></text:h>
      <text:p text:style-name="P82"><text:span text:style-name="T164">This has </text:span><text:span text:style-name="T166">a reserved </text:span><text:span text:style-name="T164">code of </text:span><text:span text:style-name="T166">in the system variable </text:span><text:span text:style-name="T44">oa4mp_error</text:span><text:span text:style-name="T166"> (= 1000) </text:span><text:span text:style-name="T164">and the </text:span><text:span text:style-name="T167">(optional) </text:span><text:span text:style-name="T164">stem </text:span><text:span text:style-name="T167">should </text:span><text:span text:style-name="T164">have certain entries for processing. <text:s/></text:span><text:span text:style-name="T166">The state stem that is passed in the error call <text:s/>contains the information for OA4MP. Most basic example:</text:span></text:p>
      <text:p text:style-name="P83">if[<text:line-break/> script_args() != 2<text:line-break/> ]then[<text:line-break/> <text:span text:style-name="T165">raise_error(</text:span></text:p>
      <text:p text:style-name="P83"><text:s text:c="3"/>'Sorry, but you must supply both a username (principal) and password.',</text:p>
      <text:p text:style-name="P83"><text:s text:c="3"/><text:span text:style-name="T26">oa4mp_error</text:span><text:span text:style-name="T165">)</text:span>;<text:line-break/> ];</text:p>
      <text:p text:style-name="P78"/>
      <text:p text:style-name="Text_20_body">Supported <text:span text:style-name="T167">stem entries. </text:span><text:span text:style-name="T175">Note that the message (first argument) to raise_error is returned as the error_description.</text:span></text:p>
      <text:p text:style-name="P84"/>
      <table:table table:name="Table6" table:style-name="Table6">
        <table:table-column table:style-name="Table6.A"/>
        <table:table-column table:style-name="Table6.B"/>
        <table:table-column table:style-name="Table6.C"/>
        <table:table-row>
          <table:table-cell table:style-name="Table6.A1" office:value-type="string">
            <text:p text:style-name="P65"><text:span text:style-name="T156">QDL </text:span>Key</text:p>
          </table:table-cell>
          <table:table-cell table:style-name="Table6.A1" office:value-type="string">
            <text:p text:style-name="P65">OAuth </text:p>
          </table:table-cell>
          <table:table-cell table:style-name="Table6.C1" office:value-type="string">
            <text:p text:style-name="P67">Description</text:p>
          </table:table-cell>
        </table:table-row>
        <table:table-row>
          <table:table-cell table:style-name="Table6.A2" office:value-type="string">
            <text:p text:style-name="P69"><text:span text:style-name="T59">error_</text:span><text:span text:style-name="T60">t</text:span><text:span text:style-name="T59">ype</text:span></text:p>
          </table:table-cell>
          <table:table-cell table:style-name="Table6.A2" office:value-type="string">
            <text:p text:style-name="P40">error</text:p>
          </table:table-cell>
          <table:table-cell table:style-name="Table6.C2" office:value-type="string">
            <text:p text:style-name="P185">OAuth 2 specific error type.</text:p>
          </table:table-cell>
        </table:table-row>
        <table:table-row>
          <table:table-cell table:style-name="Table6.A2" office:value-type="string">
            <text:p text:style-name="P32">status</text:p>
          </table:table-cell>
          <table:table-cell table:style-name="Table6.A2" office:value-type="string">
            <text:p text:style-name="P37"><text:span text:style-name="T155">(</text:span><text:span text:style-name="T152">HTTP status</text:span><text:span text:style-name="T155">)</text:span></text:p>
          </table:table-cell>
          <table:table-cell table:style-name="Table6.C2" office:value-type="string">
            <text:p text:style-name="P185"><text:span text:style-name="T156">(Optional) </text:span>The HTTP status set in the response.</text:p>
          </table:table-cell>
        </table:table-row>
        <table:table-row>
          <table:table-cell table:style-name="Table6.A2" office:value-type="string">
            <text:p text:style-name="P36">error_uri</text:p>
          </table:table-cell>
          <table:table-cell table:style-name="Table6.A2" office:value-type="string">
            <text:p text:style-name="P40">error_uri</text:p>
          </table:table-cell>
          <table:table-cell table:style-name="Table6.C2" office:value-type="string">
            <text:p text:style-name="P185">(Optional) OAuth 2 error_uri</text:p>
          </table:table-cell>
        </table:table-row>
      </table:table>
      <text:p text:style-name="P82"/>
      <text:p text:style-name="P79">Full Example. </text:p>
      <text:p text:style-name="P82"><text:span text:style-name="T167">In this example, we need to raise an error for OA4MP </text:span><text:span text:style-name="T169">during a flow </text:span><text:span text:style-name="T167">with a specific HTTP status:</text:span><text:span text:style-name="T172"> </text:span></text:p>
      <text:p text:style-name="Preformatted_20_Text"><text:bookmark-start text:name="__DdeLink__30663_3564924564"/>raise_error('raise_error test', </text:p>
      <text:p text:style-name="Preformatted_20_Text"><text:s text:c="13"/>oa4mp_error, </text:p>
      <text:p text:style-name="Preformatted_20_Text"><text:s text:c="11"/>{'error_type' :'error_type_message',</text:p>
      <text:p text:style-name="Preformatted_20_Text"><text:s text:c="16"/>'status' : 401</text:p>
      <text:p text:style-name="Preformatted_20_Text"><text:s text:c="14"/>'error_uri':'https://localhost/oops'}</text:p>
      <text:p text:style-name="Preformatted_20_Text">);<text:bookmark-end text:name="__DdeLink__30663_3564924564"/></text:p>
      <text:p text:style-name="P146"/>
      <text:p text:style-name="P146">This results in an OAuth error <text:span text:style-name="T154">(to the client's callback uri) </text:span>with HTTP status 401 and body</text:p>
      <text:p text:style-name="P146"/>
      <text:p text:style-name="P151">{</text:p>
      <text:p text:style-name="P151"><text:s text:c="13"/>"error" : "error_type_message",</text:p>
      <text:p text:style-name="P151"><text:s/>"error_description" : "raise_error test",</text:p>
      <text:p text:style-name="P151"><text:s text:c="9"/>"error_uri" : "https://localhost/oops",</text:p>
      <text:p text:style-name="P151"><text:s text:c="13"/>"state" : "b5gF_Sup2WNlLsB5ZPcjjFpEnPPSmowqeTwP-7GCAAs"</text:p>
      <text:p text:style-name="P151">}</text:p>
      <text:p text:style-name="P188">(In this case, the state value returned is part of the OAuth spec and added as needed.)</text:p>
      <text:p text:style-name="P188"/>
      <text:p text:style-name="P189"><text:span text:style-name="T6">Tip: </text:span><text:span text:style-name="T10">If you set the custom_error_uri below, you might want to set the status to 302.</text:span></text:p>
      <text:p text:style-name="P190"/>
      <text:h text:style-name="Heading_20_3" text:outline-level="3"><text:bookmark-start text:name="__RefHeading___Toc33110_3045913216"/>Old Way – Set a<text:span text:style-name="T122">n error </text:span>variable and return <text:span text:style-name="T206">(deprecated!)</text:span>.<text:bookmark-end text:name="__RefHeading___Toc33110_3045913216"/></text:h>
      <text:p text:style-name="P81"><text:span text:style-name="T160">I</text:span><text:span text:style-name="T130">n </text:span><text:span text:style-name="T160">a <text:s/>QDL </text:span><text:span text:style-name="T170">script</text:span><text:span text:style-name="T130">, you set the </text:span><text:span text:style-name="T79">error variable</text:span></text:p>
      <text:p text:style-name="P29">sys_err.</text:p>
      <text:p text:style-name="Text_20_body"><text:soft-page-break/><text:span text:style-name="T130">stem. </text:span><text:span text:style-name="T158"><text:s/></text:span><text:span text:style-name="T130">If absent </text:span><text:span text:style-name="T160">or </text:span><text:span text:style-name="T61">ok</text:span><text:span text:style-name="T160"> is </text:span><text:span text:style-name="T62">true</text:span><text:span text:style-name="T130">, then no error has occurred. </text:span><text:span text:style-name="T161">Y</text:span><text:span text:style-name="T152">ou </text:span><text:span text:style-name="T161">can </text:span><text:span text:style-name="T152">construct </text:span><text:span text:style-name="T170">two</text:span><text:span text:style-name="T152"> types of exception, <text:s/>OAuth 2 exception</text:span><text:span text:style-name="T157">s</text:span><text:span text:style-name="T152"> and <text:s/>CILogon DB service exception</text:span><text:span text:style-name="T157">s </text:span><text:span text:style-name="T174">(only available if you are running the CILogon extension to OA4MP)</text:span><text:span text:style-name="T152">. <text:s/></text:span><text:span text:style-name="T167">Note that this you simply return from the script at that point and must, in effect, do your own stack handling, so you must check each call after it returns if </text:span><text:span text:style-name="T63">sys_err.</text:span><text:span text:style-name="T64">ok </text:span><text:span text:style-name="T167">is false and return. Raising an error does not require this and is hence more attractive.</text:span></text:p>
      <text:p text:style-name="P159">Example: <text:span text:style-name="T144">Propagating errors </text:span><text:span text:style-name="T192">manually</text:span></text:p>
      <text:p text:style-name="Text_20_body"><text:span text:style-name="T173">If yo</text:span><text:span text:style-name="T174">u</text:span><text:span text:style-name="T173"> set the error variable, you must check each script to see if an error should be propagated back. This example shows that. <text:s/></text:span><text:span text:style-name="T144">In </text:span><text:span text:style-name="T173">this example, the script </text:span><text:span text:style-name="T68">'</text:span><text:span text:style-name="T21">init</text:span><text:span text:style-name="T68">.qd</text:span><text:span text:style-name="T69">l</text:span><text:span text:style-name="T68">'</text:span><text:span text:style-name="T144"> </text:span><text:span text:style-name="T173">is called, the ok flag on the error variable is checked and if true, then return immediately. </text:span><text:s/></text:p>
      <text:p text:style-name="P158"><text:span text:style-name="T144">script_run('</text:span><text:span text:style-name="T21">init</text:span><text:span text:style-name="T144">.qd</text:span><text:span text:style-name="T173">l</text:span><text:span text:style-name="T144">');</text:span></text:p>
      <text:p text:style-name="P157">if[!sys_err.ok][return();]; // If there was an error, return</text:p>
      <text:p text:style-name="Text_20_body"/>
      <text:p text:style-name="Text_20_body"><text:s/><text:span text:style-name="T174">Key value pairs for the error variable are:</text:span></text:p>
      <table:table table:name="Table4" table:style-name="Table4">
        <table:table-column table:style-name="Table4.A"/>
        <table:table-column table:style-name="Table4.B"/>
        <table:table-column table:style-name="Table4.C"/>
        <table:table-row>
          <table:table-cell table:style-name="Table4.A1" office:value-type="string">
            <text:p text:style-name="P64"><text:span text:style-name="T156">QDL </text:span>Key</text:p>
          </table:table-cell>
          <table:table-cell table:style-name="Table4.A1" office:value-type="string">
            <text:p text:style-name="P64">OAuth </text:p>
          </table:table-cell>
          <table:table-cell table:style-name="Table4.C1" office:value-type="string">
            <text:p text:style-name="P62">Description</text:p>
          </table:table-cell>
        </table:table-row>
        <table:table-row>
          <table:table-cell table:style-name="Table4.A2" office:value-type="string">
            <text:p text:style-name="P30">ok</text:p>
          </table:table-cell>
          <table:table-cell table:style-name="Table4.A2" office:value-type="string">
            <text:p text:style-name="P38">--</text:p>
          </table:table-cell>
          <table:table-cell table:style-name="Table4.C2" office:value-type="string">
            <text:p text:style-name="P186"><text:s/><text:span text:style-name="T152">Must be </text:span><text:span text:style-name="T42">false</text:span><text:span text:style-name="T152"> <text:s/>to trigger error handling</text:span></text:p>
          </table:table-cell>
        </table:table-row>
        <table:table-row>
          <table:table-cell table:style-name="Table4.A2" office:value-type="string">
            <text:p text:style-name="P30">message</text:p>
          </table:table-cell>
          <table:table-cell table:style-name="Table4.A2" office:value-type="string">
            <text:p text:style-name="P39">description</text:p>
          </table:table-cell>
          <table:table-cell table:style-name="Table4.C2" office:value-type="string">
            <text:p text:style-name="P184">Human readable description</text:p>
          </table:table-cell>
        </table:table-row>
        <table:table-row>
          <table:table-cell table:style-name="Table4.A2" office:value-type="string">
            <text:p text:style-name="P68"><text:span text:style-name="T59">error_</text:span><text:span text:style-name="T60">t</text:span><text:span text:style-name="T59">ype</text:span></text:p>
          </table:table-cell>
          <table:table-cell table:style-name="Table4.A2" office:value-type="string">
            <text:p text:style-name="P39">error</text:p>
          </table:table-cell>
          <table:table-cell table:style-name="Table4.C2" office:value-type="string">
            <text:p text:style-name="P184">OAuth 2 specific error type.</text:p>
          </table:table-cell>
        </table:table-row>
        <table:table-row>
          <table:table-cell table:style-name="Table4.A2" office:value-type="string">
            <text:p text:style-name="P31">status</text:p>
          </table:table-cell>
          <table:table-cell table:style-name="Table4.A2" office:value-type="string">
            <text:p text:style-name="P35"><text:span text:style-name="T155">(</text:span><text:span text:style-name="T152">HTTP status</text:span><text:span text:style-name="T155">)</text:span></text:p>
          </table:table-cell>
          <table:table-cell table:style-name="Table4.C2" office:value-type="string">
            <text:p text:style-name="P184"><text:span text:style-name="T156">(Optional) </text:span>The HTTP status set in the response.</text:p>
          </table:table-cell>
        </table:table-row>
        <table:table-row>
          <table:table-cell table:style-name="Table4.A2" office:value-type="string">
            <text:p text:style-name="P34">error_uri</text:p>
          </table:table-cell>
          <table:table-cell table:style-name="Table4.A2" office:value-type="string">
            <text:p text:style-name="P39">error_uri</text:p>
          </table:table-cell>
          <table:table-cell table:style-name="Table4.C2" office:value-type="string">
            <text:p text:style-name="P184">(Optional) OAuth 2 error_uri</text:p>
          </table:table-cell>
        </table:table-row>
      </table:table>
      <text:p text:style-name="P59"/>
      <text:p text:style-name="P72">If the HTTP status is not set, the specification says to default to 401.</text:p>
      <text:p text:style-name="P60">E.g. <text:span text:style-name="T153">Construct </text:span><text:span text:style-name="T172">the error variable</text:span><text:span text:style-name="T153"> error in QDL in the case that there is an unauthorized client.</text:span></text:p>
      <text:p text:style-name="P149"><text:span text:style-name="T152"><text:s text:c="8"/>sys_err.ok := </text:span><text:span text:style-name="T24">false</text:span><text:span text:style-name="T152">; // </text:span><text:span text:style-name="T156">not ok, there is an issue</text:span></text:p>
      <text:p text:style-name="P61"><text:s text:c="4"/>sys_err.status := 401;</text:p>
      <text:p text:style-name="P143"><text:span text:style-name="T152">sys_err.error_</text:span><text:span text:style-name="T165">type</text:span><text:span text:style-name="T152"> := '</text:span>unauthorized_client'; // <text:span text:style-name="T156">authorizing the client failed</text:span></text:p>
      <text:p text:style-name="P143"><text:span text:style-name="T153"><text:s text:c="3"/>sys_err.message := '</text:span>unknown client'; // <text:span text:style-name="T25">unregister clients</text:span></text:p>
      <text:p text:style-name="P153"><text:s/>sys_err.error_uri := 'https://bgsu.edu/error';</text:p>
      <text:p text:style-name="P145"/>
      <text:p text:style-name="P145">This results in an OAuth error <text:span text:style-name="T154">(to the client's callback uri) </text:span>with HTTP status 401 and body</text:p>
      <text:p text:style-name="P145"/>
      <text:p text:style-name="P144">{</text:p>
      <text:p text:style-name="P144"><text:s text:c="14"/>"error" : "unauthorized_client",</text:p>
      <text:p text:style-name="P144"><text:s text:c="2"/>"<text:span text:style-name="T175">error_</text:span>description" : "unknown client"</text:p>
      <text:p text:style-name="P150">}</text:p>
      <text:p text:style-name="Table_20_Contents"/>
      <text:p text:style-name="Table_20_Contents"><text:span text:style-name="T165">Setting</text:span><text:span text:style-name="T157"> the </text:span><text:span text:style-name="T41">error_uri </text:span><text:span text:style-name="T165">returns it </text:span><text:span text:style-name="T157">as well, as per the specification. </text:span><text:span text:style-name="T161">(Note, the QDL runtime may add other information, such as </text:span><text:span text:style-name="T43">state</text:span><text:span text:style-name="T161"> to this, the point is that creating </text:span><text:span text:style-name="T43">sys_err.</text:span><text:span text:style-name="T161"> in QDL allows the OAuth error handler to take the appropriate action.)</text:span></text:p>
      <text:p text:style-name="Table_20_Contents"/>
      <text:p text:style-name="P73"><text:span text:style-name="T83">E.</text:span><text:span text:style-name="T82">g. Checking for scopes</text:span><text:span text:style-name="T89">. </text:span></text:p>
      <text:p text:style-name="P16"><text:soft-page-break/>In this case, a scope is missing that is critical for operation. This throws a standard OAuth 2 error.</text:p>
      <text:p text:style-name="P152">if[<text:line-break/> 'org.cilogon.userinfo' ∉ scopes. // <text:span text:style-name="T158">or !has_value('org.cilogon.userinfo',scopes.)</text:span></text:p>
      <text:p text:style-name="P154"><text:s/>]<text:span text:style-name="T156">[</text:span></text:p>
      <text:p text:style-name="P154"><text:s text:c="4"/><text:span text:style-name="T170">raise_error('the org.cilogon.userinfo scope is required.',</text:span></text:p>
      <text:p text:style-name="P154"><text:s text:c="17"/><text:span text:style-name="T170">oa4mp_error,</text:span><text:line-break/> <text:s text:c="15"/><text:span text:style-name="T170">{'</text:span>error_<text:span text:style-name="T159">t</text:span>ype' : 'invalid_request'<text:span text:style-name="T170">}</text:span><text:span text:style-name="T173">)</text:span><text:span text:style-name="T170">;</text:span><text:line-break/><text:span text:style-name="T156">];</text:span></text:p>
      <text:p text:style-name="P17"/>
      <text:p text:style-name="Table_20_Contents"/>
      <text:h text:style-name="Heading_20_2" text:outline-level="2"><text:bookmark-start text:name="__RefHeading___Toc33112_3045913216"/>CILogon <text:span text:style-name="T121">extension</text:span><text:bookmark-end text:name="__RefHeading___Toc33112_3045913216"/></text:h>
      <text:p text:style-name="Text_20_body">In addition to the <text:span text:style-name="T171">OA4MP values above, </text:span><text:span text:style-name="T192">the </text:span><text:span text:style-name="T171">CILogon </text:span><text:span text:style-name="T192">extension to OA4MP </text:span><text:span text:style-name="T171">supports </text:span><text:span text:style-name="T172">the following </text:span><text:span text:style-name="T84">during authorization only</text:span></text:p>
      <table:table table:name="Table5" table:style-name="Table5">
        <table:table-column table:style-name="Table5.A"/>
        <table:table-column table:style-name="Table5.B"/>
        <table:table-column table:style-name="Table5.C"/>
        <table:table-row>
          <table:table-cell table:style-name="Table5.A1" office:value-type="string">
            <text:p text:style-name="P63"><text:span text:style-name="T156">QDL </text:span>Key</text:p>
          </table:table-cell>
          <table:table-cell table:style-name="Table5.A1" office:value-type="string">
            <text:p text:style-name="P64">CILogon</text:p>
          </table:table-cell>
          <table:table-cell table:style-name="Table5.C1" office:value-type="string">
            <text:p text:style-name="P66">Description</text:p>
          </table:table-cell>
        </table:table-row>
        <table:table-row>
          <table:table-cell table:style-name="Table5.A2" office:value-type="string">
            <text:p text:style-name="P33">code</text:p>
          </table:table-cell>
          <table:table-cell table:style-name="Table5.A2" office:value-type="string">
            <text:p text:style-name="P39">status</text:p>
          </table:table-cell>
          <table:table-cell table:style-name="Table5.C2" office:value-type="string">
            <text:p text:style-name="P62">(Optional) integer code for the error type</text:p>
          </table:table-cell>
        </table:table-row>
        <table:table-row>
          <table:table-cell table:style-name="Table5.A2" office:value-type="string">
            <text:p text:style-name="P68"><text:span text:style-name="T30">custom_</text:span><text:span text:style-name="T29">error_uri</text:span></text:p>
          </table:table-cell>
          <table:table-cell table:style-name="Table5.A2" office:value-type="string">
            <text:p text:style-name="P39">custom_error_uri</text:p>
          </table:table-cell>
          <table:table-cell table:style-name="Table5.C2" office:value-type="string">
            <text:p text:style-name="Table_20_Contents"><text:s/><text:span text:style-name="T155">(Optional) error uri not in OAuth 2 spec.</text:span></text:p>
          </table:table-cell>
        </table:table-row>
      </table:table>
      <text:p text:style-name="P88">These are either used in the error variable or as part of the state for the error.</text:p>
      <text:p text:style-name="P88">In the authorization phase, these are returned by the DBService. The aim is to allow for a better user experience, so if, e.g. a user is not registered with the system, a custom uri can be supplied by the client to redirect said user to some institutional sign-up page, rather than getting dumped into a generic CILogon failure page.</text:p>
      <text:p text:style-name="Heading">E.g. </text:p>
      <text:p text:style-name="P85">Construct an explicit CILogon error <text:s/><text:span text:style-name="T172">variable:</text:span></text:p>
      <text:p text:style-name="P147"><text:span text:style-name="T152"><text:s text:c="14"/>sys_err.ok := </text:span><text:span text:style-name="T24">false</text:span><text:span text:style-name="T152">;</text:span></text:p>
      <text:p text:style-name="P147"><text:span text:style-name="T152"><text:s text:c="12"/>sys_err.</text:span><text:span text:style-name="T23">code </text:span><text:span text:style-name="T152">:= </text:span>65541<text:span text:style-name="T152">; // </text:span><text:span text:style-name="T154">hex 0x10005, </text:span><text:span text:style-name="T155">create transaction failed</text:span></text:p>
      <text:p text:style-name="P147"><text:span text:style-name="T152"><text:s text:c="6"/>sys_err.error_</text:span><text:span text:style-name="T172">type</text:span><text:span text:style-name="T152"> := '</text:span><text:span text:style-name="T23">access_denied</text:span>';</text:p>
      <text:p text:style-name="P147"><text:span text:style-name="T153"><text:s text:c="9"/>sys_err.message := '</text:span><text:span text:style-name="T23">could not create transaction, user not found</text:span>';</text:p>
      <text:p text:style-name="P147"><text:span text:style-name="T153">sys_err.</text:span><text:span text:style-name="T154">custom_error_uri := </text:span><text:span text:style-name="T153">'</text:span><text:span text:style-name="T23">https://physics.bgsu.edu/user/register</text:span><text:span text:style-name="T154">';</text:span></text:p>
      <text:p text:style-name="P162"><text:s text:c="8"/>sys_error.status := 302; // make sure it redirects!</text:p>
      <text:p text:style-name="P148"/>
      <text:p text:style-name="P156"><text:span text:style-name="T175">(followed by a </text:span><text:span text:style-name="T45">return()</text:span><text:span text:style-name="T175">) </text:span><text:span text:style-name="T172">or doing the exact some thing by raising an error:</text:span></text:p>
      <text:p text:style-name="P90"/>
      <text:p text:style-name="P89">raise_error(<text:span text:style-name="T153">'</text:span><text:span text:style-name="T23">could not create transaction, user not found</text:span>',</text:p>
      <text:p text:style-name="P89"><text:s text:c="13"/>oa4mp_error,</text:p>
      <text:p text:style-name="P155"><text:span text:style-name="T172"><text:s text:c="11"/>{</text:span><text:span text:style-name="T153">'</text:span><text:span text:style-name="T23">code</text:span><text:span text:style-name="T27">'</text:span><text:span text:style-name="T23"> </text:span><text:span text:style-name="T152">: </text:span>65541,<text:span text:style-name="T152"> // </text:span><text:span text:style-name="T154">hex 0x10005, </text:span><text:span text:style-name="T155">create transaction failed</text:span></text:p>
      <text:p text:style-name="P155"><text:span text:style-name="T152"><text:s text:c="6"/></text:span><text:span text:style-name="T153">'</text:span><text:span text:style-name="T152">error_</text:span><text:span text:style-name="T172">type</text:span><text:span text:style-name="T153">'</text:span><text:span text:style-name="T152"> : '</text:span><text:span text:style-name="T23">access_denied</text:span>';</text:p>
      <text:p text:style-name="P155"><text:span text:style-name="T153">'</text:span><text:span text:style-name="T154">custom_error_uri</text:span><text:span text:style-name="T153">'</text:span><text:span text:style-name="T154"> : </text:span><text:span text:style-name="T153">'</text:span><text:span text:style-name="T23">https://physics.bgsu.edu/user/register</text:span><text:span text:style-name="T154">'</text:span><text:span text:style-name="T172">}</text:span></text:p>
      <text:p text:style-name="P89">);</text:p>
      <text:p text:style-name="P90"/>
      <text:p text:style-name="P90"/>
      <text:p text:style-name="P87">This would result in the following response from the DBService:</text:p>
      <text:p text:style-name="P87"/>
      <text:p text:style-name="P86">{</text:p>
      <text:p text:style-name="P86"><text:s text:c="3"/>status=65541,</text:p>
      <text:p text:style-name="P86"><text:soft-page-break/><text:s text:c="3"/>error_description= <text:span text:style-name="T17">could not create transaction, user not found,</text:span></text:p>
      <text:p text:style-name="P86"><text:span text:style-name="T17"><text:s text:c="3"/>error</text:span> = access_denied,</text:p>
      <text:p text:style-name="P86"><text:s text:c="3"/>custom_error_uri= <text:span text:style-name="T17">https://physics.bgsu.edu/user/register</text:span></text:p>
      <text:p text:style-name="P86">}</text:p>
      <text:p text:style-name="P15"/>
      <text:p text:style-name="P74"><text:span text:style-name="T3">CILogon note </text:span><text:span text:style-name="T5">about setting the status</text:span>: If you throw an OAuth 2 error that is processed by the DBService layer, it will be converted to a CILogon error. <text:s/>In that case, the status returned <text:span text:style-name="T174">in the response (not to be confused with the HTTP status, since all DBService responses have that set to 200) </text:span>will be set to <text:span text:style-name="T162">0x100007 (generic QDL error) since there is no easy association of random OAuth errors with CILogon specific errors. If you need to have a specific status returned (e.g., 0x10001, transaction not found), you should set it.</text:span></text:p>
      <text:h text:style-name="Heading_20_1" text:outline-level="1"><text:bookmark-start text:name="__RefHeading___Toc33233_3045913216"/>General Examples<text:bookmark-end text:name="__RefHeading___Toc33233_3045913216"/></text:h>
      <text:h text:style-name="Heading_20_2" text:outline-level="2"><text:bookmark-start text:name="__RefHeading___Toc653205_2272229002"/>Example: <text:span text:style-name="T119">Checking argument</text:span><text:span text:style-name="T120">s</text:span><text:bookmark-end text:name="__RefHeading___Toc653205_2272229002"/></text:h>
      <text:p text:style-name="Text_20_body"><text:span text:style-name="T144">The example here is </text:span><text:span text:style-name="T145">C</text:span><text:span text:style-name="T146">h</text:span><text:span text:style-name="T145">ecking the number of arguments for a script to see if it should run and sending a useful message back</text:span><text:span text:style-name="T144">:</text:span></text:p>
      <text:p text:style-name="P126">if[</text:p>
      <text:p text:style-name="P126"><text:s text:c="2"/><text:span text:style-name="T173">size(</text:span>args()<text:span text:style-name="T173">)</text:span> != 2</text:p>
      <text:p text:style-name="P126"><text:s/>]then[</text:p>
      <text:p text:style-name="P127"><text:s text:c="3"/><text:span text:style-name="T172">raise_error(</text:span>'You need to supply both a username and password. Request denied.',</text:p>
      <text:p text:style-name="P127"><text:s text:c="15"/><text:span text:style-name="T172">oa4mp_error,</text:span></text:p>
      <text:p text:style-name="P137"><text:span text:style-name="T129"><text:s text:c="15"/></text:span><text:span text:style-name="T172">{'</text:span><text:bookmark-start text:name="__DdeLink__10358_3899966010"/><text:bookmark-start text:name="__DdeLink__10356_3899966010"/><text:span text:style-name="T129">error_type' : </text:span><text:span text:style-name="T130">'</text:span><text:span text:style-name="T129">access_denied</text:span><text:span text:style-name="T130">'</text:span><text:span text:style-name="T172">})</text:span><text:span text:style-name="T130">;</text:span><text:bookmark-end text:name="__DdeLink__10358_3899966010"/><text:bookmark-end text:name="__DdeLink__10356_3899966010"/></text:p>
      <text:p text:style-name="P126"><text:s/>];</text:p>
      <text:p text:style-name="P126">// <text:span text:style-name="T144">Otherwise, do stuff.</text:span></text:p>
      <text:p text:style-name="P12"/>
      <text:h text:style-name="Heading_20_2" text:outline-level="2"><text:bookmark-start text:name="__RefHeading___Toc653207_2272229002"/>Example: Checking groups for memberships<text:bookmark-end text:name="__RefHeading___Toc653207_2272229002"/></text:h>
      <text:p text:style-name="P49">QDL allows this quite simply though it might not be apparent. First off, there is a function that is available called <text:span text:style-name="T35">in_group</text:span><text:span text:style-name="T48">2</text:span><text:span text:style-name="T149"> (There is a deprecated version called </text:span><text:span text:style-name="T48">in_group</text:span><text:span text:style-name="T149"> – don't use that, </text:span><text:span text:style-name="T150">which is clunky and old</text:span><text:span text:style-name="T149">) which has syntax</text:span></text:p>
      <text:p text:style-name="Preformatted_20_Text">in_group2(group_names, groups.)</text:p>
      <text:p text:style-name="P50"/>
      <text:p text:style-name="Text_20_body"><text:span text:style-name="T149">where </text:span><text:span text:style-name="T48">group_names</text:span><text:span text:style-name="T66"> </text:span><text:s/><text:span text:style-name="T149">is a name (a string) or stem of them. <text:s/></text:span><text:span text:style-name="T66">groups. </text:span><text:span text:style-name="T149">is the groups from a claim source. Now the rub is that the structure of <text:s/></text:span><text:span text:style-name="T66">groups. </text:span><text:span text:style-name="T149">depends on the source. Some sources return just a flat list of names and some return a JSON structure that has to be parsed. <text:s/></text:span><text:span text:style-name="T48">in_groups2</text:span><text:span text:style-name="T66"> </text:span><text:span text:style-name="T149">handles these cases. The result is conformable with the left argument. So a typical invocation is</text:span></text:p>
      <text:p text:style-name="P52"><text:s text:c="3"/>in_group2('all_ncsa', claims.isMemberOf.)</text:p>
      <text:p text:style-name="P51">true</text:p>
      <text:p text:style-name="Text_20_body"/>
      <text:p text:style-name="Text_20_body"><text:span text:style-name="T149">which shows that the name </text:span><text:span text:style-name="T48">all_ncsa </text:span><text:span text:style-name="T149">is in the </text:span><text:span text:style-name="T48">claims.isMemberOf</text:span><text:span text:style-name="T66">. </text:span><text:span text:style-name="T174">Since t</text:span><text:span text:style-name="T149">he result is left conformable, if you wanted to check a list of names, you might do something like</text:span></text:p>
      <text:p text:style-name="Preformatted_20_Text"><text:soft-page-break/><text:s text:c="3"/><text:span text:style-name="T150">g. := claims.isMemberOf.; // Keep it readable here</text:span></text:p>
      <text:p text:style-name="P141"><text:s text:c="3"/><text:span text:style-name="T150">g_reject. := [</text:span><text:span text:style-name="T149">'disabled','banned','</text:span><text:span text:style-name="T174">d</text:span><text:span text:style-name="T149">eny_all','deny_web'];</text:span></text:p>
      <text:p text:style-name="Preformatted_20_Text"><text:s text:c="3"/><text:span text:style-name="T192">deny</text:span><text:span text:style-name="T150">. := </text:span><text:span text:style-name="T149">in_group2(</text:span><text:span text:style-name="T150">g_reject.</text:span><text:span text:style-name="T149">, </text:span><text:span text:style-name="T150">g.);</text:span></text:p>
      <text:p text:style-name="P174"><text:s text:c="3"/><text:span text:style-name="T192">deny</text:span><text:span text:style-name="T150">.;</text:span></text:p>
      <text:p text:style-name="P138">[false,false,false,true]</text:p>
      <text:p text:style-name="Standard"/>
      <text:p text:style-name="P142"><text:span text:style-name="T150">So the user is in the </text:span><text:span text:style-name="T48">deny_web</text:span><text:span text:style-name="T66"> </text:span><text:span text:style-name="T150">group. How to check if at least one of those is true? Use the </text:span><text:span text:style-name="T49">reduce</text:span><text:span text:style-name="T150"> function with <text:s/></text:span><text:span text:style-name="T67">|| </text:span>(logical or)<text:span text:style-name="T150">:</text:span></text:p>
      <text:p text:style-name="P139"/>
      <text:p text:style-name="P174"><text:s text:c="3"/>reduce(@||, <text:span text:style-name="T192">deny</text:span>.);</text:p>
      <text:p text:style-name="P138">true</text:p>
      <text:p text:style-name="Standard"/>
      <text:p text:style-name="P139">which is identical to evaluating</text:p>
      <text:p text:style-name="P139"/>
      <text:p text:style-name="P138"><text:s text:c="3"/>false || false || false || true</text:p>
      <text:p text:style-name="P138">true</text:p>
      <text:p text:style-name="Standard"/>
      <text:p text:style-name="P139">Since the reduce function just slaps <text:span text:style-name="T65">||</text:span> between all elements of the list. <text:span text:style-name="T192">A use might be</text:span></text:p>
      <text:p text:style-name="P140"><text:s text:c="3"/><text:span text:style-name="T192">if[</text:span>reduce(@||, <text:span text:style-name="T192">deny</text:span>.)<text:span text:style-name="T192">]</text:span></text:p>
      <text:p text:style-name="P140"><text:s/><text:span text:style-name="T192">then[flow_state.</text:span><text:span text:style-name="T149">'</text:span><text:span text:style-name="T192">accept_requests</text:span><text:span text:style-name="T149">'</text:span><text:span text:style-name="T192"> := false;</text:span></text:p>
      <text:p text:style-name="P140"><text:s text:c="6"/><text:span text:style-name="T192">return();</text:span></text:p>
      <text:p text:style-name="P140"><text:s text:c="5"/><text:span text:style-name="T192">];</text:span></text:p>
      <text:p text:style-name="P139"/>
      <text:p text:style-name="Standard"><text:span text:style-name="T192">In which the user is found to be in the <text:s/></text:span><text:span text:style-name="T48">deny_web </text:span><text:span text:style-name="T192">group so all further access is denied and the flow is stopped dead in its tracks.</text:span></text:p>
      <text:h text:style-name="Heading_20_2" text:outline-level="2"><text:bookmark-start text:name="__RefHeading___Toc653209_2272229002"/>A full example<text:bookmark-end text:name="__RefHeading___Toc653209_2272229002"/></text:h>
      <text:p text:style-name="P54">In this example, group memberships are checked and if a person is not in them, an error is raised.</text:p>
      <text:p text:style-name="P55">chk_group(rejects., groups.) -&gt; reduce(@||, in_group2(rejects., groups.));</text:p>
      <text:p text:style-name="P55"/>
      <text:p text:style-name="P160">if[<text:line-break/>  <text:span text:style-name="T22">chk_group(g_reject., z.)</text:span><text:line-break/>]then[</text:p>
      <text:p text:style-name="P155"><text:s text:c="2"/><text:span text:style-name="T172">raise_error('User not in group. Cannot determine scopes.',</text:span></text:p>
      <text:p text:style-name="P160"><text:span text:style-name="T172"><text:s text:c="2"/>oa4mp_error,</text:span><text:line-break/>  <text:span text:style-name="T172">{</text:span>'error_uri' :'https://phys.bsu.edu/users/register";<text:line-break/>  'error_type' : <text:span text:style-name="T149">'</text:span>access_denied<text:span text:style-name="T149">'</text:span>;<text:line-break/> <text:s text:c="3"/>  'status' : 404<text:span text:style-name="T172">}</text:span></text:p>
      <text:p text:style-name="P155"><text:span text:style-name="T172"><text:s text:c="2"/>);</text:span><text:line-break/>];</text:p>
      <text:p text:style-name="P139"/>
      <text:p text:style-name="P56">This defines a function, chk_group and uses that to craft an error. A message is returned along with the status and in this case, a uri is passed back so whatever handles this can redirect the user appropriately.</text:p>
      <text:p text:style-name="P56"/>
      <text:h text:style-name="Heading_20_3" text:outline-level="3"><text:bookmark-start text:name="__RefHeading___Toc33114_3045913216"/><text:span text:style-name="T193">Setting </text:span>Extended attributes <text:span text:style-name="T193">in the CLI</text:span><text:bookmark-end text:name="__RefHeading___Toc33114_3045913216"/></text:h>
      <text:p text:style-name="P13"><text:span text:style-name="T74">These are parameters sent to the server by the client in the initial request. First off, the client </text:span><text:span text:style-name="T76">must</text:span><text:span text:style-name="T90"> have the ability to process them turned on. This is in the extended attributes for the client, so in the CLI, set the client id, then issue</text:span></text:p>
      <text:p text:style-name="Preformatted_20_Text">update -key extended_attributes</text:p>
      <text:p text:style-name="P14"/>
      <text:p text:style-name="P14"><text:soft-page-break/>and when prompted enter</text:p>
      <text:p text:style-name="Preformatted_20_Text">{"oa4mp_attributes": {"extendedAttributesEnabled": true}}</text:p>
      <text:p text:style-name="P14"/>
      <text:p text:style-name="P21"/>
      <text:p text:style-name="P58"/>
      <text:p text:style-name="P4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Ubuntu Mono"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style:contextual-spacing="false" fo:line-height="115%" fo:background-color="transparen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0000ff"/>
      <style:paragraph-properties fo:margin-top="0in" fo:margin-bottom="0in" style:contextual-spacing="false" fo:background-color="#0000ff"/>
      <style:text-properties fo:color="#ffff00" loext:opacity="1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01T13:44:17.676467709</meta:creation-date>
    <dc:date>2025-09-11T14:54:41.336554046</dc:date>
    <meta:editing-duration>P157DT4H15M16S</meta:editing-duration>
    <meta:editing-cycles>132</meta:editing-cycles>
    <meta:generator>LibreOffice/24.2.7.2$Linux_X86_64 LibreOffice_project/420$Build-2</meta:generator>
    <meta:document-statistic meta:table-count="6" meta:image-count="0" meta:object-count="0" meta:page-count="18" meta:paragraph-count="524" meta:word-count="5327" meta:character-count="33730" meta:non-whitespace-character-count="27858"/>
  </office:meta>
</office:document-meta>
</file>